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1.1874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2.114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7862in"/>
    </style:style>
    <style:style style:name="co12" style:family="table-column">
      <style:table-column-properties fo:break-before="auto" style:column-width="6.1835in"/>
    </style:style>
    <style:style style:name="co13" style:family="table-column">
      <style:table-column-properties fo:break-before="auto" style:column-width="1.9154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1.5402in"/>
    </style:style>
    <style:style style:name="co16" style:family="table-column">
      <style:table-column-properties fo:break-before="auto" style:column-width="1.6165in"/>
    </style:style>
    <style:style style:name="co17" style:family="table-column">
      <style:table-column-properties fo:break-before="auto" style:column-width="1.6492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1.0161in"/>
    </style:style>
    <style:style style:name="co21" style:family="table-column">
      <style:table-column-properties fo:break-before="auto" style:column-width="1.1299in"/>
    </style:style>
    <style:style style:name="co22" style:family="table-column">
      <style:table-column-properties fo:break-before="auto" style:column-width="0.8736in"/>
    </style:style>
    <style:style style:name="co23" style:family="table-column">
      <style:table-column-properties fo:break-before="auto" style:column-width="1.5291in"/>
    </style:style>
    <style:style style:name="co24" style:family="table-column">
      <style:table-column-properties fo:break-before="auto" style:column-width="1.628in"/>
    </style:style>
    <style:style style:name="co25" style:family="table-column">
      <style:table-column-properties fo:break-before="auto" style:column-width="0.7209in"/>
    </style:style>
    <style:style style:name="co26" style:family="table-column">
      <style:table-column-properties fo:break-before="auto" style:column-width="1.6602in"/>
    </style:style>
    <style:style style:name="co27" style:family="table-column">
      <style:table-column-properties fo:break-before="auto" style:column-width="1.6055in"/>
    </style:style>
    <style:style style:name="co28" style:family="table-column">
      <style:table-column-properties fo:break-before="auto" style:column-width="1.5728in"/>
    </style:style>
    <style:style style:name="co29" style:family="table-column">
      <style:table-column-properties fo:break-before="auto" style:column-width="0.7646in"/>
    </style:style>
    <style:style style:name="co30" style:family="table-column">
      <style:table-column-properties fo:break-before="auto" style:column-width="0.8083in"/>
    </style:style>
    <style:style style:name="co31" style:family="table-column">
      <style:table-column-properties fo:break-before="auto" style:column-width="1.6819in"/>
    </style:style>
    <style:style style:name="co32" style:family="table-column">
      <style:table-column-properties fo:break-before="auto" style:column-width="1.7146in"/>
    </style:style>
    <style:style style:name="co33" style:family="table-column">
      <style:table-column-properties fo:break-before="auto" style:column-width="1.7256in"/>
    </style:style>
    <style:style style:name="co34" style:family="table-column">
      <style:table-column-properties fo:break-before="auto" style:column-width="1.7583in"/>
    </style:style>
    <style:style style:name="co35" style:family="table-column">
      <style:table-column-properties fo:break-before="auto" style:column-width="1.4201in"/>
    </style:style>
    <style:style style:name="co36" style:family="table-column">
      <style:table-column-properties fo:break-before="auto" style:column-width="1.9984in"/>
    </style:style>
    <style:style style:name="co37" style:family="table-column">
      <style:table-column-properties fo:break-before="auto" style:column-width="2.3264in"/>
    </style:style>
    <style:style style:name="co38" style:family="table-column">
      <style:table-column-properties fo:break-before="auto" style:column-width="2.2835in"/>
    </style:style>
    <style:style style:name="co39" style:family="table-column">
      <style:table-column-properties fo:break-before="auto" style:column-width="1.5839in"/>
    </style:style>
    <style:style style:name="co40" style:family="table-column">
      <style:table-column-properties fo:break-before="auto" style:column-width="2.0835in"/>
    </style:style>
    <style:style style:name="co41" style:family="table-column">
      <style:table-column-properties fo:break-before="auto" style:column-width="1.289in"/>
    </style:style>
    <style:style style:name="co42" style:family="table-column">
      <style:table-column-properties fo:break-before="auto" style:column-width="2.6437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3126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945in" fo:break-before="auto" style:use-optimal-row-height="true"/>
    </style:style>
    <style:style style:name="ro6" style:family="table-row">
      <style:table-row-properties style:row-height="1.0154in" fo:break-before="auto" style:use-optimal-row-height="true"/>
    </style:style>
    <style:style style:name="ro7" style:family="table-row">
      <style:table-row-properties style:row-height="0.302in" fo:break-before="auto" style:use-optimal-row-height="fals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6736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9535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1091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7307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1.2846in" fo:break-before="auto" style:use-optimal-row-height="tru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5075in" fo:break-before="auto" style:use-optimal-row-height="false"/>
    </style:style>
    <style:style style:name="ro29" style:family="table-row">
      <style:table-row-properties style:row-height="0.5492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4346in" fo:break-before="auto" style:use-optimal-row-height="false"/>
    </style:style>
    <style:style style:name="ro32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9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ackground-color="#ffffff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63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1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cell-protect="hidden-and-protected" style:print-content="true"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style:cell-protect="protected" style:print-content="tru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3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#cccccc"/>
      <style:text-properties fo:color="#0000ff"/>
    </style:style>
    <style:style style:name="ce44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6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6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start"/>
      <style:text-properties style:use-window-font-color="true" fo:font-weight="normal" style:font-weight-asian="normal" style:font-weight-complex="normal"/>
    </style:style>
    <style:style style:name="ce6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start"/>
      <style:text-properties style:use-window-font-color="true"/>
    </style:style>
    <style:style style:name="ce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ext-properties fo:font-weight="normal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8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9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9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9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10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1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1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2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12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/>
    </style:style>
    <style:style style:name="ce1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size-asian="10pt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-asian="Arial" style:font-name-complex="Tahoma"/>
    </style:style>
    <style:style style:name="ce13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/>
    </style:style>
    <style:style style:name="ce13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46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bold" style:font-name-asian="Arial" style:font-weight-asian="normal" style:font-name-complex="Tahoma2" style:font-weight-complex="normal"/>
    </style:style>
    <style:style style:name="ce14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normal" style:font-name-asian="Arial" style:font-weight-asian="normal" style:font-name-complex="Tahoma2" style:font-weight-complex="normal"/>
    </style:style>
    <style:style style:name="ce15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name-complex="Tahoma2" style:font-weight-complex="bold"/>
    </style:style>
    <style:style style:name="ce1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name-complex="Tahoma2" style:font-weight-complex="normal"/>
    </style:style>
    <style:style style:name="ce15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5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/>
    </style:style>
    <style:style style:name="ce15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55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56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5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1" fo:font-size="10pt" style:font-name-asian="ＭＳ Ｐゴシック" style:font-size-asian="11pt" style:font-name-complex="Arial1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-asian="Arial" style:font-name-complex="Tahoma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6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7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8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9" style:family="text">
      <style:text-properties style:font-name="Arial" fo:font-size="10pt" style:font-size-asian="12pt" style:font-size-complex="6.80000019073486pt"/>
    </style:style>
    <style:style style:name="T10" style:family="text">
      <style:text-properties style:font-size-asian="12pt" style:font-size-complex="6.80000019073486pt"/>
    </style:style>
    <style:style style:name="T11" style:family="text">
      <style:text-properties style:font-name="Arial" fo:font-size="10pt" fo:font-weight="normal"/>
    </style:style>
    <style:style style:name="T12" style:family="text">
      <style:text-properties style:font-name="Arial" fo:font-size="10pt" fo:font-weight="normal" style:font-size-asian="12pt" style:font-size-complex="6.80000019073486pt"/>
    </style:style>
    <style:style style:name="T13" style:family="text">
      <style:text-properties fo:font-size="10pt" style:font-size-asian="12pt" style:font-size-complex="6.80000019073486pt"/>
    </style:style>
    <style:style style:name="T14" style:family="text">
      <style:text-properties fo:font-size="12pt" style:font-size-asian="12pt" style:font-size-complex="6.80000019073486pt"/>
    </style:style>
    <style:style style:name="T15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23"/>
        <table:table-column table:style-name="co4" table:default-cell-style-name="ce28"/>
        <table:table-column table:style-name="co5" table:default-cell-style-name="ce6"/>
        <table:table-column table:style-name="co6" table:default-cell-style-name="ce2"/>
        <table:table-column table:style-name="co7" table:default-cell-style-name="ce35"/>
        <table:table-column table:style-name="co8" table:default-cell-style-name="ce3"/>
        <table:table-column table:style-name="co9" table:default-cell-style-name="ce6"/>
        <table:table-row table:style-name="ro1">
          <table:table-cell table:style-name="ce1">
            <draw:frame table:end-cell-address="Cover.C5" table:end-x="0.1567in" table:end-y="0.1012in" draw:z-index="0" draw:name="Graphics 1" draw:style-name="gr1" draw:text-style-name="P1" svg:width="2.426in" svg:height="0.9748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3">
          <table:table-cell table:style-name="ce1"/>
          <table:table-cell table:style-name="ce8" office:value-type="string">
            <text:p>DMS_Admin TEST CASES</text:p>
          </table:table-cell>
          <table:table-cell table:style-name="ce2" table:number-columns-repeated="3"/>
          <table:table-cell/>
          <table:table-cell table:style-name="ce2"/>
          <table:table-cell table:number-columns-repeated="249"/>
        </table:table-row>
        <table:table-row table:style-name="ro2">
          <table:table-cell table:style-name="ce1"/>
          <table:table-cell table:style-name="ce9" office:value-type="string">
            <text:p>Version:</text:p>
          </table:table-cell>
          <table:table-cell table:style-name="ce16" office:value-type="float" office:value="2.3">
            <text:p>2.3</text:p>
          </table:table-cell>
          <table:table-cell table:style-name="ce1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Issue date:</text:p>
          </table:table-cell>
          <table:table-cell table:style-name="ce17" office:value-type="date" office:date-value="2011-12-26">
            <text:p>26-Dec-11</text:p>
          </table:table-cell>
          <table:table-cell table:style-name="ce24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Project Name:</text:p>
          </table:table-cell>
          <table:table-cell table:style-name="ce18" office:value-type="string">
            <text:p>Enterprise Content Management System</text:p>
          </table:table-cell>
          <table:table-cell table:style-name="ce25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Project Code:</text:p>
          </table:table-cell>
          <table:table-cell table:style-name="ce18" office:value-type="string">
            <text:p>ECMS</text:p>
          </table:table-cell>
          <table:table-cell table:style-name="ce25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Module:</text:p>
          </table:table-cell>
          <table:table-cell table:style-name="ce18" office:value-type="string">
            <text:p>ECMS Administration</text:p>
          </table:table-cell>
          <table:table-cell table:style-name="ce25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Total Cases:</text:p>
          </table:table-cell>
          <table:table-cell table:style-name="ce19" table:formula="of:=SUM([Manage_Tags.C4:Manage_Locks.C4])" office:value-type="float" office:value="201">
            <text:p>201</text:p>
          </table:table-cell>
          <table:table-cell table:style-name="ce25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 office:value-type="string">
            <text:p>Test Status</text:p>
          </table:table-cell>
          <table:table-cell table:style-name="ce20" office:value-type="string">
            <text:p>Passed</text:p>
          </table:table-cell>
          <table:table-cell table:style-name="ce26" office:value-type="string">
            <text:p><text:s/>Test is OK</text:p>
          </table:table-cell>
          <table:table-cell table:style-name="ce21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/>
          <table:table-cell table:style-name="ce20" office:value-type="string">
            <text:p>Blocked</text:p>
          </table:table-cell>
          <table:table-cell table:style-name="ce26" office:value-type="string">
            <text:p>Could not run the test (another bug is blocking)</text:p>
          </table:table-cell>
          <table:table-cell table:style-name="ce21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/>
          <table:table-cell table:style-name="ce20" office:value-type="string">
            <text:p>Failed</text:p>
          </table:table-cell>
          <table:table-cell table:style-name="ce27" office:value-type="string">
            <text:p>Test failed, a bug is entered on it (please add the bug ID)</text:p>
          </table:table-cell>
          <table:table-cell table:style-name="ce21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/>
          <table:table-cell table:style-name="ce20" office:value-type="string">
            <text:p>N/A</text:p>
          </table:table-cell>
          <table:table-cell table:style-name="ce27" office:value-type="string">
            <text:p>Test is not possible to run on this version </text:p>
          </table:table-cell>
          <table:table-cell table:style-name="ce21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/>
          <table:table-cell table:style-name="ce21" table:number-columns-repeated="3"/>
          <table:table-cell/>
          <table:table-cell table:style-name="ce2"/>
          <table:table-cell table:number-columns-repeated="249"/>
        </table:table-row>
        <table:table-row table:style-name="ro2">
          <table:table-cell table:style-name="ce3"/>
          <table:table-cell table:style-name="ce11" office:value-type="string">
            <text:p>Record of change:</text:p>
          </table:table-cell>
          <table:table-cell table:style-name="ce3" table:number-columns-repeated="5"/>
          <table:table-cell table:number-columns-repeated="249"/>
        </table:table-row>
        <table:table-row table:style-name="ro4">
          <table:table-cell table:style-name="ce4"/>
          <table:table-cell table:style-name="ce12" office:value-type="string">
            <text:p>Effective Date</text:p>
          </table:table-cell>
          <table:table-cell table:style-name="ce22" office:value-type="string">
            <text:p>Version</text:p>
          </table:table-cell>
          <table:table-cell table:style-name="ce22" office:value-type="string">
            <text:p>Change location</text:p>
          </table:table-cell>
          <table:table-cell table:style-name="ce22" office:value-type="string">
            <text:p>Change description</text:p>
          </table:table-cell>
          <table:table-cell table:style-name="ce22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8" office:value-type="string">
            <text:p>Reference</text:p>
          </table:table-cell>
          <table:table-cell table:style-name="ce4" table:number-columns-repeated="248"/>
        </table:table-row>
        <table:table-row table:style-name="ro5">
          <table:table-cell table:style-name="ce4"/>
          <table:table-cell table:style-name="ce13" office:value-type="float" office:value="39741">
            <text:p>20-Oct-08</text:p>
          </table:table-cell>
          <table:table-cell office:value-type="string">
            <text:p>1.0</text:p>
          </table:table-cell>
          <table:table-cell/>
          <table:table-cell table:style-name="ce30" office:value-type="string">
            <text:p>Update test case based on ECM 2.1</text:p>
          </table:table-cell>
          <table:table-cell table:style-name="ce35" office:value-type="string">
            <text:p>Hanh.Ly</text:p>
          </table:table-cell>
          <table:table-cell/>
          <table:table-cell table:style-name="ce39"/>
          <table:table-cell table:style-name="ce4" table:number-columns-repeated="248"/>
        </table:table-row>
        <table:table-row table:style-name="ro6">
          <table:table-cell table:style-name="ce4"/>
          <table:table-cell table:style-name="ce14" office:value-type="float" office:value="39744">
            <text:p>23-Oct-08</text:p>
          </table:table-cell>
          <table:table-cell office:value-type="string">
            <text:p>1.1</text:p>
          </table:table-cell>
          <table:table-cell/>
          <table:table-cell table:style-name="ce31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35" office:value-type="string">
            <text:p>Hanh.Ly</text:p>
          </table:table-cell>
          <table:table-cell/>
          <table:table-cell table:style-name="ce39"/>
          <table:table-cell table:style-name="ce4" table:number-columns-repeated="248"/>
        </table:table-row>
        <table:table-row table:style-name="ro7">
          <table:table-cell table:style-name="ce5"/>
          <table:table-cell table:style-name="ce14" office:value-type="float" office:value="39799">
            <text:p>17-Dec-08</text:p>
          </table:table-cell>
          <table:table-cell office:value-type="string">
            <text:p>1.2</text:p>
          </table:table-cell>
          <table:table-cell/>
          <table:table-cell table:style-name="ce31" office:value-type="string">
            <text:p>Update test case based on ECM 2.2</text:p>
          </table:table-cell>
          <table:table-cell table:style-name="ce35" office:value-type="string">
            <text:p>Hanh.Ly</text:p>
          </table:table-cell>
          <table:table-cell/>
          <table:table-cell table:style-name="ce40"/>
          <table:table-cell table:style-name="ce5" table:number-columns-repeated="248"/>
        </table:table-row>
        <table:table-row table:style-name="ro4">
          <table:table-cell table:style-name="ce5"/>
          <table:table-cell table:style-name="ce14" office:value-type="float" office:value="39854">
            <text:p>10-Feb-09</text:p>
          </table:table-cell>
          <table:table-cell office:value-type="string">
            <text:p>1.3</text:p>
          </table:table-cell>
          <table:table-cell/>
          <table:table-cell table:style-name="ce31" office:value-type="string">
            <text:p>Update test case: Manage node type, Add permission for category</text:p>
          </table:table-cell>
          <table:table-cell table:style-name="ce35"/>
          <table:table-cell/>
          <table:table-cell table:style-name="ce40"/>
          <table:table-cell table:style-name="ce5" table:number-columns-repeated="248"/>
        </table:table-row>
        <table:table-row table:style-name="ro4">
          <table:table-cell table:style-name="ce5"/>
          <table:table-cell table:style-name="ce14" office:value-type="float" office:value="39931">
            <text:p>28-Apr-09</text:p>
          </table:table-cell>
          <table:table-cell office:value-type="string">
            <text:p>1.4</text:p>
          </table:table-cell>
          <table:table-cell/>
          <table:table-cell table:style-name="ce31" office:value-type="string">
            <text:p>Add new function: Manage Taxonomy Tree (ADM_15)</text:p>
          </table:table-cell>
          <table:table-cell table:style-name="ce35" office:value-type="string">
            <text:p>Hanh.Ly</text:p>
          </table:table-cell>
          <table:table-cell/>
          <table:table-cell table:style-name="ce40"/>
          <table:table-cell table:style-name="ce5" table:number-columns-repeated="248"/>
        </table:table-row>
        <table:table-row table:style-name="ro8">
          <table:table-cell/>
          <table:table-cell table:style-name="ce14" office:value-type="float" office:value="39945">
            <text:p>12-May-09</text:p>
          </table:table-cell>
          <table:table-cell office:value-type="string">
            <text:p>1.5</text:p>
          </table:table-cell>
          <table:table-cell/>
          <table:table-cell table:style-name="ce31" office:value-type="string">
            <text:p>- Add Affect column to comment when one case is not in used at current version with N/A</text:p>
          </table:table-cell>
          <table:table-cell table:style-name="ce35" office:value-type="string">
            <text:p>minh.nguyen</text:p>
          </table:table-cell>
          <table:table-cell/>
          <table:table-cell table:style-name="ce35"/>
          <table:table-cell table:number-columns-repeated="248"/>
        </table:table-row>
        <table:table-row table:style-name="ro8">
          <table:table-cell/>
          <table:table-cell table:style-name="ce14" office:value-type="float" office:value="39973">
            <text:p>9-Jun-09</text:p>
          </table:table-cell>
          <table:table-cell office:value-type="string">
            <text:p>1.6</text:p>
          </table:table-cell>
          <table:table-cell/>
          <table:table-cell table:style-name="ce31" office:value-type="string">
            <text:p>- ADM_05: N/A</text:p>
            <text:p>- Add cases ADM_15_05_01 -&gt;ADM_15_05_05</text:p>
          </table:table-cell>
          <table:table-cell table:style-name="ce35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4" office:value-type="float" office:value="40137">
            <text:p>20-Nov-09</text:p>
          </table:table-cell>
          <table:table-cell office:value-type="string">
            <text:p>1.7</text:p>
          </table:table-cell>
          <table:table-cell/>
          <table:table-cell table:style-name="ce31" office:value-type="string">
            <text:p>Add ADM_16</text:p>
          </table:table-cell>
          <table:table-cell table:style-name="ce35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4" office:value-type="float" office:value="40165">
            <text:p>18-Dec-09</text:p>
          </table:table-cell>
          <table:table-cell office:value-type="string">
            <text:p>1.8</text:p>
          </table:table-cell>
          <table:table-cell/>
          <table:table-cell table:style-name="ce31" office:value-type="string">
            <text:p>Add ADM_17</text:p>
          </table:table-cell>
          <table:table-cell table:style-name="ce35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4" office:value-type="float" office:value="40178">
            <text:p>31-Dec-09</text:p>
          </table:table-cell>
          <table:table-cell office:value-type="string">
            <text:p>1.9</text:p>
          </table:table-cell>
          <table:table-cell/>
          <table:table-cell table:style-name="ce31" office:value-type="string">
            <text:p>ADM_11_05: Lookup Node Type</text:p>
          </table:table-cell>
          <table:table-cell table:style-name="ce35" office:value-type="string">
            <text:p>dung.nguyenthi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5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29"/>
          <table:table-cell table:style-name="ce32" office:value-type="string">
            <text:p>Update Priority for test case</text:p>
          </table:table-cell>
          <table:table-cell table:style-name="ce34" office:value-type="string">
            <text:p>Dung.nguyenthi</text:p>
          </table:table-cell>
          <table:table-cell/>
          <table:table-cell table:style-name="ce35"/>
          <table:table-cell table:number-columns-repeated="248"/>
        </table:table-row>
        <table:table-row table:style-name="ro9">
          <table:table-cell/>
          <table:table-cell table:style-name="ce15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29"/>
          <table:table-cell table:style-name="ce33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34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5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29"/>
          <table:table-cell table:style-name="ce34" office:value-type="string">
            <text:p>Update Related function </text:p>
          </table:table-cell>
          <table:table-cell table:style-name="ce34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4">
          <table:table-cell/>
          <table:table-cell table:style-name="ce15" office:value-type="date" office:date-value="2011-12-26">
            <text:p>26-Dec-11</text:p>
          </table:table-cell>
          <table:table-cell office:value-type="string">
            <text:p>2.3</text:p>
          </table:table-cell>
          <table:table-cell table:style-name="ce23"/>
          <table:table-cell table:style-name="ce30" office:value-type="string">
            <text:p>Update test case based on ECM 2.3.x</text:p>
          </table:table-cell>
          <table:table-cell table:style-name="ce36" office:value-type="string">
            <text:p>Ha.Khuat</text:p>
          </table:table-cell>
          <table:table-cell table:style-name="ce36" table:number-columns-repeated="2"/>
          <table:table-cell table:number-columns-repeated="248"/>
        </table:table-row>
        <table:table-row table:style-name="ro5">
          <table:table-cell/>
          <table:table-cell table:style-name="ce15" office:value-type="date" office:date-value="2012-05-31">
            <text:p>31-May-12</text:p>
          </table:table-cell>
          <table:table-cell office:value-type="string">
            <text:p>2.3</text:p>
          </table:table-cell>
          <table:table-cell table:style-name="ce23"/>
          <table:table-cell table:style-name="ce30" office:value-type="string">
            <text:p>Update statistics in checklist sheet</text:p>
          </table:table-cell>
          <table:table-cell table:style-name="ce36" office:value-type="string">
            <text:p>Hai.Nguyen</text:p>
          </table:table-cell>
          <table:table-cell table:style-name="ce6" table:number-columns-repeated="2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5"/>
        <table:table-column table:style-name="co12" table:default-cell-style-name="ce54"/>
        <table:table-column table:style-name="co10" table:default-cell-style-name="ce60"/>
        <table:table-column table:style-name="co10" table:default-cell-style-name="ce47"/>
        <table:table-column table:style-name="co13" table:default-cell-style-name="ce45"/>
        <table:table-column table:style-name="co10" table:default-cell-style-name="ce47"/>
        <table:table-row table:style-name="ro10">
          <table:table-cell table:style-name="ce41" office:value-type="string" table:number-columns-spanned="6" table:number-rows-spanned="1">
            <text:p>DMS Admin Check List</text:p>
            <text:p>Based on Product built version</text:p>
          </table:table-cell>
          <table:covered-table-cell table:style-name="ce42"/>
          <table:covered-table-cell table:style-name="ce59"/>
          <table:covered-table-cell table:style-name="ce42"/>
          <table:covered-table-cell table:style-name="ce47"/>
          <table:covered-table-cell/>
          <table:table-cell table:style-name="ce62"/>
          <table:table-cell table:number-columns-repeated="248"/>
        </table:table-row>
        <table:table-row table:style-name="ro11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table-cell table:style-name="ce4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3" office:value-type="string" table:number-columns-spanned="2" table:number-rows-spanned="1">
            <text:p>Table of record</text:p>
          </table:table-cell>
          <table:covered-table-cell table:style-name="ce62"/>
          <table:table-cell table:style-name="ce62" office:value-type="string">
            <text:p>Done</text:p>
          </table:table-cell>
          <table:table-cell table:style-name="Default" table:number-columns-repeated="248"/>
        </table:table-row>
        <table:table-row table:style-name="ro12">
          <table:table-cell table:style-name="ce43" office:value-type="string" table:number-columns-spanned="2" table:number-rows-spanned="1">
            <text:p>Manage Tags</text:p>
          </table:table-cell>
          <table:covered-table-cell table:style-name="ce48"/>
          <table:table-cell table:style-name="ce48"/>
          <table:table-cell/>
          <table:table-cell table:style-name="ce64" office:value-type="string">
            <text:p>Total of High</text:p>
          </table:table-cell>
          <table:table-cell table:style-name="ce67" table:formula="of:=SUMPRODUCT(([.C4:.C532]=&quot;High&quot;))" office:value-type="float" office:value="58">
            <text:p>58</text:p>
          </table:table-cell>
          <table:table-cell table:style-name="ce64" table:formula="of:=SUMPRODUCT(([.C4:.C532]=&quot;High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table:style-name="ce44" office:value-type="string">
            <text:p>FNC_ECMS_ADM_TAG_01.001</text:p>
          </table:table-cell>
          <table:table-cell table:style-name="ce49" office:value-type="string">
            <text:p>Test Edit Tags Function when input valid data </text:p>
          </table:table-cell>
          <table:table-cell office:value-type="string">
            <text:p>Medium</text:p>
          </table:table-cell>
          <table:table-cell/>
          <table:table-cell table:style-name="ce64" office:value-type="string">
            <text:p>Total of Medium</text:p>
          </table:table-cell>
          <table:table-cell table:style-name="ce64" table:formula="of:=SUMPRODUCT(([.C4:.C532]=&quot;Medium&quot;))" office:value-type="float" office:value="87">
            <text:p>87</text:p>
          </table:table-cell>
          <table:table-cell table:style-name="ce64" table:formula="of:=SUMPRODUCT(([.C4:.C532]=&quot;Medium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ADM_TAG_01.002</text:p>
          </table:table-cell>
          <table:table-cell table:style-name="ce49" office:value-type="string">
            <text:p>Test Edit Tags Function when format of 'document range' field is not a..b or a..* with a,b is positive integer</text:p>
          </table:table-cell>
          <table:table-cell office:value-type="string">
            <text:p>Medium</text:p>
          </table:table-cell>
          <table:table-cell/>
          <table:table-cell table:style-name="ce64" office:value-type="string">
            <text:p>Total of Low</text:p>
          </table:table-cell>
          <table:table-cell table:style-name="ce67" table:formula="of:=SUMPRODUCT(([.C4:.C532]=&quot;Low&quot;))" office:value-type="float" office:value="56">
            <text:p>56</text:p>
          </table:table-cell>
          <table:table-cell table:style-name="ce64" table:formula="of:=SUMPRODUCT(([.C4:.C532]=&quot;Low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ADM_TAG_01.003</text:p>
          </table:table-cell>
          <table:table-cell table:style-name="ce49" office:value-type="string">
            <text:p>Test Edit Tags Function when 'document range' field is blank</text:p>
          </table:table-cell>
          <table:table-cell office:value-type="string">
            <text:p>Medium</text:p>
          </table:table-cell>
          <table:table-cell/>
          <table:table-cell table:style-name="ce65" office:value-type="string">
            <text:p>Total</text:p>
          </table:table-cell>
          <table:table-cell table:style-name="ce68" table:formula="of:=SUM([.F3:.F5])" office:value-type="float" office:value="201">
            <text:p>201</text:p>
          </table:table-cell>
          <table:table-cell table:style-name="ce68" table:formula="of:=SUM([.G3:.G5])" office:value-type="float" office:value="0">
            <text:p>0</text:p>
          </table:table-cell>
          <table:table-cell table:number-columns-repeated="248"/>
        </table:table-row>
        <table:table-row table:style-name="ro13">
          <table:table-cell office:value-type="string">
            <text:p>FNC_ECMS_ADM_TAG_01.004</text:p>
          </table:table-cell>
          <table:table-cell table:style-name="ce49" office:value-type="string">
            <text:p>Test Edit Tags Function when 'Html style' is bank.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5</text:p>
          </table:table-cell>
          <table:table-cell table:style-name="ce49" office:value-type="string">
            <text:p>Check the displaying of tag after add tag for document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6</text:p>
          </table:table-cell>
          <table:table-cell table:style-name="ce49" office:value-type="string">
            <text:p>Check the displaying of tag after edit its properties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AG_02.001</text:p>
          </table:table-cell>
          <table:table-cell table:style-name="ce50" office:value-type="string">
            <text:p>Add group to edit public tag</text:p>
          </table:table-cell>
          <table:table-cell office:value-type="string">
            <text:p>Medium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G_02.002</text:p>
          </table:table-cell>
          <table:table-cell table:style-name="ce50" office:value-type="string">
            <text:p>Add group when membership field is blank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3</text:p>
          </table:table-cell>
          <table:table-cell table:style-name="ce50" office:value-type="string">
            <text:p>Add group is the same with existing group in the table's list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4</text:p>
          </table:table-cell>
          <table:table-cell table:style-name="ce50" office:value-type="string">
            <text:p>Delete group when click OK on confirm message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5</text:p>
          </table:table-cell>
          <table:table-cell table:style-name="ce50" office:value-type="string">
            <text:p>Delete group when cancel confirm message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6</text:p>
          </table:table-cell>
          <table:table-cell table:style-name="ce50" office:value-type="string">
            <text:p>Check right of group in Content Explorer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2">
          <table:table-cell table:style-name="ce43" office:value-type="string" table:number-columns-spanned="2" table:number-rows-spanned="1">
            <text:p><text:s/>Manage Category Tre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4" office:value-type="string">
            <text:p>FNC_ECMS_ADM_TAX_01.001</text:p>
          </table:table-cell>
          <table:table-cell table:style-name="ce51" office:value-type="string">
            <text:p>Add new Taxonomy Tree when put valid data in all <text:s/>fields</text:p>
          </table:table-cell>
          <table:table-cell table:style-name="ce61" office:value-type="string">
            <text:p>High</text:p>
          </table:table-cell>
          <table:table-cell/>
          <table:table-cell table:style-name="ce47"/>
          <table:table-cell table:number-columns-repeated="250"/>
        </table:table-row>
        <table:table-row table:style-name="ro13">
          <table:table-cell office:value-type="string">
            <text:p>FNC_ECMS_ADM_TAX_01.002</text:p>
          </table:table-cell>
          <table:table-cell table:style-name="ce51" office:value-type="string">
            <text:p>Add new Category Tree when “Name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1.003</text:p>
          </table:table-cell>
          <table:table-cell table:style-name="ce49" office:value-type="string">
            <text:p>Add Category when name field contain special characters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4</text:p>
          </table:table-cell>
          <table:table-cell table:style-name="ce49" office:value-type="string">
            <text:p>Add new Category has the same name with existing Category 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5</text:p>
          </table:table-cell>
          <table:table-cell table:style-name="ce51" office:value-type="string">
            <text:p>Add Category when “Home path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6</text:p>
          </table:table-cell>
          <table:table-cell table:style-name="ce51" office:value-type="string">
            <text:p>Add Category when “Permission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7</text:p>
          </table:table-cell>
          <table:table-cell table:style-name="ce51" office:value-type="string">
            <text:p>Add new Category when the action's name of Category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8</text:p>
          </table:table-cell>
          <table:table-cell table:style-name="ce51" office:value-type="string">
            <text:p>Add new Category when the action's name of Category contain special characters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9</text:p>
          </table:table-cell>
          <table:table-cell table:style-name="ce51" office:value-type="string">
            <text:p>Add action for Category when do not select the target node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0</text:p>
          </table:table-cell>
          <table:table-cell table:style-name="ce51" office:value-type="string">
            <text:p>Add action for Category when do not select Lifecycle field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1</text:p>
          </table:table-cell>
          <table:table-cell table:style-name="ce51" office:value-type="string">
            <text:p>Edit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2</text:p>
          </table:table-cell>
          <table:table-cell table:style-name="ce51" office:value-type="string">
            <text:p>Delete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2.001</text:p>
          </table:table-cell>
          <table:table-cell table:style-name="ce49" office:value-type="string">
            <text:p>Check the displaying of Category in Content Explorer/ System drive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2.002</text:p>
          </table:table-cell>
          <table:table-cell table:style-name="ce52" office:value-type="string">
            <text:p>Check the displaying of Category when add category for node (document/uploaded file)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3</text:p>
          </table:table-cell>
          <table:table-cell table:style-name="ce52" office:value-type="string">
            <text:p>Check the displaying of Category tree when user does not have permission to view when add category for node (document/uploaded file) 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4</text:p>
          </table:table-cell>
          <table:table-cell table:style-name="ce52" office:value-type="string">
            <text:p>Check the displaying of Category in Content Explorer while creating document or uploading fil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5</text:p>
          </table:table-cell>
          <table:table-cell table:style-name="ce52" office:value-type="string">
            <text:p>Check the displaying of Category when do advanced search using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6</text:p>
          </table:table-cell>
          <table:table-cell table:style-name="ce52" office:value-type="string">
            <text:p>Check the displaying of Category when do advanced search using category in case user does not have permission to view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7</text:p>
          </table:table-cell>
          <table:table-cell table:style-name="ce52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3.001</text:p>
          </table:table-cell>
          <table:table-cell table:style-name="ce52" office:value-type="string">
            <text:p>Add category in Category tree when put valid data into name field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6"/>
          <table:table-cell table:number-columns-repeated="250"/>
        </table:table-row>
        <table:table-row table:style-name="ro13">
          <table:table-cell office:value-type="string">
            <text:p>FNC_ECMS_ADM_TAX_03.002</text:p>
          </table:table-cell>
          <table:table-cell table:style-name="ce49" office:value-type="string">
            <text:p>Add Category when name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3</text:p>
          </table:table-cell>
          <table:table-cell table:style-name="ce49" office:value-type="string">
            <text:p>Add Category when name field contain special character `~# $ % &amp; * {}\/= | &lt; &gt; <text:s text:c="2"/>. <text:s/>? ; ' "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4</text:p>
          </table:table-cell>
          <table:table-cell table:style-name="ce49" office:value-type="string">
            <text:p>Add new Category has the same name,level with <text:s/>existing Category in one node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5</text:p>
          </table:table-cell>
          <table:table-cell table:style-name="ce49" office:value-type="string">
            <text:p>Check max length of name field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6</text:p>
          </table:table-cell>
          <table:table-cell table:style-name="ce49" office:value-type="string">
            <text:p>Add permission for Category to user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6"/>
          <table:table-cell table:number-columns-repeated="250"/>
        </table:table-row>
        <table:table-row table:style-name="ro13">
          <table:table-cell office:value-type="string">
            <text:p>FNC_ECMS_ADM_TAX_03.007</text:p>
          </table:table-cell>
          <table:table-cell table:style-name="ce49" office:value-type="string">
            <text:p>Add permission for Category to group (1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8</text:p>
          </table:table-cell>
          <table:table-cell table:style-name="ce53" office:value-type="string">
            <text:p>Add permission for Category to group (2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53"/>
          <table:table-cell table:number-columns-repeated="250"/>
        </table:table-row>
        <table:table-row table:style-name="ro13">
          <table:table-cell office:value-type="string">
            <text:p>FNC_ECMS_ADM_TAX_03.009</text:p>
          </table:table-cell>
          <table:table-cell table:style-name="ce49" office:value-type="string">
            <text:p>Add permission for Category to everybod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0</text:p>
          </table:table-cell>
          <table:table-cell table:style-name="ce49" office:value-type="string">
            <text:p>Edit permission of user/group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1</text:p>
          </table:table-cell>
          <table:table-cell table:style-name="ce49" office:value-type="string">
            <text:p>Edit permission of system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2</text:p>
          </table:table-cell>
          <table:table-cell table:style-name="ce49" office:value-type="string">
            <text:p>Delete permission of user/group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3</text:p>
          </table:table-cell>
          <table:table-cell table:style-name="ce49" office:value-type="string">
            <text:p>Delete permission of system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4</text:p>
          </table:table-cell>
          <table:table-cell table:style-name="ce49" office:value-type="string">
            <text:p>Delete permission of Category in case there is only one permission of this Category (except system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5</text:p>
          </table:table-cell>
          <table:table-cell table:style-name="Default"/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4.001</text:p>
          </table:table-cell>
          <table:table-cell table:style-name="ce49" office:value-type="string">
            <text:p>Copy/Paste <text:s/>a Category to a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4.002</text:p>
          </table:table-cell>
          <table:table-cell table:style-name="ce49" office:value-type="string">
            <text:p>Copy a Category and paste into its child nod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3</text:p>
          </table:table-cell>
          <table:table-cell table:style-name="ce49" office:value-type="string">
            <text:p>Copy a Category and paste into itself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4</text:p>
          </table:table-cell>
          <table:table-cell office:value-type="string">
            <text:p>Copy/Paste a deleted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5</text:p>
          </table:table-cell>
          <table:table-cell table:style-name="ce49" office:value-type="string">
            <text:p>Cut a Category and paste into other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6</text:p>
          </table:table-cell>
          <table:table-cell table:style-name="ce49" office:value-type="string">
            <text:p>Cut a Category and paste into its child nod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7</text:p>
          </table:table-cell>
          <table:table-cell office:value-type="string">
            <text:p>Cut a Category and paste into itself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8</text:p>
          </table:table-cell>
          <table:table-cell office:value-type="string">
            <text:p>Cut/Paste a deleted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9</text:p>
          </table:table-cell>
          <table:table-cell office:value-type="string">
            <text:p>Delete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10</text:p>
          </table:table-cell>
          <table:table-cell table:style-name="ce49" office:value-type="string">
            <text:p>Delete a Category when it is added for a document</text:p>
          </table:table-cell>
          <table:table-cell table:style-name="ce61" office:value-type="string">
            <text:p>Low</text:p>
          </table:table-cell>
          <table:table-cell table:style-name="ce61"/>
          <table:table-cell table:number-columns-repeated="251"/>
        </table:table-row>
        <table:table-row table:style-name="ro12">
          <table:table-cell table:style-name="ce43" office:value-type="string" table:number-columns-spanned="2" table:number-rows-spanned="1">
            <text:p><text:s/>Manage Templat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4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4</text:p>
          </table:table-cell>
          <table:table-cell office:value-type="string">
            <text:p>Edit label of existing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5</text:p>
          </table:table-cell>
          <table:table-cell office:value-type="string">
            <text:p><text:s/>Edit existing dialog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2.002</text:p>
          </table:table-cell>
          <table:table-cell office:value-type="string">
            <text:p>Add new dialog for templat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2.003</text:p>
          </table:table-cell>
          <table:table-cell office:value-type="string">
            <text:p>Add new dialog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4</text:p>
          </table:table-cell>
          <table:table-cell office:value-type="string">
            <text:p>Add new dialog when <text:s/>'Name' field contain special characters <text:s/>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5</text:p>
          </table:table-cell>
          <table:table-cell office:value-type="string">
            <text:p>Add new dialog when <text:s/>name field of dialog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6</text:p>
          </table:table-cell>
          <table:table-cell office:value-type="string">
            <text:p>Add new dialog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7</text:p>
          </table:table-cell>
          <table:table-cell office:value-type="string">
            <text:p>Delete dialog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8</text:p>
          </table:table-cell>
          <table:table-cell office:value-type="string">
            <text:p>Delete default dialo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4.001</text:p>
          </table:table-cell>
          <table:table-cell office:value-type="string">
            <text:p><text:s/>Edit Existing CSS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2</text:p>
          </table:table-cell>
          <table:table-cell office:value-type="string">
            <text:p>Add new CSS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3</text:p>
          </table:table-cell>
          <table:table-cell office:value-type="string">
            <text:p>Add new CSS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4</text:p>
          </table:table-cell>
          <table:table-cell office:value-type="string">
            <text:p>Add new CSS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5</text:p>
          </table:table-cell>
          <table:table-cell office:value-type="string">
            <text:p>Add new CSS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6</text:p>
          </table:table-cell>
          <table:table-cell office:value-type="string">
            <text:p>Add new CSS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7</text:p>
          </table:table-cell>
          <table:table-cell office:value-type="string">
            <text:p>Delete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8</text:p>
          </table:table-cell>
          <table:table-cell office:value-type="string">
            <text:p>Delete default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9</text:p>
          </table:table-cell>
          <table:table-cell office:value-type="string">
            <text:p>Delete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Metadata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MET_01.001</text:p>
          </table:table-cell>
          <table:table-cell office:value-type="string">
            <text:p>View Metadata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View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Driv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DRI_01.001</text:p>
          </table:table-cell>
          <table:table-cell table:style-name="ce55" office:value-type="string">
            <text:p>Add driv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DRI_01.002</text:p>
          </table:table-cell>
          <table:table-cell table:style-name="ce55" office:value-type="string">
            <text:p>Add drive when 'Name'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3</text:p>
          </table:table-cell>
          <table:table-cell table:style-name="ce5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4</text:p>
          </table:table-cell>
          <table:table-cell table:style-name="ce55" office:value-type="string">
            <text:p>Add new drive has the same name with existing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5</text:p>
          </table:table-cell>
          <table:table-cell table:style-name="ce55" office:value-type="string">
            <text:p>Add drive <text:s/>when do not select any apply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6</text:p>
          </table:table-cell>
          <table:table-cell table:style-name="ce55" office:value-type="string">
            <text:p>Add drive when don't select permission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7</text:p>
          </table:table-cell>
          <table:table-cell table:style-name="ce55" office:value-type="string">
            <text:p>Edit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8</text:p>
          </table:table-cell>
          <table:table-cell table:style-name="ce55" office:value-type="string">
            <text:p>Delete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2.003</text:p>
          </table:table-cell>
          <table:table-cell table:style-name="ce56" office:value-type="string">
            <text:p>Check the displaying of drive after being deleted it 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Namespace Registry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7</text:p>
          </table:table-cell>
          <table:table-cell table:style-name="ce51" office:value-type="string">
            <text:p>Check the using of namespac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Node Typ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NOD_01.001</text:p>
          </table:table-cell>
          <table:table-cell table:style-name="ce51" office:value-type="string">
            <text:p>View node type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1.002</text:p>
          </table:table-cell>
          <table:table-cell table:style-name="ce55" office:value-type="string">
            <text:p>Add new Node type when put valid data in all required field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3</text:p>
          </table:table-cell>
          <table:table-cell table:style-name="ce55" office:value-type="string">
            <text:p>Add new draft node typ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4</text:p>
          </table:table-cell>
          <table:table-cell table:style-name="ce55" office:value-type="string">
            <text:p>Add Node type when 'Node name' field </text:p>
            <text:p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5</text:p>
          </table:table-cell>
          <table:table-cell table:style-name="ce5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6</text:p>
          </table:table-cell>
          <table:table-cell table:style-name="ce55" office:value-type="string">
            <text:p>Add new node type when put *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7</text:p>
          </table:table-cell>
          <table:table-cell table:style-name="ce55" office:value-type="string">
            <text:p>Add new node type when put * and other special characters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8</text:p>
          </table:table-cell>
          <table:table-cell table:style-name="ce55" office:value-type="string">
            <text:p>Add Node type has the same name and namespace with existing node types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9</text:p>
          </table:table-cell>
          <table:table-cell table:style-name="ce57" office:value-type="string">
            <text:p>Add new Node type when do not put value in 'Supper types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0</text:p>
          </table:table-cell>
          <table:table-cell table:style-name="ce55" office:value-type="string">
            <text:p>Add properties for node 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1</text:p>
          </table:table-cell>
          <table:table-cell table:style-name="ce55" office:value-type="string">
            <text:p>Add Properties for node 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2</text:p>
          </table:table-cell>
          <table:table-cell table:style-name="ce5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3</text:p>
          </table:table-cell>
          <table:table-cell table:style-name="ce55" office:value-type="string">
            <text:p>Add properties for node when 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4</text:p>
          </table:table-cell>
          <table:table-cell table:style-name="ce55" office:value-type="string">
            <text:p>Add Properties for node when 'Definition name' field contain <text:s/>* <text:s/>character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5</text:p>
          </table:table-cell>
          <table:table-cell table:style-name="ce55" office:value-type="string">
            <text:p>Add Properties for node when 'Definition name' field contain <text:s/>* <text:s/>character and other characters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6</text:p>
          </table:table-cell>
          <table:table-cell table:style-name="ce55" office:value-type="string">
            <text:p>Delete Property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7</text:p>
          </table:table-cell>
          <table:table-cell table:style-name="ce55" office:value-type="string">
            <text:p>Add Child node <text:s/>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8</text:p>
          </table:table-cell>
          <table:table-cell table:style-name="ce55" office:value-type="string">
            <text:p>Add child node <text:s/>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4">
          <table:table-cell office:value-type="string">
            <text:p>FNC_ECMS_ADM_NOD_01.019</text:p>
          </table:table-cell>
          <table:table-cell table:style-name="ce55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0</text:p>
          </table:table-cell>
          <table:table-cell table:style-name="ce55" office:value-type="string">
            <text:p>Add child node when </text:p>
            <text:p>'Definition name' field contain * character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1</text:p>
          </table:table-cell>
          <table:table-cell table:style-name="ce55" office:value-type="string">
            <text:p>Add child node when </text:p>
            <text:p>'Definition name' field contain * character with others characters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2</text:p>
          </table:table-cell>
          <table:table-cell table:style-name="ce55" office:value-type="string">
            <text:p>Add child node when</text:p>
            <text:p>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3</text:p>
          </table:table-cell>
          <table:table-cell table:style-name="ce55" office:value-type="string">
            <text:p>Add child node when 'Default primary type'</text:p>
            <text:p><text:s/>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4</text:p>
          </table:table-cell>
          <table:table-cell table:style-name="ce55" office:value-type="string">
            <text:p>Add child node when 'Required primary type'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5</text:p>
          </table:table-cell>
          <table:table-cell table:style-name="ce55" office:value-type="string">
            <text:p>Delete Child node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NOD_02.001</text:p>
          </table:table-cell>
          <table:table-cell table:style-name="ce55" office:value-type="string">
            <text:p>Export nod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2.002</text:p>
          </table:table-cell>
          <table:table-cell table:style-name="ce55" office:value-type="string">
            <text:p>Export node when do not select any node to expor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3</text:p>
          </table:table-cell>
          <table:table-cell table:style-name="ce55" office:value-type="string">
            <text:p>Import nod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4</text:p>
          </table:table-cell>
          <table:table-cell table:style-name="ce55" office:value-type="string">
            <text:p>Import node but uploaded node is not xml fil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NOD_03.001</text:p>
          </table:table-cell>
          <table:table-cell table:style-name="ce58" office:value-type="string">
            <text:p>Search Node Type when don't input keyword</text:p>
          </table:table-cell>
          <table:table-cell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3.002</text:p>
          </table:table-cell>
          <table:table-cell table:style-name="ce58" office:value-type="string">
            <text:p>Search Node Type when keyword includes some special characters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3</text:p>
          </table:table-cell>
          <table:table-cell table:style-name="ce58" office:value-type="string">
            <text:p>Search Node Type when no Node type match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4</text:p>
          </table:table-cell>
          <table:table-cell table:style-name="ce58" office:value-type="string">
            <text:p>Search Node type when there are corresponding node types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5</text:p>
          </table:table-cell>
          <table:table-cell table:style-name="ce58" office:value-type="string">
            <text:p>Search <text:s/>all Node Type with keyword ' * '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Query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0</text:p>
          </table:table-cell>
          <table:table-cell office:value-type="string">
            <text:p>Check the displaying of query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1</text:p>
          </table:table-cell>
          <table:table-cell office:value-type="string">
            <text:p>Add new query when check in ' Enable cache results ' checked-box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QUE_02.001</text:p>
          </table:table-cell>
          <table:table-cell office:value-type="string">
            <text:p>Edit Query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table:style-name="ce46" office:value-type="string">
            <text:p>FNC_ECMS_ADM_QUE_03.001</text:p>
          </table:table-cell>
          <table:table-cell office:value-type="string">
            <text:p>Delete query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2">
          <table:table-cell table:style-name="ce43" office:value-type="string" table:number-columns-spanned="2" table:number-rows-spanned="1">
            <text:p><text:s/>Manage Scrip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SCR_01.001</text:p>
          </table:table-cell>
          <table:table-cell table:style-name="ce55" office:value-type="string">
            <text:p>Add ECM script when input valid data in required fields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SCR_01.002</text:p>
          </table:table-cell>
          <table:table-cell table:style-name="ce55" office:value-type="string">
            <text:p>Add ECM script when 'script name ' field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3</text:p>
          </table:table-cell>
          <table:table-cell table:style-name="ce5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4</text:p>
          </table:table-cell>
          <table:table-cell table:style-name="ce55" office:value-type="string">
            <text:p>Add new ECM script has the same name with existing scripts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5</text:p>
          </table:table-cell>
          <table:table-cell table:style-name="ce55" office:value-type="string">
            <text:p>Add script when 'script cont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6</text:p>
          </table:table-cell>
          <table:table-cell table:style-name="ce56" office:value-type="string">
            <text:p>Using ECM scrip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7</text:p>
          </table:table-cell>
          <table:table-cell table:style-name="ce55" office:value-type="string">
            <text:p>Edit Script when check 'is enable version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8</text:p>
          </table:table-cell>
          <table:table-cell table:style-name="ce57" office:value-type="string">
            <text:p>Delete ECM script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<text:s/>Manage Action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ACT_01.002</text:p>
          </table:table-cell>
          <table:table-cell office:value-type="string">
            <text:p>Add Action type when Name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3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4</text:p>
          </table:table-cell>
          <table:table-cell office:value-type="string">
            <text:p>Add action when name field does not start with ''exo:''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5</text:p>
          </table:table-cell>
          <table:table-cell office:value-type="string">
            <text:p>Add An action type when name of action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6</text:p>
          </table:table-cell>
          <table:table-cell table:style-name="ce51" office:value-type="string">
            <text:p>Check the using of action after crea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Locks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UCL_01.001</text:p>
          </table:table-cell>
          <table:table-cell table:style-name="ce50" office:value-type="string">
            <text:p>Unlock node when admin has permission to view nod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LOC_01.002</text:p>
          </table:table-cell>
          <table:table-cell table:style-name="ce50" office:value-type="string">
            <text:p>Unlock node when admin does not have permission to view nod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3</text:p>
          </table:table-cell>
          <table:table-cell table:style-name="ce50" office:value-type="string">
            <text:p>Show list locked node when node is renamed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4</text:p>
          </table:table-cell>
          <table:table-cell table:style-name="ce50" office:value-type="string">
            <text:p>Show list locked node when node is copy to other path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5</text:p>
          </table:table-cell>
          <table:table-cell table:style-name="ce50" office:value-type="string">
            <text:p>Show list locked node when node is deleted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LOC_02.001</text:p>
          </table:table-cell>
          <table:table-cell table:style-name="ce50" office:value-type="string">
            <text:p>Add permission for user to unlock nod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LOC_02.002</text:p>
          </table:table-cell>
          <table:table-cell table:style-name="ce50" office:value-type="string">
            <text:p>Delete permission of group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3</text:p>
          </table:table-cell>
          <table:table-cell table:style-name="ce50" office:value-type="string">
            <text:p>Delete permission of *:/platform/administrators group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4</text:p>
          </table:table-cell>
          <table:table-cell table:style-name="ce50" office:value-type="string">
            <text:p>Check unlock permission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</table:table>
      <table:table table:name="Manage_Tag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7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735];[.$K1])" office:value-type="float" office:value="0">
            <text:p>0</text:p>
          </table:table-cell>
          <table:table-cell table:style-name="ce94" table:formula="of:=COUNTIF([.M$7:.M$735];[.$K1])" office:value-type="float" office:value="0">
            <text:p>0</text:p>
          </table:table-cell>
          <table:table-cell table:style-name="ce94" table:formula="of:=COUNTIF([.N$7:.N$735];[.$K1])" office:value-type="float" office:value="0">
            <text:p>0</text:p>
          </table:table-cell>
          <table:table-cell table:style-name="ce94" table:formula="of:=COUNTIF([.O$7:.O$735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49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Failed</text:p>
          </table:table-cell>
          <table:table-cell table:style-name="ce94" table:formula="of:=COUNTIF([.L$7:.L$735];[.$K2])" office:value-type="float" office:value="0">
            <text:p>0</text:p>
          </table:table-cell>
          <table:table-cell table:style-name="ce94" table:formula="of:=COUNTIF([.M$7:.M$735];[.$K2])" office:value-type="float" office:value="0">
            <text:p>0</text:p>
          </table:table-cell>
          <table:table-cell table:style-name="ce94" table:formula="of:=COUNTIF([.N$7:.N$735];[.$K2])" office:value-type="float" office:value="0">
            <text:p>0</text:p>
          </table:table-cell>
          <table:table-cell table:style-name="ce94" table:formula="of:=COUNTIF([.O$7:.O$735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49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Manage Tags: Edit style, Manage permission</text:p>
          </table:table-cell>
          <table:covered-table-cell table:style-name="ce79"/>
          <table:covered-table-cell table:style-name="ce79"/>
          <table:table-cell/>
          <table:table-cell table:style-name="ce92" table:number-columns-repeated="4"/>
          <table:table-cell table:style-name="ce94" office:value-type="string">
            <text:p>Blocked</text:p>
          </table:table-cell>
          <table:table-cell table:style-name="ce94" table:formula="of:=COUNTIF([.L$7:.L$735];[.$K3])" office:value-type="float" office:value="0">
            <text:p>0</text:p>
          </table:table-cell>
          <table:table-cell table:style-name="ce94" table:formula="of:=COUNTIF([.M$7:.M$735];[.$K3])" office:value-type="float" office:value="0">
            <text:p>0</text:p>
          </table:table-cell>
          <table:table-cell table:style-name="ce94" table:formula="of:=COUNTIF([.N$7:.N$735];[.$K3])" office:value-type="float" office:value="0">
            <text:p>0</text:p>
          </table:table-cell>
          <table:table-cell table:style-name="ce94" table:formula="of:=COUNTIF([.O$7:.O$735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49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820])" office:value-type="float" office:value="12" table:number-columns-spanned="3" table:number-rows-spanned="1">
            <text:p>12</text:p>
          </table:table-cell>
          <table:covered-table-cell table:style-name="ce60"/>
          <table:covered-table-cell table:style-name="ce60"/>
          <table:table-cell/>
          <table:table-cell table:style-name="ce92" table:number-columns-repeated="4"/>
          <table:table-cell table:style-name="ce95" office:value-type="string">
            <text:p>Untested</text:p>
          </table:table-cell>
          <table:table-cell table:style-name="ce94" table:formula="of:=COUNTIF([.L$7:.L$735];[.$K4])" office:value-type="float" office:value="0">
            <text:p>0</text:p>
          </table:table-cell>
          <table:table-cell table:style-name="ce94" table:formula="of:=COUNTIF([.M$7:.M$735];[.$K4])" office:value-type="float" office:value="0">
            <text:p>0</text:p>
          </table:table-cell>
          <table:table-cell table:style-name="ce94" table:formula="of:=COUNTIF([.N$7:.N$735];[.$K4])" office:value-type="float" office:value="0">
            <text:p>0</text:p>
          </table:table-cell>
          <table:table-cell table:style-name="ce94" table:formula="of:=COUNTIF([.O$7:.O$735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49"/>
        </table:table-row>
        <table:table-row table:style-name="ro15">
          <table:table-cell/>
          <table:table-cell table:style-name="ce75"/>
          <table:table-cell table:style-name="ce80"/>
          <table:table-cell table:style-name="ce84" table:number-columns-repeated="7"/>
          <table:table-cell office:value-type="string">
            <text:p>N/A</text:p>
          </table:table-cell>
          <table:table-cell table:style-name="ce94" table:formula="of:=COUNTIF([.L$7:.L$735];[.$K5])" office:value-type="float" office:value="0">
            <text:p>0</text:p>
          </table:table-cell>
          <table:table-cell table:style-name="ce94" table:formula="of:=COUNTIF([.M$7:.M$735];[.$K5])" office:value-type="float" office:value="0">
            <text:p>0</text:p>
          </table:table-cell>
          <table:table-cell table:style-name="ce94" table:formula="of:=COUNTIF([.N$7:.N$735];[.$K5])" office:value-type="float" office:value="0">
            <text:p>0</text:p>
          </table:table-cell>
          <table:table-cell table:style-name="ce94" table:formula="of:=COUNTIF([.O$7:.O$735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49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32"/>
        </table:table-row>
        <table:table-row table:style-name="ro18">
          <table:table-cell table:style-name="ce70" office:value-type="float" office:value="1">
            <text:p>1.00</text:p>
          </table:table-cell>
          <table:table-cell table:style-name="ce46" office:value-type="string">
            <text:p>FNC_ECMS_ADM_TAG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Test Edit Tags Function when input valid data </text:p>
          </table:table-cell>
          <table:table-cell table:style-name="ce89" office:value-type="string">
            <text:p>Step 1: Open Manage Tags form</text:p>
          </table:table-cell>
          <table:table-cell table:style-name="ce89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93" office:value-type="string">
            <text:p>Manage Tag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input valid data </text:p>
          </table:table-cell>
          <table:table-cell table:style-name="ce89" office:value-type="string">
            <text:p>Step 2: Open form to edit tag's style</text:p>
          </table:table-cell>
          <table:table-cell table:style-name="ce89" office:value-type="string">
            <text:p>Click 'Edit' icon on a tag's style you want to edit</text:p>
          </table:table-cell>
          <table:table-cell table:style-name="ce93" office:value-type="string">
            <text:p>Edit tag style configuration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input valid data </text:p>
          </table:table-cell>
          <table:table-cell table:style-name="ce89" office:value-type="string">
            <text:p>Step 3: Edit Tags</text:p>
          </table:table-cell>
          <table:table-cell table:style-name="ce89" office:value-type="string">
            <text:p>- Change the properties you want</text:p>
            <text:p>- Click ''Update'' button</text:p>
          </table:table-cell>
          <table:table-cell table:style-name="ce93" office:value-type="string">
            <text:p>Style of tag is edit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Test Edit Tags Function when format of 'document range' field is <text:s/>a..b or a..* with a,b is not positive integer</text:p>
          </table:table-cell>
          <table:table-cell table:style-name="ce89" office:value-type="string">
            <text:p>Step 1: Open Manage Tags form</text:p>
          </table:table-cell>
          <table:table-cell table:style-name="ce89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93" office:value-type="string">
            <text:p>Manage Tag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format of 'document range' field is <text:s/>a..b or a..* with a,b is not positive integer</text:p>
          </table:table-cell>
          <table:table-cell table:style-name="ce89" office:value-type="string">
            <text:p>Step 2: Open form to edit tag's style</text:p>
          </table:table-cell>
          <table:table-cell table:style-name="ce89" office:value-type="string">
            <text:p>Click 'Edit' icon on a tag's style you want to edit</text:p>
          </table:table-cell>
          <table:table-cell table:style-name="ce93" office:value-type="string">
            <text:p>Edit tag style configuration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format of 'document range' field is <text:s/>a..b or a..* with a,b is not positive integer</text:p>
          </table:table-cell>
          <table:table-cell table:style-name="ce89" office:value-type="string">
            <text:p>Step 3: Edit Tags</text:p>
          </table:table-cell>
          <table:table-cell table:style-name="ce89" office:value-type="string">
            <text:p>- Put <text:span text:style-name="T1">invalid data in </text:span><text:span text:style-name="T1">'Document range' field </text:span><text:span text:style-name="T1">like 0..j</text:span></text:p>
            <text:p>- Click ''Update'' button</text:p>
          </table:table-cell>
          <table:table-cell table:style-name="ce93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Test Edit Tags Function when 'document range' field is blank</text:p>
          </table:table-cell>
          <table:table-cell table:style-name="ce89" office:value-type="string">
            <text:p>Step 1: Open Manage Tags form</text:p>
          </table:table-cell>
          <table:table-cell table:style-name="ce89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93" office:value-type="string">
            <text:p>Manage Tag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'document range' field is blank</text:p>
          </table:table-cell>
          <table:table-cell table:style-name="ce89" office:value-type="string">
            <text:p>Step 2: Open form to edit tag's style</text:p>
          </table:table-cell>
          <table:table-cell table:style-name="ce89" office:value-type="string">
            <text:p>Click 'Edit' icon on a tag's style you want to edit</text:p>
          </table:table-cell>
          <table:table-cell table:style-name="ce93" office:value-type="string">
            <text:p>Edit tag style configuration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'document range' field is blank</text:p>
          </table:table-cell>
          <table:table-cell table:style-name="ce89" office:value-type="string">
            <text:p>Step 3: Edit Tags</text:p>
          </table:table-cell>
          <table:table-cell table:style-name="ce89" office:value-type="string">
            <text:p>- Do not put data in 'Document range' field</text:p>
            <text:p>- Click ''Update'' button</text:p>
          </table:table-cell>
          <table:table-cell table:style-name="ce93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Test Edit Tags Function when 'Html style' is bank.</text:p>
          </table:table-cell>
          <table:table-cell table:style-name="ce89" office:value-type="string">
            <text:p>Step 1: Open Manage Tags form</text:p>
          </table:table-cell>
          <table:table-cell table:style-name="ce89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93" office:value-type="string">
            <text:p>Manage Tag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7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'Html style' is bank.</text:p>
          </table:table-cell>
          <table:table-cell table:style-name="ce89" office:value-type="string">
            <text:p>Step 2: Open form to edit tag's style</text:p>
          </table:table-cell>
          <table:table-cell table:style-name="ce89" office:value-type="string">
            <text:p>Click 'Edit' icon on a tag's style you want to edit</text:p>
          </table:table-cell>
          <table:table-cell table:style-name="ce93" office:value-type="string">
            <text:p>Edit tag style configuration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'Html style' is bank.</text:p>
          </table:table-cell>
          <table:table-cell table:style-name="ce89" office:value-type="string">
            <text:p>Step 3: Edit Tags</text:p>
          </table:table-cell>
          <table:table-cell table:style-name="ce89" office:value-type="string">
            <text:p>- Leave the content of 'Html style' blank</text:p>
            <text:p>- Click ''Update'' button</text:p>
          </table:table-cell>
          <table:table-cell table:style-name="ce93" office:value-type="string">
            <text:p>Show message “The field "HTML Style" is required. 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Check the displaying of tag after add tag for document in Content Explorer</text:p>
          </table:table-cell>
          <table:table-cell table:style-name="ce89" office:value-type="string">
            <text:p>Step 1: Create node</text:p>
          </table:table-cell>
          <table:table-cell table:style-name="ce89" office:value-type="string">
            <text:p>- Go to Content Explorer </text:p>
            <text:p>- Create 1 document </text:p>
          </table:table-cell>
          <table:table-cell table:style-name="ce93" office:value-type="string">
            <text:p>Document is creat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Check the displaying of tag after add tag for document in Content Explorer</text:p>
          </table:table-cell>
          <table:table-cell table:style-name="ce89" office:value-type="string">
            <text:p>Step 2: Add tag for document</text:p>
          </table:table-cell>
          <table:table-cell table:style-name="ce89" office:value-type="string">
            <text:p>Add tag for document</text:p>
          </table:table-cell>
          <table:table-cell table:style-name="ce93" office:value-type="string">
            <text:p>Document is added ta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Check the displaying of tag after add tag for document in Content Explorer</text:p>
          </table:table-cell>
          <table:table-cell table:style-name="ce89" office:value-type="string">
            <text:p>Step 3: View the displaying of tag's style</text:p>
          </table:table-cell>
          <table:table-cell table:style-name="ce89" office:value-type="string">
            <text:p>In Control Sidebar, select 'Tag cloud'</text:p>
          </table:table-cell>
          <table:table-cell table:style-name="ce93" office:value-type="string">
            <text:p>Depend on the number document which added this tag, the style of tag is displaying as the definition in Manage Tags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Check the displaying of tag after edit its properties in Content Explorer</text:p>
          </table:table-cell>
          <table:table-cell table:style-name="ce89" office:value-type="string">
            <text:p>Step 1: Edit a Tags</text:p>
          </table:table-cell>
          <table:table-cell table:style-name="ce89" office:value-type="string">
            <text:p>- Go to Group/ Content Manager's pages/ Administration \Manage Tags</text:p>
            <text:p>- Edit style of normal Tags </text:p>
          </table:table-cell>
          <table:table-cell table:style-name="ce93" office:value-type="string">
            <text:p>The style of normal is edit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Check the displaying of tag after edit its properties in Content Explorer</text:p>
          </table:table-cell>
          <table:table-cell table:style-name="ce89" office:value-type="string">
            <text:p>Step 2: Add tag for document</text:p>
          </table:table-cell>
          <table:table-cell table:style-name="ce89" office:value-type="string">
            <text:p>- Go to Content Explorer</text:p>
            <text:p>- Create 1 document</text:p>
            <text:p>- Add tag for this document</text:p>
          </table:table-cell>
          <table:table-cell table:style-name="ce93" office:value-type="string">
            <text:p>Document is added ta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Check the displaying of tag after edit its properties in Content Explorer</text:p>
          </table:table-cell>
          <table:table-cell table:style-name="ce89" office:value-type="string">
            <text:p>Step 3: View the edited tag's style</text:p>
          </table:table-cell>
          <table:table-cell table:style-name="ce89" office:value-type="string">
            <text:p>In Control Sidebar, select 'Tag cloud'</text:p>
          </table:table-cell>
          <table:table-cell table:style-name="ce93" office:value-type="string">
            <text:p>Tag's style is edit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46" office:value-type="string">
            <text:p>FNC_ECMS_ADM_TAG_02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ategories &amp; Tags\Manage Tags\ Management</text:p>
          </table:table-cell>
          <table:table-cell table:style-name="ce50" office:value-type="string">
            <text:p>Add group to edit public tag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Add group to edit public tag</text:p>
          </table:table-cell>
          <table:table-cell table:style-name="ce47" office:value-type="string">
            <text:p>Step 2: Add group </text:p>
          </table:table-cell>
          <table:table-cell table:style-name="ce47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7" office:value-type="string">
            <text:p>Selected membership are listed 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8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2">
            <text:p>2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Add group when membership field is blank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14">
          <table:table-cell table:style-name="ce7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Add group when membership field is blank</text:p>
          </table:table-cell>
          <table:table-cell table:style-name="ce47" office:value-type="string">
            <text:p>Step 2: Add group when membership field is blank</text:p>
          </table:table-cell>
          <table:table-cell table:style-name="ce47" office:value-type="string">
            <text:p>- Leave the membership field is blank</text:p>
            <text:p>- Click Save</text:p>
          </table:table-cell>
          <table:table-cell table:style-name="ce47" office:value-type="string">
            <text:p>Show message “The field "Memberships: " is required.”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9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3">
            <text:p>3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Add group is the same with existing group in the table's list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5" office:value-type="string">
            <text:p>FNC_ECMS_ADM_TAG_02</text:p>
          </table:table-cell>
          <table:table-cell table:style-name="ce83" table:formula="of:=IF(VALUE(MID([.F30];6;FIND(&quot;:&quot;;[.F30];1)-FIND(&quot; &quot;;[.F30];1)-1))&gt;VALUE(MID([.F29];6;FIND(&quot;:&quot;;[.F29];1)-FIND(&quot; &quot;;[.F29];1)-1));[.C29];[.C29]+1)" office:value-type="float" office:value="3">
            <text:p>3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90" office:value-type="string">
            <text:p>Add group is the same with existing group in the table's list</text:p>
          </table:table-cell>
          <table:table-cell table:style-name="ce91" office:value-type="string">
            <text:p>Step 2: Add group </text:p>
          </table:table-cell>
          <table:table-cell table:style-name="ce91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91" office:value-type="string">
            <text:p>Show message alert that this group has been existed</text:p>
          </table:table-cell>
          <table:table-cell table:style-name="ce93" office:value-type="string">
            <text:p>Medium</text:p>
          </table:table-cell>
          <table:table-cell table:style-name="ce91"/>
          <table:table-cell table:style-name="ce99" table:number-columns-repeated="246"/>
        </table:table-row>
        <table:table-row table:style-name="ro21">
          <table:table-cell table:style-name="ce71" table:formula="of:=IF(VALUE(MID([.F31];6;FIND(&quot;:&quot;;[.F31];1)-FIND(&quot; &quot;;[.F31];1)-1))&gt;VALUE(MID([.F30];6;FIND(&quot;:&quot;;[.F30];1)-FIND(&quot; &quot;;[.F30];1)-1));&quot;&quot;;MAX([.A$7:.A30])+1)" office:value-type="float" office:value="10">
            <text:p>10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Delete group when click OK on confirm message</text:p>
          </table:table-cell>
          <table:table-cell table:style-name="ce47" office:value-type="string">
            <text:p>Step 1: Open list group form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18">
          <table:table-cell table:style-name="ce7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Delete group when click OK on confirm message</text:p>
          </table:table-cell>
          <table:table-cell table:style-name="ce47" office:value-type="string">
            <text:p>Step 2: Delete group when click OK on confirm message</text:p>
          </table:table-cell>
          <table:table-cell table:style-name="ce47" office:value-type="string">
            <text:p>- Click Delete icon corresponding with group you want to delete</text:p>
            <text:p>- Click OK on confirm message</text:p>
          </table:table-cell>
          <table:table-cell table:style-name="ce47" office:value-type="string">
            <text:p>Group is deleted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11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Delete group when cancel confirm message</text:p>
          </table:table-cell>
          <table:table-cell table:style-name="ce47" office:value-type="string">
            <text:p>Step 1: Open list group form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18">
          <table:table-cell table:style-name="ce7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Delete group when cancel confirm message</text:p>
          </table:table-cell>
          <table:table-cell table:style-name="ce47" office:value-type="string">
            <text:p>Step 2: Delete group when cancel confirm message</text:p>
          </table:table-cell>
          <table:table-cell table:style-name="ce47" office:value-type="string">
            <text:p>- Click Delete icon corresponding with group you want to delete</text:p>
            <text:p>- Click Cancel on confirm message</text:p>
          </table:table-cell>
          <table:table-cell table:style-name="ce47" office:value-type="string">
            <text:p>Group is not deleted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6">
            <text:p>6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Check right of group in Content Explorer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47" office:value-type="string">
            <text:p>High</text:p>
          </table:table-cell>
          <table:table-cell table:style-name="ce47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6">
            <text:p>6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Check right of group in Content Explorer</text:p>
          </table:table-cell>
          <table:table-cell table:style-name="ce47" office:value-type="string">
            <text:p>Step 2: Add group </text:p>
          </table:table-cell>
          <table:table-cell table:style-name="ce47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7" office:value-type="string">
            <text:p>Add group when membership field is blank</text:p>
          </table:table-cell>
          <table:table-cell table:style-name="ce47" office:value-type="string">
            <text:p>High</text:p>
          </table:table-cell>
          <table:table-cell table:style-name="ce47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6">
            <text:p>6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Check right of group in Content Explorer</text:p>
          </table:table-cell>
          <table:table-cell table:style-name="ce47" office:value-type="string">
            <text:p>Step 3: Check right of group</text:p>
          </table:table-cell>
          <table:table-cell table:style-name="ce47" office:value-type="string">
            <text:p>- Login by user in one of group has permission to edit public tag</text:p>
            <text:p>- Go to Content Explorer</text:p>
            <text:p>- Select Tag cloud</text:p>
            <text:p>- Click icon to edit public tag</text:p>
          </table:table-cell>
          <table:table-cell table:style-name="ce47" office:value-type="string">
            <text:p>“Edit Tag form” is shown</text:p>
          </table:table-cell>
          <table:table-cell table:style-name="ce47" office:value-type="string">
            <text:p>High</text:p>
          </table:table-cell>
          <table:table-cell table:style-name="ce47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Categorie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7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55];[.$K1])" office:value-type="float" office:value="0">
            <text:p>0</text:p>
          </table:table-cell>
          <table:table-cell table:style-name="ce94" table:formula="of:=COUNTIF([.M$7:.M$855];[.$K1])" office:value-type="float" office:value="0">
            <text:p>0</text:p>
          </table:table-cell>
          <table:table-cell table:style-name="ce94" table:formula="of:=COUNTIF([.N$7:.N$855];[.$K1])" office:value-type="float" office:value="0">
            <text:p>0</text:p>
          </table:table-cell>
          <table:table-cell table:style-name="ce94" table:formula="of:=COUNTIF([.O$7:.O$855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49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Failed</text:p>
          </table:table-cell>
          <table:table-cell table:style-name="ce94" table:formula="of:=COUNTIF([.L$7:.L$855];[.$K2])" office:value-type="float" office:value="0">
            <text:p>0</text:p>
          </table:table-cell>
          <table:table-cell table:style-name="ce94" table:formula="of:=COUNTIF([.M$7:.M$855];[.$K2])" office:value-type="float" office:value="0">
            <text:p>0</text:p>
          </table:table-cell>
          <table:table-cell table:style-name="ce94" table:formula="of:=COUNTIF([.N$7:.N$855];[.$K2])" office:value-type="float" office:value="0">
            <text:p>0</text:p>
          </table:table-cell>
          <table:table-cell table:style-name="ce94" table:formula="of:=COUNTIF([.O$7:.O$855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49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Manage Categories (Add, Edit, Delete)</text:p>
          </table:table-cell>
          <table:covered-table-cell table:style-name="ce79"/>
          <table:covered-table-cell table:style-name="ce79"/>
          <table:table-cell/>
          <table:table-cell table:style-name="ce92" table:number-columns-repeated="4"/>
          <table:table-cell table:style-name="ce94" office:value-type="string">
            <text:p>Blocked</text:p>
          </table:table-cell>
          <table:table-cell table:style-name="ce94" table:formula="of:=COUNTIF([.L$7:.L$855];[.$K3])" office:value-type="float" office:value="0">
            <text:p>0</text:p>
          </table:table-cell>
          <table:table-cell table:style-name="ce94" table:formula="of:=COUNTIF([.M$7:.M$855];[.$K3])" office:value-type="float" office:value="0">
            <text:p>0</text:p>
          </table:table-cell>
          <table:table-cell table:style-name="ce94" table:formula="of:=COUNTIF([.N$7:.N$855];[.$K3])" office:value-type="float" office:value="0">
            <text:p>0</text:p>
          </table:table-cell>
          <table:table-cell table:style-name="ce94" table:formula="of:=COUNTIF([.O$7:.O$855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49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940])" office:value-type="float" office:value="43" table:number-columns-spanned="3" table:number-rows-spanned="1">
            <text:p>43</text:p>
          </table:table-cell>
          <table:covered-table-cell table:style-name="ce60"/>
          <table:covered-table-cell table:style-name="ce60"/>
          <table:table-cell/>
          <table:table-cell table:style-name="ce92" table:number-columns-repeated="4"/>
          <table:table-cell table:style-name="ce95" office:value-type="string">
            <text:p>Untested</text:p>
          </table:table-cell>
          <table:table-cell table:style-name="ce94" table:formula="of:=COUNTIF([.L$7:.L$855];[.$K4])" office:value-type="float" office:value="0">
            <text:p>0</text:p>
          </table:table-cell>
          <table:table-cell table:style-name="ce94" table:formula="of:=COUNTIF([.M$7:.M$855];[.$K4])" office:value-type="float" office:value="0">
            <text:p>0</text:p>
          </table:table-cell>
          <table:table-cell table:style-name="ce94" table:formula="of:=COUNTIF([.N$7:.N$855];[.$K4])" office:value-type="float" office:value="0">
            <text:p>0</text:p>
          </table:table-cell>
          <table:table-cell table:style-name="ce94" table:formula="of:=COUNTIF([.O$7:.O$855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49"/>
        </table:table-row>
        <table:table-row table:style-name="ro15">
          <table:table-cell/>
          <table:table-cell table:style-name="ce75"/>
          <table:table-cell table:style-name="ce80"/>
          <table:table-cell table:style-name="ce84" table:number-columns-repeated="7"/>
          <table:table-cell office:value-type="string">
            <text:p>N/A</text:p>
          </table:table-cell>
          <table:table-cell table:style-name="ce94" table:formula="of:=COUNTIF([.L$7:.L$855];[.$K5])" office:value-type="float" office:value="0">
            <text:p>0</text:p>
          </table:table-cell>
          <table:table-cell table:style-name="ce94" table:formula="of:=COUNTIF([.M$7:.M$855];[.$K5])" office:value-type="float" office:value="0">
            <text:p>0</text:p>
          </table:table-cell>
          <table:table-cell table:style-name="ce94" table:formula="of:=COUNTIF([.N$7:.N$855];[.$K5])" office:value-type="float" office:value="0">
            <text:p>0</text:p>
          </table:table-cell>
          <table:table-cell table:style-name="ce94" table:formula="of:=COUNTIF([.O$7:.O$855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49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32"/>
        </table:table-row>
        <table:table-row table:style-name="ro21">
          <table:table-cell table:style-name="ce71" office:value-type="float" office:value="1">
            <text:p>1.00</text:p>
          </table:table-cell>
          <table:table-cell table:style-name="ce45" office:value-type="string">
            <text:p>FNC_ECMS_ADM_CAT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new Category Tree when put valid data in all field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8];6;1)&gt;MID([.F7];6;1);[.C7];[.C7]+1)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put valid data in all <text:s/>fields</text:p>
          </table:table-cell>
          <table:table-cell table:style-name="ce60" office:value-type="string">
            <text:p>Step 2: Select Category name, workspace, home path</text:p>
          </table:table-cell>
          <table:table-cell table:style-name="ce60" office:value-type="string">
            <text:p>- Put the name of Category you want create in “Name” field</text:p>
            <text:p>- Select the workspace will store this Category</text:p>
            <text:p>- Select the home path of the Category</text:p>
            <text:p/>
          </table:table-cell>
          <table:table-cell table:style-name="ce60" office:value-type="string">
            <text:p>Fields are inputted value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9];6;1)&gt;MID([.F8];6;1);[.C8];[.C8]+1)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put valid data in all <text:s/>fields</text:p>
          </table:table-cell>
          <table:table-cell table:style-name="ce60" office:value-type="string">
            <text:p>Step 3: Select permission for Category tree</text:p>
          </table:table-cell>
          <table:table-cell table:style-name="ce60" office:value-type="string">
            <text:p>- Click Next button</text:p>
            <text:p>- Select the user/group/any to add permission</text:p>
            <text:p>- Select the right </text:p>
          </table:table-cell>
          <table:table-cell table:style-name="ce60" office:value-type="string">
            <text:p>Category tree is added permission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0];6;1)&gt;MID([.F9];6;1);&quot;&quot;;MAX([.A$7:.A9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0];6;1)&gt;MID([.F9];6;1);[.C9];[.C9]+1)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put valid data in all <text:s/>fields</text:p>
          </table:table-cell>
          <table:table-cell table:style-name="ce60" office:value-type="string">
            <text:p>Step 4: Add action for Category tree</text:p>
          </table:table-cell>
          <table:table-cell table:style-name="ce60" office:value-type="string">
            <text:p>- Click Next button</text:p>
            <text:p>- Select action type for Category Tree</text:p>
            <text:p>- Input the name of action</text:p>
            <text:p>- Select the target path and home path</text:p>
            <text:p>- Click Save</text:p>
          </table:table-cell>
          <table:table-cell table:style-name="ce60" office:value-type="string">
            <text:p>The Category is created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1];6;1)&gt;MID([.F10];6;1);[.C10];[.C10]+1)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put valid data in all <text:s/>fields</text:p>
          </table:table-cell>
          <table:table-cell table:style-name="ce60" office:value-type="string">
            <text:p>Step 5: Finish adding Category tree by add, copy, cut, paste, set permission for Category </text:p>
          </table:table-cell>
          <table:table-cell table:style-name="ce60" office:value-type="string">
            <text:p>- Add new/ cut/ copy/ delete/ add permission in Category tree</text:p>
          </table:table-cell>
          <table:table-cell table:style-name="ce60" office:value-type="string">
            <text:p>A new Category is add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2];6;1)&gt;MID([.F11];6;1);&quot;&quot;;MAX([.A$7:.A11])+1)" office:value-type="float" office:value="2">
            <text:p>2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12];6;1)&gt;MID([.F11];6;1);[.C11];[.C11]+1)" office:value-type="float" office:value="2">
            <text:p>2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new Category Tree when “Name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/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MID([.F13];6;1)&gt;MID([.F12];6;1);&quot;&quot;;MAX([.A$7:.A12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3];6;1)&gt;MID([.F12];6;1);[.C12];[.C12]+1)" office:value-type="float" office:value="2">
            <text:p>2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“Name” field is blank</text:p>
          </table:table-cell>
          <table:table-cell table:style-name="ce60" office:value-type="string">
            <text:p>Step 2: Add new Category tree with blank name</text:p>
          </table:table-cell>
          <table:table-cell table:style-name="ce60" office:value-type="string">
            <text:p>- Do not value in “Name” field</text:p>
            <text:p>- Click Next button</text:p>
          </table:table-cell>
          <table:table-cell table:style-name="ce60" office:value-type="string">
            <text:p>Show message alert that you must put value in “Name” field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4];6;1)&gt;MID([.F13];6;1);&quot;&quot;;MAX([.A$7:.A13])+1)" office:value-type="float" office:value="3">
            <text:p>3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14];6;1)&gt;MID([.F13];6;1);[.C13];[.C13]+1)" office:value-type="float" office:value="3">
            <text:p>3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49" office:value-type="string">
            <text:p>Add Category when name field contain special character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/ Categories &amp; Tags/ 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15];6;1)&gt;MID([.F14];6;1);&quot;&quot;;MAX([.A$7:.A14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5];6;1)&gt;MID([.F14];6;1);[.C14];[.C14]+1)" office:value-type="float" office:value="3">
            <text:p>3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89" office:value-type="string">
            <text:p>Add Category when name field contain special characters</text:p>
          </table:table-cell>
          <table:table-cell table:style-name="ce60" office:value-type="string">
            <text:p>Step 2: Add new Category tree's name with special characters </text:p>
          </table:table-cell>
          <table:table-cell table:style-name="ce60" office:value-type="string">
            <text:p>- Put some special characters in “Name” field like @,#,$,%...</text:p>
            <text:p>- Click Next button</text:p>
          </table:table-cell>
          <table:table-cell table:style-name="ce60" office:value-type="string">
            <text:p>Show message alert that the “Name” field cannot contain special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6];6;1)&gt;MID([.F15];6;1);&quot;&quot;;MAX([.A$7:.A15])+1)" office:value-type="float" office:value="4">
            <text:p>4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16];6;1)&gt;MID([.F15];6;1);[.C15];[.C15]+1)" office:value-type="float" office:value="4">
            <text:p>4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49" office:value-type="string">
            <text:p>Add new Category has the same name with existing Category 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17];6;1)&gt;MID([.F16];6;1);&quot;&quot;;MAX([.A$7:.A16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7];6;1)&gt;MID([.F16];6;1);[.C16];[.C16]+1)" office:value-type="float" office:value="4">
            <text:p>4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89" office:value-type="string">
            <text:p>Add new Category has the same name with existing Category </text:p>
          </table:table-cell>
          <table:table-cell table:style-name="ce60" office:value-type="string">
            <text:p>Step 2: Add Category has the same name with existing Category</text:p>
          </table:table-cell>
          <table:table-cell table:style-name="ce60" office:value-type="string">
            <text:p>- Put the name for new Category is the same with existing Category </text:p>
            <text:p>- Fill values in other fields</text:p>
            <text:p>- Click Next button</text:p>
          </table:table-cell>
          <table:table-cell table:style-name="ce60" office:value-type="string">
            <text:p>Show message alert that this Category is the same name with existing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8];6;1)&gt;MID([.F17];6;1);&quot;&quot;;MAX([.A$7:.A17])+1)" office:value-type="float" office:value="5">
            <text:p>5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18];6;1)&gt;MID([.F17];6;1);[.C17];[.C17]+1)" office:value-type="float" office:value="5">
            <text:p>5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Category when “Home path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19];6;1)&gt;MID([.F18];6;1);&quot;&quot;;MAX([.A$7:.A18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9];6;1)&gt;MID([.F18];6;1);[.C18];[.C18]+1)" office:value-type="float" office:value="5">
            <text:p>5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Category when “Home path” field is blank</text:p>
          </table:table-cell>
          <table:table-cell table:style-name="ce60" office:value-type="string">
            <text:p>Step 2: Add new Category tree when Home path is blank</text:p>
          </table:table-cell>
          <table:table-cell table:style-name="ce60" office:value-type="string">
            <text:p>- Put the name of Category you want create in “Name” field</text:p>
            <text:p>- Select the workspace will store this Category </text:p>
            <text:p>- Leave the “Home Path” field is blank</text:p>
            <text:p>- Click Next button</text:p>
          </table:table-cell>
          <table:table-cell table:style-name="ce60" office:value-type="string">
            <text:p>Move to Set permission scree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0];6;1)&gt;MID([.F19];6;1);&quot;&quot;;MAX([.A$7:.A19])+1)" office:value-type="float" office:value="6">
            <text:p>6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0];6;1)&gt;MID([.F19];6;1);[.C19];[.C19]+1)" office:value-type="float" office:value="6">
            <text:p>6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Category when “Permission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21];6;1)&gt;MID([.F20];6;1);&quot;&quot;;MAX([.A$7:.A20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1];6;1)&gt;MID([.F20];6;1);[.C20];[.C20]+1)" office:value-type="float" office:value="6">
            <text:p>6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Category when “Permission” field is blank</text:p>
          </table:table-cell>
          <table:table-cell table:style-name="ce60" office:value-type="string">
            <text:p>Step 2: Do not set permission for Category tree</text:p>
          </table:table-cell>
          <table:table-cell table:style-name="ce60" office:value-type="string">
            <text:p>- Put the name for new Category </text:p>
            <text:p>- Select the workspace and home path</text:p>
            <text:p>- Click Next button</text:p>
            <text:p>- Do not add any permission for Category</text:p>
            <text:p>- Click Next button</text:p>
          </table:table-cell>
          <table:table-cell table:style-name="ce60" office:value-type="string">
            <text:p>Show message alert that you must add the permission for this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2];6;1)&gt;MID([.F21];6;1);&quot;&quot;;MAX([.A$7:.A21])+1)" office:value-type="float" office:value="7">
            <text:p>7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2];6;1)&gt;MID([.F21];6;1);[.C21];[.C21]+1)" office:value-type="float" office:value="7">
            <text:p>7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new Category when the action's name of Category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3];6;1)&gt;MID([.F22];6;1);[.C22];[.C22]+1)" office:value-type="float" office:value="7">
            <text:p>7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when the action's name of Category is blank</text:p>
          </table:table-cell>
          <table:table-cell table:style-name="ce60" office:value-type="string">
            <text:p>Step 2: Leave the action's name is empty</text:p>
          </table:table-cell>
          <table:table-cell table:style-name="ce60" office:value-type="string">
            <text:p>- Put the name, workspace, home path for Category, click Next</text:p>
            <text:p>- Set permission for Category, click Save/Next</text:p>
            <text:p>- Do not put value in “Name” field</text:p>
            <text:p>- Click Save button</text:p>
          </table:table-cell>
          <table:table-cell table:style-name="ce60" office:value-type="string">
            <text:p>Show message alert that you must put the name of ac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4];6;1)&gt;MID([.F23];6;1);&quot;&quot;;MAX([.A$7:.A23])+1)" office:value-type="float" office:value="8">
            <text:p>8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4];6;1)&gt;MID([.F23];6;1);[.C23];[.C23]+1)" office:value-type="float" office:value="8">
            <text:p>8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new Category when the action's name of Category contain special character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25];6;1)&gt;MID([.F24];6;1);&quot;&quot;;MAX([.A$7:.A24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5];6;1)&gt;MID([.F24];6;1);[.C24];[.C24]+1)" office:value-type="float" office:value="8">
            <text:p>8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when the action's name of Category contain special characters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workspace, home path for Category, click Next</text:p>
            <text:p>- Set permission for Category, click Save/Next</text:p>
            <text:p>-Input name for action with <text:s/>some special characters</text:p>
            <text:p>- Click Save button</text:p>
          </table:table-cell>
          <table:table-cell table:style-name="ce60" office:value-type="string">
            <text:p>Show message alert that the action's name cannot contain special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6];6;1)&gt;MID([.F25];6;1);&quot;&quot;;MAX([.A$7:.A25])+1)" office:value-type="float" office:value="9">
            <text:p>9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6];6;1)&gt;MID([.F25];6;1);[.C25];[.C25]+1)" office:value-type="float" office:value="9">
            <text:p>9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action for Category when do not select the target node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71" table:formula="of:=IF(MID([.F27];6;1)&gt;MID([.F26];6;1);&quot;&quot;;MAX([.A$7:.A26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7];6;1)&gt;MID([.F26];6;1);[.C26];[.C26]+1)" office:value-type="float" office:value="9">
            <text:p>9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action for Category when do not select the target node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home path for Category</text:p>
            <text:p>- Set permission for Categor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60" office:value-type="string">
            <text:p>Show message alert that you must choose the target nod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8];6;1)&gt;MID([.F27];6;1);&quot;&quot;;MAX([.A$7:.A27])+1)" office:value-type="float" office:value="10">
            <text:p>10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8];6;1)&gt;MID([.F27];6;1);[.C27];[.C27]+1)" office:value-type="float" office:value="10">
            <text:p>10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action for Category when do not select Lifecycle field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71" table:formula="of:=IF(MID([.F29];6;1)&gt;MID([.F28];6;1);&quot;&quot;;MAX([.A$7:.A28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9];6;1)&gt;MID([.F28];6;1);[.C28];[.C28]+1)" office:value-type="float" office:value="10">
            <text:p>10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5" office:value-type="string">
            <text:p>Add action for Category when do not select Lifecycle field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home path for Category</text:p>
            <text:p>- Set permission for Categor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60" office:value-type="string">
            <text:p>Show message alert that you must choose Lifecycle field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30];6;1)&gt;MID([.F29];6;1);&quot;&quot;;MAX([.A$7:.A29])+1)" office:value-type="float" office:value="11">
            <text:p>11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30];6;1)&gt;MID([.F29];6;1);[.C29];[.C29]+1)" office:value-type="float" office:value="11">
            <text:p>1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Edit Category</text:p>
          </table:table-cell>
          <table:table-cell table:style-name="ce60" office:value-type="string">
            <text:p>Step 1: Open form to edit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“Edit” icon on corresponding Category </text:p>
            <text:p><text:s/></text:p>
          </table:table-cell>
          <table:table-cell table:style-name="ce60" office:value-type="string">
            <text:p>Form to edit Category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31];6;1)&gt;MID([.F30];6;1);&quot;&quot;;MAX([.A$7:.A30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31];6;1)&gt;MID([.F30];6;1);[.C30];[.C30]+1)" office:value-type="float" office:value="11">
            <text:p>1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Edit Category</text:p>
          </table:table-cell>
          <table:table-cell table:style-name="ce60" office:value-type="string">
            <text:p>Step 2: Edit Category</text:p>
          </table:table-cell>
          <table:table-cell table:style-name="ce60" office:value-type="string">
            <text:p>Change the information of this Category or do action (copy/cut, delete) with categories in its</text:p>
          </table:table-cell>
          <table:table-cell table:style-name="ce60" office:value-type="string">
            <text:p>Actions are done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3">
          <table:table-cell table:style-name="ce71" table:formula="of:=IF(MID([.F32];6;1)&gt;MID([.F31];6;1);&quot;&quot;;MAX([.A$7:.A31])+1)" office:value-type="float" office:value="12">
            <text:p>12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32];6;1)&gt;MID([.F31];6;1);[.C31];[.C31]+1)" office:value-type="float" office:value="12">
            <text:p>12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Delete Category Tree</text:p>
          </table:table-cell>
          <table:table-cell table:style-name="ce60" office:value-type="string">
            <text:p>Step 1: Delete Category tree</text:p>
          </table:table-cell>
          <table:table-cell table:style-name="ce60" office:value-type="string">
            <text:p>- Go to Group/ Content Manager's pages/ Administration-&gt; Categories &amp; Tags /Manage Categories</text:p>
            <text:p>- Click “Delete” icon on corresponding Category </text:p>
            <text:p>- Click OK on confirm message</text:p>
            <text:p><text:s/></text:p>
          </table:table-cell>
          <table:table-cell table:style-name="ce60" office:value-type="string">
            <text:p>Category tree is deleted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MID([.F33];6;1)&gt;MID([.F32];6;1);&quot;&quot;;MAX([.A$7:.A32])+1)" office:value-type="float" office:value="13">
            <text:p>13.00</text:p>
          </table:table-cell>
          <table:table-cell table:style-name="ce46" office:value-type="string">
            <text:p>FNC_ECMS_ADM_CAT_02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in Sites Explorer/ System drive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34];6;1)&gt;MID([.F33];6;1);&quot;&quot;;MAX([.A$7:.A33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34];6;1)&gt;MID([.F33];6;1);[.C33];[.C33]+1)" office:value-type="float" office:value="1">
            <text:p>1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89" office:value-type="string">
            <text:p>Check the displaying of Category in Sites Explorer/ System drive</text:p>
          </table:table-cell>
          <table:table-cell table:style-name="ce89" office:value-type="string">
            <text:p>Step 2: Check the displaying of Category tree</text:p>
          </table:table-cell>
          <table:table-cell table:style-name="ce89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93" office:value-type="string">
            <text:p>Link of The Category tree and it's child nodes are listed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35];6;1)&gt;MID([.F34];6;1);&quot;&quot;;MAX([.A$7:.A34])+1)" office:value-type="float" office:value="14">
            <text:p>14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35];6;1)&gt;MID([.F34];6;1);[.C34];[.C34]+1)" office:value-type="float" office:value="2">
            <text:p>2.00</text:p>
          </table:table-cell>
          <table:table-cell table:style-name="ce103" office:value-type="string">
            <text:p>ECMS\Admin\Categories &amp; Tags\Manage Categories \Display</text:p>
          </table:table-cell>
          <table:table-cell table:style-name="ce106" office:value-type="string">
            <text:p>Check the displaying of Category when add category for node (document/uploaded file)</text:p>
          </table:table-cell>
          <table:table-cell table:style-name="ce110" office:value-type="string">
            <text:p>Step 1: Create new Category tree</text:p>
          </table:table-cell>
          <table:table-cell table:style-name="ce110" office:value-type="string">
            <text:p>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114" office:value-type="string">
            <text:p>High</text:p>
          </table:table-cell>
          <table:table-cell table:style-name="ce114"/>
          <table:table-cell table:style-name="ce99">
            <text:p>hanh.ly</text:p>
          </table:table-cell>
          <table:table-cell table:style-name="ce99" table:number-columns-repeated="9"/>
          <table:table-cell table:style-name="ce91" table:number-columns-repeated="204"/>
          <table:table-cell table:style-name="ce99" table:number-columns-repeated="32"/>
        </table:table-row>
        <table:table-row table:style-name="ro9">
          <table:table-cell table:style-name="ce71" table:formula="of:=IF(MID([.F36];6;1)&gt;MID([.F35];6;1);&quot;&quot;;MAX([.A$7:.A35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36];6;1)&gt;MID([.F35];6;1);[.C35];[.C35]+1)" office:value-type="float" office:value="2">
            <text:p>2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add category for node (document/uploaded file)</text:p>
          </table:table-cell>
          <table:table-cell table:style-name="ce107" office:value-type="string">
            <text:p>Step 2: Create node</text:p>
          </table:table-cell>
          <table:table-cell table:style-name="ce107" office:value-type="string">
            <text:p>- Go to Sites Explorer / Private drive</text:p>
            <text:p>- Create a document or upload a file</text:p>
          </table:table-cell>
          <table:table-cell table:style-name="ce93" office:value-type="string">
            <text:p>Nod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37];6;1)&gt;MID([.F36];6;1);&quot;&quot;;MAX([.A$7:.A36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37];6;1)&gt;MID([.F36];6;1);[.C36];[.C36]+1)" office:value-type="float" office:value="2">
            <text:p>2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add category for node (document/uploaded file)</text:p>
          </table:table-cell>
          <table:table-cell table:style-name="ce107" office:value-type="string">
            <text:p>Step 3: Check the displaying of Category </text:p>
          </table:table-cell>
          <table:table-cell table:style-name="ce107" office:value-type="string">
            <text:p>- Select Admin View</text:p>
            <text:p>- Select 'Admin' tab</text:p>
            <text:p>- Click on Manage Categories icon in action bar </text:p>
          </table:table-cell>
          <table:table-cell table:style-name="ce93" office:value-type="string">
            <text:p>Add Category form is shown. At Select Category Tab, we can see all Category tree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38];6;1)&gt;MID([.F37];6;1);&quot;&quot;;MAX([.A$7:.A37])+1)" office:value-type="float" office:value="15">
            <text:p>15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38];6;1)&gt;MID([.F37];6;1);[.C37];[.C37]+1)" office:value-type="float" office:value="3">
            <text:p>3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tree when user does not have permission to view when add category for node (document/uploaded file) 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- Create new Category tree</text:p>
            <text:p>- Set permission for this Category tree that some users cannot see it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39];6;1)&gt;MID([.F38];6;1);&quot;&quot;;MAX([.A$7:.A38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39];6;1)&gt;MID([.F38];6;1);[.C38];[.C38]+1)" office:value-type="float" office:value="3">
            <text:p>3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tree when user does not have permission to view when add category for node (document/uploaded file) </text:p>
          </table:table-cell>
          <table:table-cell table:style-name="ce107" office:value-type="string">
            <text:p>Step 2: Create node</text:p>
          </table:table-cell>
          <table:table-cell table:style-name="ce107" office:value-type="string">
            <text:p>- Login by user who does not have permission to view this Category above</text:p>
            <text:p>- Create a document or upload a file</text:p>
          </table:table-cell>
          <table:table-cell table:style-name="ce93" office:value-type="string">
            <text:p>Nod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40];6;1)&gt;MID([.F39];6;1);&quot;&quot;;MAX([.A$7:.A39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0];6;1)&gt;MID([.F39];6;1);[.C39];[.C39]+1)" office:value-type="float" office:value="3">
            <text:p>3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tree when user does not have permission to view when add category for node (document/uploaded file) </text:p>
          </table:table-cell>
          <table:table-cell table:style-name="ce107" office:value-type="string">
            <text:p>Step 3: Check the displaying of Category </text:p>
          </table:table-cell>
          <table:table-cell table:style-name="ce107" office:value-type="string">
            <text:p>- Select 'Admin' tab</text:p>
            <text:p>- Click on Manage Categories Tree icon in action bar </text:p>
          </table:table-cell>
          <table:table-cell table:style-name="ce114" office:value-type="string">
            <text:p>- User can't see Category tree which user does not have permission on it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41];6;1)&gt;MID([.F40];6;1);&quot;&quot;;MAX([.A$7:.A40])+1)" office:value-type="float" office:value="16">
            <text:p>16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41];6;1)&gt;MID([.F40];6;1);[.C40];[.C40]+1)" office:value-type="float" office:value="4">
            <text:p>4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in Sites Explorer while creating document or uploading file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42];6;1)&gt;MID([.F41];6;1);&quot;&quot;;MAX([.A$7:.A41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2];6;1)&gt;MID([.F41];6;1);[.C41];[.C41]+1)" office:value-type="float" office:value="4">
            <text:p>4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in Sites Explorer while creating document or uploading file</text:p>
          </table:table-cell>
          <table:table-cell table:style-name="ce107" office:value-type="string">
            <text:p>Step 2: Check the displaying of Category in Sites Explorer</text:p>
          </table:table-cell>
          <table:table-cell table:style-name="ce107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93" office:value-type="string">
            <text:p>All category that created in Manage Category trees are listed 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43];6;1)&gt;MID([.F42];6;1);&quot;&quot;;MAX([.A$7:.A42])+1)" office:value-type="float" office:value="17">
            <text:p>17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43];6;1)&gt;MID([.F42];6;1);[.C42];[.C42]+1)" office:value-type="float" office:value="5">
            <text:p>5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when do advanced search using category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Create new Category tree</text:p>
          </table:table-cell>
          <table:table-cell table:style-name="ce93" office:value-type="string">
            <text:p>New Category tree is create successfull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44];6;1)&gt;MID([.F43];6;1);&quot;&quot;;MAX([.A$7:.A43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4];6;1)&gt;MID([.F43];6;1);[.C43];[.C43]+1)" office:value-type="float" office:value="5">
            <text:p>5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Go to Content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45];6;1)&gt;MID([.F44];6;1);&quot;&quot;;MAX([.A$7:.A44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5];6;1)&gt;MID([.F44];6;1);[.C44];[.C44]+1)" office:value-type="float" office:value="5">
            <text:p>5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60" office:value-type="string">
            <text:p>All Category tree and its child nodes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46];6;1)&gt;MID([.F45];6;1);&quot;&quot;;MAX([.A$7:.A45])+1)" office:value-type="float" office:value="18">
            <text:p>18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46];6;1)&gt;MID([.F45];6;1);[.C45];[.C45]+1)" office:value-type="float" office:value="6">
            <text:p>6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when do advanced search using category in case user does not have permission to view Category tree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- Create new Category tree</text:p>
            <text:p>- Set permission for this Category tree that some users cannot see it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4">
          <table:table-cell table:style-name="ce71" table:formula="of:=IF(MID([.F47];6;1)&gt;MID([.F46];6;1);&quot;&quot;;MAX([.A$7:.A46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7];6;1)&gt;MID([.F46];6;1);[.C46];[.C46]+1)" office:value-type="float" office:value="6">
            <text:p>6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 in case user does not have permission to view Category tree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Login by user who does not have permission to view Category tree above</text:p>
            <text:p>- Go to Content <text:s/>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48];6;1)&gt;MID([.F47];6;1);&quot;&quot;;MAX([.A$7:.A47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8];6;1)&gt;MID([.F47];6;1);[.C47];[.C47]+1)" office:value-type="float" office:value="6">
            <text:p>6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 in case user does not have permission to view Category tree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115" office:value-type="string">
            <text:p>The Category is not shown here . User does not have permission can't <text:s/>see this Categor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49];6;1)&gt;MID([.F48];6;1);&quot;&quot;;MAX([.A$7:.A48])+1)" office:value-type="float" office:value="19">
            <text:p>19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49];6;1)&gt;MID([.F48];6;1);[.C48];[.C48]+1)" office:value-type="float" office:value="7">
            <text:p>7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- Create new Category tree</text:p>
            <text:p>- Create categories in this tree</text:p>
            <text:p>- Set permission for some categories that some users can not see them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4">
          <table:table-cell table:style-name="ce71" table:formula="of:=IF(MID([.F50];6;1)&gt;MID([.F49];6;1);&quot;&quot;;MAX([.A$7:.A49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50];6;1)&gt;MID([.F49];6;1);[.C49];[.C49]+1)" office:value-type="float" office:value="7">
            <text:p>7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Login by user who does not have permission to view Category tree above</text:p>
            <text:p>- Go to Sites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51];6;1)&gt;MID([.F50];6;1);&quot;&quot;;MAX([.A$7:.A50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51];6;1)&gt;MID([.F50];6;1);[.C50];[.C50]+1)" office:value-type="float" office:value="7">
            <text:p>7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115" office:value-type="string">
            <text:p>User can't see category here <text:s/>which user does not have permission on it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52];6;1)&gt;MID([.F51];6;1);&quot;&quot;;MAX([.A$7:.A51])+1)" office:value-type="float" office:value="20">
            <text:p>20.00</text:p>
          </table:table-cell>
          <table:table-cell table:style-name="ce46" office:value-type="string">
            <text:p>FNC_ECMS_ADM_CAT_03</text:p>
          </table:table-cell>
          <table:table-cell table:style-name="ce82" office:value-type="float" office:value="1">
            <text:p>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66" office:value-type="string">
            <text:p>Add category in Category tree when put valid data into name field</text:p>
          </table:table-cell>
          <table:table-cell table:style-name="ce110" office:value-type="string">
            <text:p>Step 1: Create new Category tree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14" office:value-type="string">
            <text:p>New Category tree is created successfully</text:p>
          </table:table-cell>
          <table:table-cell table:style-name="ce114" office:value-type="string">
            <text:p>High</text:p>
          </table:table-cell>
          <table:table-cell table:style-name="ce114"/>
          <table:table-cell table:style-name="ce99">
            <text:p>hanh.ly</text:p>
          </table:table-cell>
          <table:table-cell table:style-name="ce99" table:number-columns-repeated="9"/>
          <table:table-cell table:style-name="ce91" table:number-columns-repeated="204"/>
          <table:table-cell table:style-name="ce99" table:number-columns-repeated="32"/>
        </table:table-row>
        <table:table-row table:style-name="ro19">
          <table:table-cell table:style-name="ce71" table:formula="of:=IF(MID([.F53];6;1)&gt;MID([.F52];6;1);&quot;&quot;;MAX([.A$7:.A5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3];6;1)&gt;MID([.F52];6;1);[.C52];[.C52]+1)" office:value-type="float" office:value="1">
            <text:p>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put valid data into name field</text:p>
          </table:table-cell>
          <table:table-cell table:style-name="ce89" office:value-type="string">
            <text:p>Step 2: Open form to add category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54];6;1)&gt;MID([.F53];6;1);&quot;&quot;;MAX([.A$7:.A53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4];6;1)&gt;MID([.F53];6;1);[.C53];[.C53]+1)" office:value-type="float" office:value="1">
            <text:p>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put valid data into name field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Put valid data into 'Category Name ' field</text:p>
            <text:p>- Click ''Save'' button</text:p>
          </table:table-cell>
          <table:table-cell table:style-name="ce93" office:value-type="string">
            <text:p>A new Category is added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55];6;1)&gt;MID([.F54];6;1);&quot;&quot;;MAX([.A$7:.A54])+1)" office:value-type="float" office:value="21">
            <text:p>21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55];6;1)&gt;MID([.F54];6;1);[.C54];[.C54]+1)" office:value-type="float" office:value="2">
            <text:p>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Category when name field is blank</text:p>
          </table:table-cell>
          <table:table-cell table:style-name="ce89" office:value-type="string">
            <text:p>Step 1: Create new Category tree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56];6;1)&gt;MID([.F55];6;1);&quot;&quot;;MAX([.A$7:.A55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6];6;1)&gt;MID([.F55];6;1);[.C55];[.C55]+1)" office:value-type="float" office:value="2">
            <text:p>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name field is blank</text:p>
          </table:table-cell>
          <table:table-cell table:style-name="ce89" office:value-type="string">
            <text:p>Step 2: Open form to add category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57];6;1)&gt;MID([.F56];6;1);&quot;&quot;;MAX([.A$7:.A56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7];6;1)&gt;MID([.F56];6;1);[.C56];[.C56]+1)" office:value-type="float" office:value="2">
            <text:p>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name field is blank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Do not input data into ' Category Name ' field</text:p>
            <text:p>- Click ''Save'' button</text:p>
          </table:table-cell>
          <table:table-cell table:style-name="ce93" office:value-type="string">
            <text:p>Show message to inform that The field 'Category Name' is required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58];6;1)&gt;MID([.F57];6;1);&quot;&quot;;MAX([.A$7:.A57])+1)" office:value-type="float" office:value="22">
            <text:p>22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58];6;1)&gt;MID([.F57];6;1);[.C57];[.C57]+1)" office:value-type="float" office:value="3">
            <text:p>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Category when name field contain special character `~# $ % &amp; * {}\/= | &lt; &gt; <text:s text:c="2"/>. <text:s/>? ; ' "</text:p>
          </table:table-cell>
          <table:table-cell table:style-name="ce89" office:value-type="string">
            <text:p>Step 1: Create new Category tree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59];6;1)&gt;MID([.F58];6;1);&quot;&quot;;MAX([.A$7:.A58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9];6;1)&gt;MID([.F58];6;1);[.C58];[.C58]+1)" office:value-type="float" office:value="3">
            <text:p>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name field contain special character `~# $ % &amp; * {}\/= | &lt; &gt; <text:s text:c="2"/>. <text:s/>? ; ' "</text:p>
          </table:table-cell>
          <table:table-cell table:style-name="ce89" office:value-type="string">
            <text:p>Step 2: Open form to add category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60];6;1)&gt;MID([.F59];6;1);&quot;&quot;;MAX([.A$7:.A5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0];6;1)&gt;MID([.F59];6;1);[.C59];[.C59]+1)" office:value-type="float" office:value="3">
            <text:p>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name field contain special character `~# $ % &amp; * {}\/= | &lt; &gt; <text:s text:c="2"/>. <text:s/>? ; ' "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Put some special characters into ' Category Name ' field</text:p>
            <text:p>- Click ''Save'' button</text:p>
          </table:table-cell>
          <table:table-cell table:style-name="ce93" office:value-type="string">
            <text:p>Show message to inform that There are some invalid characters in field 'Category name'.Type another <text:s/>value, please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61];6;1)&gt;MID([.F60];6;1);&quot;&quot;;MAX([.A$7:.A60])+1)" office:value-type="float" office:value="23">
            <text:p>23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61];6;1)&gt;MID([.F60];6;1);[.C60];[.C60]+1)" office:value-type="float" office:value="4">
            <text:p>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new Category has the same name,level with <text:s/>existing Category in one node</text:p>
          </table:table-cell>
          <table:table-cell table:style-name="ce89" office:value-type="string">
            <text:p>Step 1: Create new Category tree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62];6;1)&gt;MID([.F61];6;1);&quot;&quot;;MAX([.A$7:.A61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2];6;1)&gt;MID([.F61];6;1);[.C61];[.C61]+1)" office:value-type="float" office:value="4">
            <text:p>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new Category has the same name,level with <text:s/>existing Category in one node</text:p>
          </table:table-cell>
          <table:table-cell table:style-name="ce89" office:value-type="string">
            <text:p>Step 2: Open form to add category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63];6;1)&gt;MID([.F62];6;1);&quot;&quot;;MAX([.A$7:.A6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3];6;1)&gt;MID([.F62];6;1);[.C62];[.C62]+1)" office:value-type="float" office:value="4">
            <text:p>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new Category has the same name,level with <text:s/>existing Category in one node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Put name for new Category has the same name with existing Category in this node</text:p>
            <text:p>- Click ''Save'' button</text:p>
          </table:table-cell>
          <table:table-cell table:style-name="ce93" office:value-type="string">
            <text:p>Show message to inform that the name already exists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64];6;1)&gt;MID([.F63];6;1);&quot;&quot;;MAX([.A$7:.A63])+1)" office:value-type="float" office:value="24">
            <text:p>24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64];6;1)&gt;MID([.F63];6;1);[.C63];[.C63]+1)" office:value-type="float" office:value="5">
            <text:p>5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Check max length of name field</text:p>
          </table:table-cell>
          <table:table-cell table:style-name="ce89" office:value-type="string">
            <text:p>Step 1: Open Manage Category trees form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<text:s/>'Manage Category tre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65];6;1)&gt;MID([.F64];6;1);&quot;&quot;;MAX([.A$7:.A64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5];6;1)&gt;MID([.F64];6;1);[.C64];[.C64]+1)" office:value-type="float" office:value="5">
            <text:p>5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Check max length of name field</text:p>
          </table:table-cell>
          <table:table-cell table:style-name="ce89" office:value-type="string">
            <text:p>Step 2: Open 'Add Category' <text:s/>pop-up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66];6;1)&gt;MID([.F65];6;1);&quot;&quot;;MAX([.A$7:.A65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6];6;1)&gt;MID([.F65];6;1);[.C65];[.C65]+1)" office:value-type="float" office:value="5">
            <text:p>5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Check max length of name field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Put name for new Category more than 150 characters</text:p>
            <text:p>- Click ''Save'' button</text:p>
          </table:table-cell>
          <table:table-cell table:style-name="ce93" office:value-type="string">
            <text:p>Show message alert that Category name must not have more than 150 characters.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67];6;1)&gt;MID([.F66];6;1);&quot;&quot;;MAX([.A$7:.A66])+1)" office:value-type="float" office:value="25">
            <text:p>25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67];6;1)&gt;MID([.F66];6;1);[.C66];[.C66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66" office:value-type="string">
            <text:p>Add permission for Category to user</text:p>
          </table:table-cell>
          <table:table-cell table:style-name="ce110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14" office:value-type="string">
            <text:p>A new Category tree and its sub nodes are created successfully</text:p>
          </table:table-cell>
          <table:table-cell table:style-name="ce114" office:value-type="string">
            <text:p>High</text:p>
          </table:table-cell>
          <table:table-cell table:style-name="ce114"/>
          <table:table-cell table:style-name="ce99">
            <text:p>hanh.ly</text:p>
          </table:table-cell>
          <table:table-cell table:style-name="ce99" table:number-columns-repeated="9"/>
          <table:table-cell table:style-name="ce91" table:number-columns-repeated="204"/>
          <table:table-cell table:style-name="ce99" table:number-columns-repeated="32"/>
        </table:table-row>
        <table:table-row table:style-name="ro19">
          <table:table-cell table:style-name="ce71" table:formula="of:=IF(MID([.F68];6;1)&gt;MID([.F67];6;1);&quot;&quot;;MAX([.A$7:.A67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8];6;1)&gt;MID([.F67];6;1);[.C67];[.C67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user</text:p>
          </table:table-cell>
          <table:table-cell table:style-name="ce89" office:value-type="string">
            <text:p>Step 2: Open form to add permission</text:p>
          </table:table-cell>
          <table:table-cell table:style-name="ce89" office:value-type="string">
            <text:p>- Go to a child node</text:p>
            <text:p>- Click 'Permission Management' icon corresponding with Category you want to add permission</text:p>
          </table:table-cell>
          <table:table-cell table:style-name="ce93" office:value-type="string">
            <text:p><text:s/>'Permission Management' form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69];6;1)&gt;MID([.F68];6;1);&quot;&quot;;MAX([.A$7:.A68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9];6;1)&gt;MID([.F68];6;1);[.C68];[.C68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user</text:p>
          </table:table-cell>
          <table:table-cell table:style-name="ce111" office:value-type="string">
            <text:p>Step 3: Add permission for user</text:p>
          </table:table-cell>
          <table:table-cell table:style-name="ce112" office:value-type="string">
            <text:p>Select icon of user <text:s/>in 'Add a permission to that node form' </text:p>
          </table:table-cell>
          <table:table-cell table:style-name="ce111" office:value-type="string">
            <text:p><text:s/>'Select user' pop-up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70];6;1)&gt;MID([.F69];6;1);&quot;&quot;;MAX([.A$7:.A6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0];6;1)&gt;MID([.F69];6;1);[.C69];[.C69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user</text:p>
          </table:table-cell>
          <table:table-cell table:style-name="ce111" office:value-type="string">
            <text:p>Step 4: Select user to add permission</text:p>
          </table:table-cell>
          <table:table-cell table:style-name="ce111" office:value-type="string">
            <text:p>Click icon corresponding with user you want to add permission</text:p>
          </table:table-cell>
          <table:table-cell table:style-name="ce111" office:value-type="string">
            <text:p><text:s/>User is selected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71];6;1)&gt;MID([.F70];6;1);&quot;&quot;;MAX([.A$7:.A70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1];6;1)&gt;MID([.F70];6;1);[.C70];[.C70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user</text:p>
          </table:table-cell>
          <table:table-cell table:style-name="ce111" office:value-type="string">
            <text:p>Step 5: Select permission for user</text:p>
          </table:table-cell>
          <table:table-cell table:style-name="ce111" office:value-type="string">
            <text:p>- Select the right for user that node</text:p>
            <text:p>- Click Save button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72];6;1)&gt;MID([.F71];6;1);&quot;&quot;;MAX([.A$7:.A71])+1)" office:value-type="float" office:value="26">
            <text:p>26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72];6;1)&gt;MID([.F71];6;1);[.C71];[.C71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permission for Category to group (1)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9">
          <table:table-cell table:style-name="ce71" table:formula="of:=IF(MID([.F73];6;1)&gt;MID([.F72];6;1);&quot;&quot;;MAX([.A$7:.A7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3];6;1)&gt;MID([.F72];6;1);[.C72];[.C72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group (1)</text:p>
          </table:table-cell>
          <table:table-cell table:style-name="ce89" office:value-type="string">
            <text:p>Step 2: Open form to add permission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</table:table-cell>
          <table:table-cell table:style-name="ce93" office:value-type="string">
            <text:p><text:s/>'Permission Management' form appears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74];6;1)&gt;MID([.F73];6;1);&quot;&quot;;MAX([.A$7:.A73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4];6;1)&gt;MID([.F73];6;1);[.C73];[.C73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group (1)</text:p>
          </table:table-cell>
          <table:table-cell table:style-name="ce111" office:value-type="string">
            <text:p>Step 3: Add permission for group</text:p>
          </table:table-cell>
          <table:table-cell table:style-name="ce112" office:value-type="string">
            <text:p>Click on icon of group <text:s/>in 'Add a permission to that node form' </text:p>
          </table:table-cell>
          <table:table-cell table:style-name="ce111" office:value-type="string">
            <text:p><text:s/>'Select member' pop-up appears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75];6;1)&gt;MID([.F74];6;1);&quot;&quot;;MAX([.A$7:.A74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5];6;1)&gt;MID([.F74];6;1);[.C74];[.C74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group (1)</text:p>
          </table:table-cell>
          <table:table-cell table:style-name="ce111" office:value-type="string">
            <text:p>Step 4: Select group in form to add permission</text:p>
          </table:table-cell>
          <table:table-cell table:style-name="ce111" office:value-type="string">
            <text:p>- Select the group in 'Select group' form</text:p>
            <text:p>- Select membership of this group</text:p>
          </table:table-cell>
          <table:table-cell table:style-name="ce111" office:value-type="string">
            <text:p><text:s/>Member of group is select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76];6;1)&gt;MID([.F75];6;1);&quot;&quot;;MAX([.A$7:.A75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6];6;1)&gt;MID([.F75];6;1);[.C75];[.C75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group (1)</text:p>
          </table:table-cell>
          <table:table-cell table:style-name="ce111" office:value-type="string">
            <text:p>Step 5: Select permission for group</text:p>
          </table:table-cell>
          <table:table-cell table:style-name="ce111" office:value-type="string">
            <text:p>- Select the right for group that node</text:p>
            <text:p>- Click Save button</text:p>
          </table:table-cell>
          <table:table-cell table:style-name="ce111" office:value-type="string">
            <text:p>Category is added permission. All the users with added membership can do these <text:s/>actions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77];6;1)&gt;MID([.F76];6;1);&quot;&quot;;MAX([.A$7:.A76])+1)" office:value-type="float" office:value="27">
            <text:p>27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77];6;1)&gt;MID([.F76];6;1);[.C76];[.C76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53" office:value-type="string">
            <text:p>Add permission for Category to group (2)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9">
          <table:table-cell table:style-name="ce71" table:formula="of:=IF(MID([.F78];6;1)&gt;MID([.F77];6;1);&quot;&quot;;MAX([.A$7:.A77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8];6;1)&gt;MID([.F77];6;1);[.C77];[.C77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108" office:value-type="string">
            <text:p>Add permission for Category to group (2)</text:p>
          </table:table-cell>
          <table:table-cell table:style-name="ce89" office:value-type="string">
            <text:p>Step 2: Open form to add permission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</table:table-cell>
          <table:table-cell table:style-name="ce93" office:value-type="string">
            <text:p><text:s/>'Permission Management' form appears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79];6;1)&gt;MID([.F78];6;1);&quot;&quot;;MAX([.A$7:.A78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9];6;1)&gt;MID([.F78];6;1);[.C78];[.C78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108" office:value-type="string">
            <text:p>Add permission for Category to group (2)</text:p>
          </table:table-cell>
          <table:table-cell table:style-name="ce111" office:value-type="string">
            <text:p>Step 3: Add permission for group</text:p>
          </table:table-cell>
          <table:table-cell table:style-name="ce112" office:value-type="string">
            <text:p>Click on icon of group <text:s/>in 'Add a permission to that node form' </text:p>
          </table:table-cell>
          <table:table-cell table:style-name="ce111" office:value-type="string">
            <text:p><text:s/>'Select member' pop-up appears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80];6;1)&gt;MID([.F79];6;1);&quot;&quot;;MAX([.A$7:.A7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0];6;1)&gt;MID([.F79];6;1);[.C79];[.C79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108" office:value-type="string">
            <text:p>Add permission for Category to group (2)</text:p>
          </table:table-cell>
          <table:table-cell table:style-name="ce111" office:value-type="string">
            <text:p>Step 4: Select group in form to add permission</text:p>
          </table:table-cell>
          <table:table-cell table:style-name="ce111" office:value-type="string">
            <text:p>- Select the group in 'Select group' form</text:p>
            <text:p>- Select membership is *</text:p>
          </table:table-cell>
          <table:table-cell table:style-name="ce111" office:value-type="string">
            <text:p><text:s/>Member of group is select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81];6;1)&gt;MID([.F80];6;1);&quot;&quot;;MAX([.A$7:.A80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1];6;1)&gt;MID([.F80];6;1);[.C80];[.C80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108" office:value-type="string">
            <text:p>Add permission for Category to group (2)</text:p>
          </table:table-cell>
          <table:table-cell table:style-name="ce111" office:value-type="string">
            <text:p>Step 5: Select permission for group</text:p>
          </table:table-cell>
          <table:table-cell table:style-name="ce111" office:value-type="string">
            <text:p>- Select the right for group </text:p>
            <text:p>- Click Save button</text:p>
          </table:table-cell>
          <table:table-cell table:style-name="ce111" office:value-type="string">
            <text:p>Category is added permission. All the users in the group at step 5 can do these <text:s/>actions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82];6;1)&gt;MID([.F81];6;1);&quot;&quot;;MAX([.A$7:.A81])+1)" office:value-type="float" office:value="28">
            <text:p>28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82];6;1)&gt;MID([.F81];6;1);[.C81];[.C81]+1)" office:value-type="float" office:value="9">
            <text:p>9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permission for Category to everybod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9">
          <table:table-cell table:style-name="ce71" table:formula="of:=IF(MID([.F83];6;1)&gt;MID([.F82];6;1);&quot;&quot;;MAX([.A$7:.A8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3];6;1)&gt;MID([.F82];6;1);[.C82];[.C82]+1)" office:value-type="float" office:value="9">
            <text:p>9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everybody</text:p>
          </table:table-cell>
          <table:table-cell table:style-name="ce89" office:value-type="string">
            <text:p>Step 2: Open form to add permission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</table:table-cell>
          <table:table-cell table:style-name="ce93" office:value-type="string">
            <text:p><text:s/>'Permission Management' form appears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84];6;1)&gt;MID([.F83];6;1);&quot;&quot;;MAX([.A$7:.A83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4];6;1)&gt;MID([.F83];6;1);[.C83];[.C83]+1)" office:value-type="float" office:value="9">
            <text:p>9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everybody</text:p>
          </table:table-cell>
          <table:table-cell table:style-name="ce111" office:value-type="string">
            <text:p>Step 3: Add permission for users</text:p>
          </table:table-cell>
          <table:table-cell table:style-name="ce112" office:value-type="string">
            <text:p>Select icon of everyone in 'Add a permission to that node form' </text:p>
          </table:table-cell>
          <table:table-cell table:style-name="ce111" office:value-type="string">
            <text:p>Users are automatically added 'Read' permission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85];6;1)&gt;MID([.F84];6;1);&quot;&quot;;MAX([.A$7:.A84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5];6;1)&gt;MID([.F84];6;1);[.C84];[.C84]+1)" office:value-type="float" office:value="9">
            <text:p>9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everybody</text:p>
          </table:table-cell>
          <table:table-cell table:style-name="ce111" office:value-type="string">
            <text:p>Step 4: Select permission for users</text:p>
          </table:table-cell>
          <table:table-cell table:style-name="ce111" office:value-type="string">
            <text:p>- Select the right for users </text:p>
            <text:p>- Click Save button</text:p>
          </table:table-cell>
          <table:table-cell table:style-name="ce111" office:value-type="string">
            <text:p>Category is added permission. Everybody can see this Categor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86];6;1)&gt;MID([.F85];6;1);&quot;&quot;;MAX([.A$7:.A85])+1)" office:value-type="float" office:value="29">
            <text:p>29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86];6;1)&gt;MID([.F85];6;1);[.C85];[.C85]+1)" office:value-type="float" office:value="10">
            <text:p>10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Edit permission of user/group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0">
          <table:table-cell table:style-name="ce71" table:formula="of:=IF(MID([.F87];6;1)&gt;MID([.F86];6;1);&quot;&quot;;MAX([.A$7:.A86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7];6;1)&gt;MID([.F86];6;1);[.C86];[.C86]+1)" office:value-type="float" office:value="10">
            <text:p>10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Edit permission of user/group</text:p>
          </table:table-cell>
          <table:table-cell table:style-name="ce111" office:value-type="string">
            <text:p>Step 2: Add permission for Category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3">
          <table:table-cell table:style-name="ce71" table:formula="of:=IF(MID([.F88];6;1)&gt;MID([.F87];6;1);&quot;&quot;;MAX([.A$7:.A87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8];6;1)&gt;MID([.F87];6;1);[.C87];[.C87]+1)" office:value-type="float" office:value="10">
            <text:p>10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Edit permission of user/group</text:p>
          </table:table-cell>
          <table:table-cell table:style-name="ce111" office:value-type="string">
            <text:p>Step 3: Edit permission of Category</text:p>
          </table:table-cell>
          <table:table-cell table:style-name="ce113" office:value-type="string">
            <text:p><text:span text:style-name="T2">- Click 'Permission </text:span><text:span text:style-name="T2">Management' icon again</text:span></text:p>
            <text:p><text:span text:style-name="T2">- In 'Permission </text:span><text:span text:style-name="T2">Management' form, click </text:span><text:span text:style-name="T2">'Edit' icon corresponding </text:span><text:span text:style-name="T2">with the permission of </text:span><text:span text:style-name="T2">user/group you want to </text:span><text:span text:style-name="T2">edit</text:span></text:p>
            <text:p><text:span text:style-name="T2">- Select the right for </text:span><text:span text:style-name="T2">user/group</text:span></text:p>
            <text:p><text:span text:style-name="T2">- Click Save button</text:span></text:p>
          </table:table-cell>
          <table:table-cell table:style-name="ce111" office:value-type="string">
            <text:p>Permission of Category to user/group is edit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89];6;1)&gt;MID([.F88];6;1);&quot;&quot;;MAX([.A$7:.A88])+1)" office:value-type="float" office:value="30">
            <text:p>30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89];6;1)&gt;MID([.F88];6;1);[.C88];[.C88]+1)" office:value-type="float" office:value="11">
            <text:p>1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Edit permission of system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0">
          <table:table-cell table:style-name="ce71" table:formula="of:=IF(MID([.F90];6;1)&gt;MID([.F89];6;1);&quot;&quot;;MAX([.A$7:.A8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0];6;1)&gt;MID([.F89];6;1);[.C89];[.C89]+1)" office:value-type="float" office:value="11">
            <text:p>1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Edit permission of system</text:p>
          </table:table-cell>
          <table:table-cell table:style-name="ce111" office:value-type="string">
            <text:p>Step 2: Add permission for Category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91];6;1)&gt;MID([.F90];6;1);&quot;&quot;;MAX([.A$7:.A90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1];6;1)&gt;MID([.F90];6;1);[.C90];[.C90]+1)" office:value-type="float" office:value="11">
            <text:p>1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Edit permission of system</text:p>
          </table:table-cell>
          <table:table-cell table:style-name="ce111" office:value-type="string">
            <text:p>Step 3: Edit permission of Category</text:p>
          </table:table-cell>
          <table:table-cell table:style-name="ce113" office:value-type="string">
            <text:p><text:span text:style-name="T2">- Click 'Permission </text:span><text:span text:style-name="T2">Management' icon again</text:span></text:p>
            <text:p><text:span text:style-name="T2">- In 'Permission </text:span><text:span text:style-name="T2">Management' form, click </text:span><text:span text:style-name="T2">'Edit' icon corresponding </text:span><text:span text:style-name="T2">with the permission of </text:span><text:span text:style-name="T2">system</text:span></text:p>
          </table:table-cell>
          <table:table-cell table:style-name="ce111" office:value-type="string">
            <text:p>You can not edit permission of system with this Categor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92];6;1)&gt;MID([.F91];6;1);&quot;&quot;;MAX([.A$7:.A91])+1)" office:value-type="float" office:value="31">
            <text:p>31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92];6;1)&gt;MID([.F91];6;1);[.C91];[.C91]+1)" office:value-type="float" office:value="12">
            <text:p>1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Delete permission of user/group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93];6;1)&gt;MID([.F92];6;1);&quot;&quot;;MAX([.A$7:.A9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3];6;1)&gt;MID([.F92];6;1);[.C92];[.C92]+1)" office:value-type="float" office:value="12">
            <text:p>1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user/group</text:p>
          </table:table-cell>
          <table:table-cell table:style-name="ce111" office:value-type="string">
            <text:p>Step 2: Add permission for Category</text:p>
          </table:table-cell>
          <table:table-cell table:style-name="ce89" office:value-type="string">
            <text:p>- Click 'Permission Management' icon corresponding with Category you want to add permission</text:p>
            <text:p>- Add permission for this Category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94];6;1)&gt;MID([.F93];6;1);&quot;&quot;;MAX([.A$7:.A93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4];6;1)&gt;MID([.F93];6;1);[.C93];[.C93]+1)" office:value-type="float" office:value="12">
            <text:p>1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user/group</text:p>
          </table:table-cell>
          <table:table-cell table:style-name="ce111" office:value-type="string">
            <text:p>Step 3: Delete permission of Category</text:p>
          </table:table-cell>
          <table:table-cell table:style-name="ce113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11" office:value-type="string">
            <text:p>Permission of Category to user/group is delet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0">
          <table:table-cell table:style-name="ce71" table:formula="of:=IF(MID([.F95];6;1)&gt;MID([.F94];6;1);&quot;&quot;;MAX([.A$7:.A94])+1)" office:value-type="float" office:value="32">
            <text:p>32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95];6;1)&gt;MID([.F94];6;1);[.C94];[.C94]+1)" office:value-type="float" office:value="13">
            <text:p>1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Delete permission of system</text:p>
          </table:table-cell>
          <table:table-cell table:style-name="ce89" office:value-type="string">
            <text:p>Step 1: Create a Category</text:p>
          </table:table-cell>
          <table:table-cell table:style-name="ce89" office:value-type="string">
            <text:p>- Go to Group/ Content Manager's pages/ Administration -&gt; Categories &amp; Tags-&gt;Manage Categories</text:p>
            <text:p>- Create a Category tree</text:p>
            <text:p>- Create some taxonomies in this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96];6;1)&gt;MID([.F95];6;1);&quot;&quot;;MAX([.A$7:.A95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6];6;1)&gt;MID([.F95];6;1);[.C95];[.C95]+1)" office:value-type="float" office:value="13">
            <text:p>1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system</text:p>
          </table:table-cell>
          <table:table-cell table:style-name="ce111" office:value-type="string">
            <text:p>Step 2: Add permission for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97];6;1)&gt;MID([.F96];6;1);&quot;&quot;;MAX([.A$7:.A96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7];6;1)&gt;MID([.F96];6;1);[.C96];[.C96]+1)" office:value-type="float" office:value="13">
            <text:p>1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system</text:p>
          </table:table-cell>
          <table:table-cell table:style-name="ce111" office:value-type="string">
            <text:p>Step 3: Delete permission of Category</text:p>
          </table:table-cell>
          <table:table-cell table:style-name="ce113" office:value-type="string">
            <text:p><text:span text:style-name="T2">- Go to Child node</text:span></text:p>
            <text:p><text:span text:style-name="T2">- Click 'Permission </text:span><text:span text:style-name="T2">Management' icon </text:span></text:p>
            <text:p><text:span text:style-name="T2">- In 'Permission </text:span><text:span text:style-name="T2">Management' form, click </text:span><text:span text:style-name="T2">'Delete' icon </text:span><text:span text:style-name="T2">corresponding with </text:span><text:span text:style-name="T2">system</text:span></text:p>
          </table:table-cell>
          <table:table-cell table:style-name="ce111" office:value-type="string">
            <text:p>Show message alert that you don't can not delete permission of the owner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98];6;1)&gt;MID([.F97];6;1);&quot;&quot;;MAX([.A$7:.A97])+1)" office:value-type="float" office:value="33">
            <text:p>33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98];6;1)&gt;MID([.F97];6;1);[.C97];[.C97]+1)" office:value-type="float" office:value="14">
            <text:p>1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Delete permission of Category in case there is only one permission of this Category (except system)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0">
          <table:table-cell table:style-name="ce71" table:formula="of:=IF(MID([.F99];6;1)&gt;MID([.F98];6;1);&quot;&quot;;MAX([.A$7:.A98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9];6;1)&gt;MID([.F98];6;1);[.C98];[.C98]+1)" office:value-type="float" office:value="14">
            <text:p>1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Category in case there is only one permission of this Category (except system)</text:p>
          </table:table-cell>
          <table:table-cell table:style-name="ce111" office:value-type="string">
            <text:p>Step 2: Add permission for Category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100];6;1)&gt;MID([.F99];6;1);&quot;&quot;;MAX([.A$7:.A9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100];6;1)&gt;MID([.F99];6;1);[.C99];[.C99]+1)" office:value-type="float" office:value="14">
            <text:p>1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Category in case there is only one permission of this Category (except system)</text:p>
          </table:table-cell>
          <table:table-cell table:style-name="ce111" office:value-type="string">
            <text:p>Step 3: Delete permission of Category</text:p>
          </table:table-cell>
          <table:table-cell table:style-name="ce113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11" office:value-type="string">
            <text:p>Show message alert that you don't cannot delete permission of this user/group 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101];6;1)&gt;MID([.F100];6;1);&quot;&quot;;MAX([.A$7:.A100])+1)" office:value-type="float" office:value="34">
            <text:p>34.00</text:p>
          </table:table-cell>
          <table:table-cell table:style-name="ce46" office:value-type="string">
            <text:p>FNC_ECMS_ADM_CAT_04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opy/Paste <text:s/>a Category to a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02];6;1)&gt;MID([.F101];6;1);&quot;&quot;;MAX([.A$7:.A101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2];6;1)&gt;MID([.F101];6;1);[.C101];[.C101]+1)" office:value-type="float" office:value="1">
            <text:p>1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/Paste <text:s/>a Category to a Category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opy' icon on a Category you want to copy</text:p>
          </table:table-cell>
          <table:table-cell table:style-name="ce93" office:value-type="string">
            <text:p>Category is copi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03];6;1)&gt;MID([.F102];6;1);&quot;&quot;;MAX([.A$7:.A102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3];6;1)&gt;MID([.F102];6;1);[.C102];[.C102]+1)" office:value-type="float" office:value="1">
            <text:p>1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/Paste <text:s/>a Category to a Category</text:p>
          </table:table-cell>
          <table:table-cell table:style-name="ce89" office:value-type="string">
            <text:p>Step 3: Paste a copied Category</text:p>
          </table:table-cell>
          <table:table-cell table:style-name="ce89" office:value-type="string">
            <text:p>- Select destination path you want to paste Category</text:p>
            <text:p>- Click ' Paste' icon</text:p>
          </table:table-cell>
          <table:table-cell table:style-name="ce93" office:value-type="string">
            <text:p>Category is pasted successfully 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104];6;1)&gt;MID([.F103];6;1);&quot;&quot;;MAX([.A$7:.A103])+1)" office:value-type="float" office:value="35">
            <text:p>35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04];6;1)&gt;MID([.F103];6;1);[.C103];[.C103]+1)" office:value-type="float" office:value="2">
            <text:p>2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opy a Category and paste into its child node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05];6;1)&gt;MID([.F104];6;1);&quot;&quot;;MAX([.A$7:.A104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5];6;1)&gt;MID([.F104];6;1);[.C104];[.C104]+1)" office:value-type="float" office:value="2">
            <text:p>2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 a Category and paste into its child node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opy' icon on a Category you want to copy</text:p>
          </table:table-cell>
          <table:table-cell table:style-name="ce93" office:value-type="string">
            <text:p>Category is copi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06];6;1)&gt;MID([.F105];6;1);&quot;&quot;;MAX([.A$7:.A105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6];6;1)&gt;MID([.F105];6;1);[.C105];[.C105]+1)" office:value-type="float" office:value="2">
            <text:p>2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 a Category and paste into its child node</text:p>
          </table:table-cell>
          <table:table-cell table:style-name="ce89" office:value-type="string">
            <text:p>Step 3: Paste copied Category into its child node</text:p>
          </table:table-cell>
          <table:table-cell table:style-name="ce89" office:value-type="string">
            <text:p>- Select its child node</text:p>
            <text:p>- Click ' Paste' icon</text:p>
          </table:table-cell>
          <table:table-cell table:style-name="ce93" office:value-type="string">
            <text:p>Parent Category is pasted into it child node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107];6;1)&gt;MID([.F106];6;1);&quot;&quot;;MAX([.A$7:.A106])+1)" office:value-type="float" office:value="36">
            <text:p>36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07];6;1)&gt;MID([.F106];6;1);[.C106];[.C106]+1)" office:value-type="float" office:value="3">
            <text:p>3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opy a Category and paste into itself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08];6;1)&gt;MID([.F107];6;1);&quot;&quot;;MAX([.A$7:.A107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8];6;1)&gt;MID([.F107];6;1);[.C107];[.C107]+1)" office:value-type="float" office:value="3">
            <text:p>3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 a Category and paste into itself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opy' icon on a Category you want to copy</text:p>
          </table:table-cell>
          <table:table-cell table:style-name="ce93" office:value-type="string">
            <text:p>Category is copi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09];6;1)&gt;MID([.F108];6;1);&quot;&quot;;MAX([.A$7:.A108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9];6;1)&gt;MID([.F108];6;1);[.C108];[.C108]+1)" office:value-type="float" office:value="3">
            <text:p>3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 a Category and paste into itself</text:p>
          </table:table-cell>
          <table:table-cell table:style-name="ce89" office:value-type="string">
            <text:p>Step 3: Paste copied Category into itself</text:p>
          </table:table-cell>
          <table:table-cell table:style-name="ce89" office:value-type="string">
            <text:p>- Click ' Paste' icon</text:p>
          </table:table-cell>
          <table:table-cell table:style-name="ce93" office:value-type="string">
            <text:p>Category is pasted into itself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110];6;1)&gt;MID([.F109];6;1);&quot;&quot;;MAX([.A$7:.A109])+1)" office:value-type="float" office:value="37">
            <text:p>37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10];6;1)&gt;MID([.F109];6;1);[.C109];[.C109]+1)" office:value-type="float" office:value="4">
            <text:p>4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54" office:value-type="string">
            <text:p>Copy/Paste a deleted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11];6;1)&gt;MID([.F110];6;1);&quot;&quot;;MAX([.A$7:.A110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1];6;1)&gt;MID([.F110];6;1);[.C110];[.C110]+1)" office:value-type="float" office:value="4">
            <text:p>4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opy/Paste a deleted Category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opy' icon on a Category you want to copy</text:p>
          </table:table-cell>
          <table:table-cell table:style-name="ce93" office:value-type="string">
            <text:p>Category is copi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12];6;1)&gt;MID([.F111];6;1);&quot;&quot;;MAX([.A$7:.A111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2];6;1)&gt;MID([.F111];6;1);[.C111];[.C111]+1)" office:value-type="float" office:value="4">
            <text:p>4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opy/Paste a deleted Category</text:p>
          </table:table-cell>
          <table:table-cell table:style-name="ce89" office:value-type="string">
            <text:p>Step 3: Delete Category</text:p>
          </table:table-cell>
          <table:table-cell table:style-name="ce89" office:value-type="string">
            <text:p>Click 'Delete' icon</text:p>
          </table:table-cell>
          <table:table-cell table:style-name="ce93" office:value-type="string">
            <text:p>Category is delet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13];6;1)&gt;MID([.F112];6;1);&quot;&quot;;MAX([.A$7:.A112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3];6;1)&gt;MID([.F112];6;1);[.C112];[.C112]+1)" office:value-type="float" office:value="4">
            <text:p>4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opy/Paste a deleted Category</text:p>
          </table:table-cell>
          <table:table-cell table:style-name="ce89" office:value-type="string">
            <text:p>Step 4: Paste deleted Category</text:p>
          </table:table-cell>
          <table:table-cell table:style-name="ce89" office:value-type="string">
            <text:p>- Select destination path you want to paste Category</text:p>
            <text:p>- Click ' Paste' icon</text:p>
          </table:table-cell>
          <table:table-cell table:style-name="ce93" office:value-type="string">
            <text:p>Show message “Can not read from source file or destination category is subcategory”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114];6;1)&gt;MID([.F113];6;1);&quot;&quot;;MAX([.A$7:.A113])+1)" office:value-type="float" office:value="38">
            <text:p>38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14];6;1)&gt;MID([.F113];6;1);[.C113];[.C113]+1)" office:value-type="float" office:value="5">
            <text:p>5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ut a Category and paste into other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15];6;1)&gt;MID([.F114];6;1);&quot;&quot;;MAX([.A$7:.A114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5];6;1)&gt;MID([.F114];6;1);[.C114];[.C114]+1)" office:value-type="float" office:value="5">
            <text:p>5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ut a Category and paste into other Category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ut' icon on a Category you want to cut</text:p>
          </table:table-cell>
          <table:table-cell table:style-name="ce93" office:value-type="string">
            <text:p>Category is cut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16];6;1)&gt;MID([.F115];6;1);&quot;&quot;;MAX([.A$7:.A115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6];6;1)&gt;MID([.F115];6;1);[.C115];[.C115]+1)" office:value-type="float" office:value="5">
            <text:p>5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ut a Category and paste into other Category</text:p>
          </table:table-cell>
          <table:table-cell table:style-name="ce89" office:value-type="string">
            <text:p>Step 3: Paste a cut Category</text:p>
          </table:table-cell>
          <table:table-cell table:style-name="ce89" office:value-type="string">
            <text:p>- Select destination path you want to paste Category</text:p>
            <text:p>- Click ' Paste' icon</text:p>
          </table:table-cell>
          <table:table-cell table:style-name="ce93" office:value-type="string">
            <text:p>Category is pasted successfully 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117];6;1)&gt;MID([.F116];6;1);&quot;&quot;;MAX([.A$7:.A116])+1)" office:value-type="float" office:value="39">
            <text:p>39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17];6;1)&gt;MID([.F116];6;1);[.C116];[.C116]+1)" office:value-type="float" office:value="6">
            <text:p>6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ut a Category and paste into its child node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18];6;1)&gt;MID([.F117];6;1);&quot;&quot;;MAX([.A$7:.A117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8];6;1)&gt;MID([.F117];6;1);[.C117];[.C117]+1)" office:value-type="float" office:value="6">
            <text:p>6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ut a Category and paste into its child node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ut' icon on a Category you want to cut</text:p>
          </table:table-cell>
          <table:table-cell table:style-name="ce93" office:value-type="string">
            <text:p>Category is cut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19];6;1)&gt;MID([.F118];6;1);&quot;&quot;;MAX([.A$7:.A118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9];6;1)&gt;MID([.F118];6;1);[.C118];[.C118]+1)" office:value-type="float" office:value="6">
            <text:p>6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ut a Category and paste into its child node</text:p>
          </table:table-cell>
          <table:table-cell table:style-name="ce89" office:value-type="string">
            <text:p>Step 3: Paste copied Category into its child node</text:p>
          </table:table-cell>
          <table:table-cell table:style-name="ce89" office:value-type="string">
            <text:p>- Select its child node</text:p>
            <text:p>- Click ' Paste' icon</text:p>
          </table:table-cell>
          <table:table-cell table:style-name="ce93" office:value-type="string">
            <text:p>Show message “Can not read from source file or destination category is subcategory”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120];6;1)&gt;MID([.F119];6;1);&quot;&quot;;MAX([.A$7:.A119])+1)" office:value-type="float" office:value="40">
            <text:p>40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20];6;1)&gt;MID([.F119];6;1);[.C119];[.C119]+1)" office:value-type="float" office:value="7">
            <text:p>7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54" office:value-type="string">
            <text:p>Cut a Category and paste into itself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21];6;1)&gt;MID([.F120];6;1);&quot;&quot;;MAX([.A$7:.A120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1];6;1)&gt;MID([.F120];6;1);[.C120];[.C120]+1)" office:value-type="float" office:value="7">
            <text:p>7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 a Category and paste into itself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ut' icon on a Category you want to cut</text:p>
          </table:table-cell>
          <table:table-cell table:style-name="ce93" office:value-type="string">
            <text:p>Category is cut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8">
          <table:table-cell table:style-name="ce71" table:formula="of:=IF(MID([.F122];6;1)&gt;MID([.F121];6;1);&quot;&quot;;MAX([.A$7:.A121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2];6;1)&gt;MID([.F121];6;1);[.C121];[.C121]+1)" office:value-type="float" office:value="7">
            <text:p>7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 a Category and paste into itself</text:p>
          </table:table-cell>
          <table:table-cell table:style-name="ce89" office:value-type="string">
            <text:p>Step 3: Paste cut <text:s/>Category into itself</text:p>
          </table:table-cell>
          <table:table-cell table:style-name="ce89" office:value-type="string">
            <text:p>- Click ' Paste' icon</text:p>
          </table:table-cell>
          <table:table-cell table:style-name="ce93" office:value-type="string">
            <text:p>Show message “You can not paste here. May be the Category node [the path of this <text:s/>Category] is cutting”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123];6;1)&gt;MID([.F122];6;1);&quot;&quot;;MAX([.A$7:.A122])+1)" office:value-type="float" office:value="41">
            <text:p>41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23];6;1)&gt;MID([.F122];6;1);[.C122];[.C122]+1)" office:value-type="float" office:value="8">
            <text:p>8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54" office:value-type="string">
            <text:p>Cut/Paste a deleted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24];6;1)&gt;MID([.F123];6;1);&quot;&quot;;MAX([.A$7:.A123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4];6;1)&gt;MID([.F123];6;1);[.C123];[.C123]+1)" office:value-type="float" office:value="8">
            <text:p>8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/Paste a deleted Category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ut' icon on a Category you want to cut</text:p>
          </table:table-cell>
          <table:table-cell table:style-name="ce93" office:value-type="string">
            <text:p>Category is cut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25];6;1)&gt;MID([.F124];6;1);&quot;&quot;;MAX([.A$7:.A124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5];6;1)&gt;MID([.F124];6;1);[.C124];[.C124]+1)" office:value-type="float" office:value="8">
            <text:p>8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/Paste a deleted Category</text:p>
          </table:table-cell>
          <table:table-cell table:style-name="ce89" office:value-type="string">
            <text:p>Step 3: Delete Category</text:p>
          </table:table-cell>
          <table:table-cell table:style-name="ce89" office:value-type="string">
            <text:p>Click 'Delete' icon</text:p>
          </table:table-cell>
          <table:table-cell table:style-name="ce93" office:value-type="string">
            <text:p>Category is delet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26];6;1)&gt;MID([.F125];6;1);&quot;&quot;;MAX([.A$7:.A125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6];6;1)&gt;MID([.F125];6;1);[.C125];[.C125]+1)" office:value-type="float" office:value="8">
            <text:p>8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/Paste a deleted Category</text:p>
          </table:table-cell>
          <table:table-cell table:style-name="ce89" office:value-type="string">
            <text:p>Step 4: Paste deleted Category</text:p>
          </table:table-cell>
          <table:table-cell table:style-name="ce89" office:value-type="string">
            <text:p>- Select destination path you want to paste Category</text:p>
            <text:p>- Click ' Paste' icon</text:p>
          </table:table-cell>
          <table:table-cell table:style-name="ce93" office:value-type="string">
            <text:p>Show message “Can not read from source file or destination category is subcategory”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127];6;1)&gt;MID([.F126];6;1);&quot;&quot;;MAX([.A$7:.A126])+1)" office:value-type="float" office:value="42">
            <text:p>42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27];6;1)&gt;MID([.F126];6;1);[.C126];[.C126]+1)" office:value-type="float" office:value="9">
            <text:p>9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54" office:value-type="string">
            <text:p>Delete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28];6;1)&gt;MID([.F127];6;1);&quot;&quot;;MAX([.A$7:.A127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8];6;1)&gt;MID([.F127];6;1);[.C127];[.C127]+1)" office:value-type="float" office:value="9">
            <text:p>9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Delete Category</text:p>
          </table:table-cell>
          <table:table-cell table:style-name="ce89" office:value-type="string">
            <text:p>Step 2: Delete Category</text:p>
          </table:table-cell>
          <table:table-cell table:style-name="ce89" office:value-type="string">
            <text:p>- Select a Category</text:p>
            <text:p>- Click 'Delete' icon</text:p>
            <text:p>- Click OK on confirm message</text:p>
          </table:table-cell>
          <table:table-cell table:style-name="ce93" office:value-type="string">
            <text:p>Category is deleted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129];6;1)&gt;MID([.F128];6;1);&quot;&quot;;MAX([.A$7:.A128])+1)" office:value-type="float" office:value="43">
            <text:p>43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29];6;1)&gt;MID([.F128];6;1);[.C128];[.C128]+1)" office:value-type="float" office:value="10">
            <text:p>10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Delete a Category when it is added for a document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71" table:formula="of:=IF(MID([.F130];6;1)&gt;MID([.F129];6;1);&quot;&quot;;MAX([.A$7:.A129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30];6;1)&gt;MID([.F129];6;1);[.C129];[.C129]+1)" office:value-type="float" office:value="10">
            <text:p>10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Delete a Category when it is added for a document</text:p>
          </table:table-cell>
          <table:table-cell table:style-name="ce89" office:value-type="string">
            <text:p>Step 2: Add category for document</text:p>
          </table:table-cell>
          <table:table-cell table:style-name="ce89" office:value-type="string">
            <text:p>Add category for document</text:p>
          </table:table-cell>
          <table:table-cell table:style-name="ce93" office:value-type="string">
            <text:p>Document is added category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 table:style-name="ce71" table:formula="of:=IF(MID([.F131];6;1)&gt;MID([.F130];6;1);&quot;&quot;;MAX([.A$7:.A130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31];6;1)&gt;MID([.F130];6;1);[.C130];[.C130]+1)" office:value-type="float" office:value="10">
            <text:p>10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Delete a Category when it is added for a document</text:p>
          </table:table-cell>
          <table:table-cell table:style-name="ce89" office:value-type="string">
            <text:p>Step 3: Delete Category</text:p>
          </table:table-cell>
          <table:table-cell table:style-name="ce89" office:value-type="string">
            <text:p>- Go to Group/ Content Manager's pages/ Administration\Manage Categories</text:p>
            <text:p>- <text:s/>Select a Category which add for document at step 1</text:p>
            <text:p>- Click ' Delete' icon</text:p>
          </table:table-cell>
          <table:table-cell table:style-name="ce93" office:value-type="string">
            <text:p>Show message “Can not delete this Category node because it is current the target of a REFERENCE property ”</text:p>
          </table:table-cell>
          <table:table-cell table:style-name="ce93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Template" table:style-name="ta1" table:print="false">
        <office:forms form:automatic-focus="false" form:apply-design-mode="false"/>
        <table:table-column table:style-name="co1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77"/>
        <table:table-column table:style-name="co17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57];[.$K1])" office:value-type="float" office:value="0">
            <text:p>0</text:p>
          </table:table-cell>
          <table:table-cell table:style-name="ce94" table:formula="of:=COUNTIF([.M$7:.M$857];[.$K1])" office:value-type="float" office:value="0">
            <text:p>0</text:p>
          </table:table-cell>
          <table:table-cell table:style-name="ce94" table:formula="of:=COUNTIF([.N$7:.N$857];[.$K1])" office:value-type="float" office:value="0">
            <text:p>0</text:p>
          </table:table-cell>
          <table:table-cell table:style-name="ce94" table:formula="of:=COUNTIF([.O$7:.O$857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57];[.$K2])" office:value-type="float" office:value="0">
            <text:p>0</text:p>
          </table:table-cell>
          <table:table-cell table:style-name="ce94" table:formula="of:=COUNTIF([.M$7:.M$857];[.$K2])" office:value-type="float" office:value="0">
            <text:p>0</text:p>
          </table:table-cell>
          <table:table-cell table:style-name="ce94" table:formula="of:=COUNTIF([.N$7:.N$857];[.$K2])" office:value-type="float" office:value="0">
            <text:p>0</text:p>
          </table:table-cell>
          <table:table-cell table:style-name="ce94" table:formula="of:=COUNTIF([.O$7:.O$857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Manage Template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57];[.$K3])" office:value-type="float" office:value="0">
            <text:p>0</text:p>
          </table:table-cell>
          <table:table-cell table:style-name="ce94" table:formula="of:=COUNTIF([.M$7:.M$857];[.$K3])" office:value-type="float" office:value="0">
            <text:p>0</text:p>
          </table:table-cell>
          <table:table-cell table:style-name="ce94" table:formula="of:=COUNTIF([.N$7:.N$857];[.$K3])" office:value-type="float" office:value="0">
            <text:p>0</text:p>
          </table:table-cell>
          <table:table-cell table:style-name="ce94" table:formula="of:=COUNTIF([.O$7:.O$857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843])" office:value-type="float" office:value="29" table:number-columns-spanned="3" table:number-rows-spanned="1">
            <text:p>29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57];[.$K4])" office:value-type="float" office:value="0">
            <text:p>0</text:p>
          </table:table-cell>
          <table:table-cell table:style-name="ce94" table:formula="of:=COUNTIF([.M$7:.M$857];[.$K4])" office:value-type="float" office:value="0">
            <text:p>0</text:p>
          </table:table-cell>
          <table:table-cell table:style-name="ce94" table:formula="of:=COUNTIF([.N$7:.N$857];[.$K4])" office:value-type="float" office:value="0">
            <text:p>0</text:p>
          </table:table-cell>
          <table:table-cell table:style-name="ce94" table:formula="of:=COUNTIF([.O$7:.O$857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857];[.$K5])" office:value-type="float" office:value="0">
            <text:p>0</text:p>
          </table:table-cell>
          <table:table-cell table:style-name="ce94" table:formula="of:=COUNTIF([.M$7:.M$857];[.$K5])" office:value-type="float" office:value="0">
            <text:p>0</text:p>
          </table:table-cell>
          <table:table-cell table:style-name="ce94" table:formula="of:=COUNTIF([.N$7:.N$857];[.$K5])" office:value-type="float" office:value="0">
            <text:p>0</text:p>
          </table:table-cell>
          <table:table-cell table:style-name="ce94" table:formula="of:=COUNTIF([.O$7:.O$857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</table:table-row>
        <table:table-row table:style-name="ro21">
          <table:table-cell table:style-name="ce70" office:value-type="float" office:value="1">
            <text:p>1.00</text:p>
          </table:table-cell>
          <table:table-cell table:style-name="ce46" office:value-type="string">
            <text:p>FNC_ECMS_ADM_TEM_01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Templates\Add</text:p>
          </table:table-cell>
          <table:table-cell table:style-name="ce54" office:value-type="string">
            <text:p>Add new template when input valid data into all required fields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>
            <text:p>hanh.ly</text:p>
          </table:table-cell>
          <table:table-cell table:style-name="ce96" table:number-columns-repeated="9"/>
          <table:table-cell table:style-name="ce47" table:number-columns-repeated="204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8];6;1)&gt;MID([.F7];6;1);[.C7];[.C7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2: Open 'Add New Template' pop-up</text:p>
          </table:table-cell>
          <table:table-cell table:style-name="ce89" office:value-type="string">
            <text:p>Click 'Add' button</text:p>
          </table:table-cell>
          <table:table-cell table:style-name="ce93" office:value-type="string">
            <text:p><text:s/>Add New Template' pop-up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>
            <text:p>hanh.ly</text:p>
          </table:table-cell>
          <table:table-cell table:style-name="ce96" table:number-columns-repeated="9"/>
          <table:table-cell table:style-name="ce47" table:number-columns-repeated="204"/>
        </table:table-row>
        <table:table-row table:style-name="ro21">
          <table:table-cell table:style-name="ce7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9];6;1)&gt;MID([.F8];6;1);[.C8];[.C8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3: Put data in 'Template' tab</text:p>
          </table:table-cell>
          <table:table-cell table:style-name="ce89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93" office:value-type="string">
            <text:p>Fields in 'Template' tab are inputted data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>
            <text:p>hanh.ly</text:p>
          </table:table-cell>
          <table:table-cell table:style-name="ce96" table:number-columns-repeated="9"/>
          <table:table-cell table:style-name="ce47" table:number-columns-repeated="204"/>
        </table:table-row>
        <table:table-row table:style-name="ro14">
          <table:table-cell table:style-name="ce7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0];6;1)&gt;MID([.F9];6;1);[.C9];[.C9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4: View data in 'Dialog' tab</text:p>
          </table:table-cell>
          <table:table-cell table:style-name="ce89" office:value-type="string">
            <text:p>Click Dialog tab</text:p>
          </table:table-cell>
          <table:table-cell table:style-name="ce93" office:value-type="string">
            <text:p>Sample data in 'Dialog' tab is available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>
            <text:p>hanh.ly</text:p>
          </table:table-cell>
          <table:table-cell table:style-name="ce96" table:number-columns-repeated="9"/>
          <table:table-cell table:style-name="ce47" table:number-columns-repeated="204"/>
        </table:table-row>
        <table:table-row table:style-name="ro14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1];6;1)&gt;MID([.F10];6;1);[.C10];[.C10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5: View data in 'View' tab</text:p>
          </table:table-cell>
          <table:table-cell table:style-name="ce89" office:value-type="string">
            <text:p>Click View Tab</text:p>
          </table:table-cell>
          <table:table-cell table:style-name="ce93" office:value-type="string">
            <text:p>Sample data in 'View' tab is available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>
            <text:p>hanh.ly</text:p>
          </table:table-cell>
          <table:table-cell table:style-name="ce96" table:number-columns-repeated="9"/>
          <table:table-cell table:style-name="ce47" table:number-columns-repeated="204"/>
        </table:table-row>
        <table:table-row table:style-name="ro14">
          <table:table-cell table:style-name="ce7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2];6;1)&gt;MID([.F11];6;1);[.C11];[.C11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6: View data in 'CSS' tab</text:p>
          </table:table-cell>
          <table:table-cell table:style-name="ce89" office:value-type="string">
            <text:p>Click CSS tab</text:p>
          </table:table-cell>
          <table:table-cell table:style-name="ce93" office:value-type="string">
            <text:p>Sample data in 'CSS' tab is available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>
            <text:p>hanh.ly</text:p>
          </table:table-cell>
          <table:table-cell table:style-name="ce96" table:number-columns-repeated="9"/>
          <table:table-cell table:style-name="ce47" table:number-columns-repeated="204"/>
        </table:table-row>
        <table:table-row table:style-name="ro14">
          <table:table-cell table:style-name="ce7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3];6;1)&gt;MID([.F12];6;1);[.C12];[.C12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7: Complete add new template</text:p>
          </table:table-cell>
          <table:table-cell table:style-name="ce89" office:value-type="string">
            <text:p>Click Save button</text:p>
          </table:table-cell>
          <table:table-cell table:style-name="ce93" office:value-type="string">
            <text:p><text:s/>A new template is created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>
            <text:p>hanh.ly</text:p>
          </table:table-cell>
          <table:table-cell table:style-name="ce96" table:number-columns-repeated="9"/>
          <table:table-cell table:style-name="ce47" table:number-columns-repeated="204"/>
        </table:table-row>
        <table:table-row table:style-name="ro21">
          <table:table-cell table:style-name="ce71" table:formula="of:=IF(VALUE(MID([.F14];6;FIND(&quot;:&quot;;[.F14];1)-FIND(&quot; &quot;;[.F14];1)-1))&gt;VALUE(MID([.F13];6;FIND(&quot;:&quot;;[.F13];1)-FIND(&quot; &quot;;[.F13];1)-1));&quot;&quot;;MAX([.A$7:.A13])+1)" office:value-type="float" office:value="2">
            <text:p>2.00</text:p>
          </table:table-cell>
          <table:table-cell table:style-name="ce45" office:value-type="string">
            <text:p>FNC_ECMS_ADM_TEM_01</text:p>
          </table:table-cell>
          <table:table-cell table:style-name="ce82" table:formula="of:=IF(MID([.F14];6;1)&gt;MID([.F13];6;1);[.C13];[.C13]+1)" office:value-type="float" office:value="2">
            <text:p>2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54" office:value-type="string">
            <text:p>Add new template when label field is bank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5];6;1)&gt;MID([.F14];6;1);[.C14];[.C14]+1)" office:value-type="float" office:value="2">
            <text:p>2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18" office:value-type="string">
            <text:p>Add new template when label field is bank</text:p>
          </table:table-cell>
          <table:table-cell table:style-name="ce89" office:value-type="string">
            <text:p>Step 2: Open 'Add New Template' pop-up</text:p>
          </table:table-cell>
          <table:table-cell table:style-name="ce89" office:value-type="string">
            <text:p>Click 'Add' icon</text:p>
          </table:table-cell>
          <table:table-cell table:style-name="ce93" office:value-type="string">
            <text:p><text:s/>Add New Template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8">
          <table:table-cell table:style-name="ce7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6];6;1)&gt;MID([.F15];6;1);[.C15];[.C15]+1)" office:value-type="float" office:value="2">
            <text:p>2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18" office:value-type="string">
            <text:p>Add new template when label field is bank</text:p>
          </table:table-cell>
          <table:table-cell table:style-name="ce89" office:value-type="string">
            <text:p>Step 3: Put data in 'Template' tab</text:p>
          </table:table-cell>
          <table:table-cell table:style-name="ce89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93" office:value-type="string">
            <text:p>Show message “ The field 'Label' is required.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45" office:value-type="string">
            <text:p>FNC_ECMS_ADM_TEM_01</text:p>
          </table:table-cell>
          <table:table-cell table:style-name="ce82" table:formula="of:=IF(MID([.F17];6;1)&gt;MID([.F16];6;1);[.C16];[.C16]+1)" office:value-type="float" office:value="3">
            <text:p>3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54" office:value-type="string">
            <text:p>Add new template when do not select permission for this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7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8];6;1)&gt;MID([.F17];6;1);[.C17];[.C17]+1)" office:value-type="float" office:value="3">
            <text:p>3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do not select permission for this template</text:p>
          </table:table-cell>
          <table:table-cell table:style-name="ce89" office:value-type="string">
            <text:p>Step 2: Open 'Add New Template' pop-up</text:p>
          </table:table-cell>
          <table:table-cell table:style-name="ce89" office:value-type="string">
            <text:p>Click 'Add' icon</text:p>
          </table:table-cell>
          <table:table-cell table:style-name="ce93" office:value-type="string">
            <text:p><text:s/>Add New Template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04"/>
        </table:table-row>
        <table:table-row table:style-name="ro24">
          <table:table-cell table:style-name="ce7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9];6;1)&gt;MID([.F18];6;1);[.C18];[.C18]+1)" office:value-type="float" office:value="3">
            <text:p>3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do not select permission for this template</text:p>
          </table:table-cell>
          <table:table-cell table:style-name="ce89" office:value-type="string">
            <text:p>Step 3: Put data in 'Template' tab</text:p>
          </table:table-cell>
          <table:table-cell table:style-name="ce89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93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20];6;FIND(&quot;:&quot;;[.F20];1)-FIND(&quot; &quot;;[.F20];1)-1))&gt;VALUE(MID([.F19];6;FIND(&quot;:&quot;;[.F19];1)-FIND(&quot; &quot;;[.F19];1)-1));&quot;&quot;;MAX([.A$7:.A19])+1)" office:value-type="float" office:value="4">
            <text:p>4.00</text:p>
          </table:table-cell>
          <table:table-cell table:style-name="ce45" office:value-type="string">
            <text:p>FNC_ECMS_ADM_TEM_01</text:p>
          </table:table-cell>
          <table:table-cell table:style-name="ce82" table:formula="of:=IF(MID([.F20];6;1)&gt;MID([.F19];6;1);[.C19];[.C19]+1)" office:value-type="float" office:value="4">
            <text:p>4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54" office:value-type="string">
            <text:p>Edit label of existing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21];6;1)&gt;MID([.F20];6;1);[.C20];[.C20]+1)" office:value-type="float" office:value="4">
            <text:p>4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Edit label of existing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22];6;1)&gt;MID([.F21];6;1);[.C21];[.C21]+1)" office:value-type="float" office:value="4">
            <text:p>4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Edit label of existing template</text:p>
          </table:table-cell>
          <table:table-cell table:style-name="ce119" office:value-type="string">
            <text:p>Step 3: Edit label</text:p>
          </table:table-cell>
          <table:table-cell table:style-name="ce103" office:value-type="string">
            <text:p>Put new value for label</text:p>
          </table:table-cell>
          <table:table-cell table:style-name="ce103" office:value-type="string">
            <text:p>The label of template is changed successfully</text:p>
          </table:table-cell>
          <table:table-cell table:style-name="ce93" office:value-type="string">
            <text:p>Medium</text:p>
          </table:table-cell>
          <table:table-cell table:style-name="ce10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table:style-name="ce45" office:value-type="string">
            <text:p>FNC_ECMS_ADM_TEM_01</text:p>
          </table:table-cell>
          <table:table-cell table:style-name="ce82" table:formula="of:=IF(MID([.F23];6;1)&gt;MID([.F22];6;1);[.C22];[.C22]+1)" office:value-type="float" office:value="5">
            <text:p>5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54" office:value-type="string">
            <text:p>Edit existing dialog of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24];6;1)&gt;MID([.F23];6;1);[.C23];[.C23]+1)" office:value-type="float" office:value="5">
            <text:p>5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18" office:value-type="string">
            <text:p>Edit existing dialog of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8">
          <table:table-cell table:style-name="ce7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25];6;1)&gt;MID([.F24];6;1);[.C24];[.C24]+1)" office:value-type="float" office:value="5">
            <text:p>5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18" office:value-type="string">
            <text:p>Edit existing dialog of template</text:p>
          </table:table-cell>
          <table:table-cell table:style-name="ce119" office:value-type="string">
            <text:p>Step 3: Edit existing dialog of template</text:p>
          </table:table-cell>
          <table:table-cell table:style-name="ce103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103" office:value-type="string">
            <text:p>Dialog is changed successfully</text:p>
          </table:table-cell>
          <table:table-cell table:style-name="ce93" office:value-type="string">
            <text:p>Medium</text:p>
          </table:table-cell>
          <table:table-cell table:style-name="ce10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6.00</text:p>
          </table:table-cell>
          <table:table-cell table:style-name="ce46" office:value-type="string">
            <text:p>FNC_ECMS_ADM_TEM_02</text:p>
          </table:table-cell>
          <table:table-cell table:style-name="ce82" table:formula="of:=IF(MID([.F26];6;1)&gt;MID([.F25];6;1);[.C25];[.C25]+1)" office:value-type="float" office:value="1">
            <text:p>1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for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27];6;1)&gt;MID([.F26];6;1);[.C26];[.C26]+1)" office:value-type="float" office:value="1">
            <text:p>1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for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28];6;1)&gt;MID([.F27];6;1);[.C27];[.C27]+1)" office:value-type="float" office:value="1">
            <text:p>1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for template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19">
          <table:table-cell table:style-name="ce7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29];6;1)&gt;MID([.F28];6;1);[.C28];[.C28]+1)" office:value-type="float" office:value="1">
            <text:p>1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for template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96" office:value-type="string">
            <text:p>New dialog is created successfully 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7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30];6;1)&gt;MID([.F29];6;1);[.C29];[.C29]+1)" office:value-type="float" office:value="2">
            <text:p>2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when 'Name' field is blank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1];6;1)&gt;MID([.F30];6;1);[.C30];[.C30]+1)" office:value-type="float" office:value="2">
            <text:p>2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'Name' field is blank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2];6;1)&gt;MID([.F31];6;1);[.C31];[.C31]+1)" office:value-type="float" office:value="2">
            <text:p>2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'Name' field is blank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3];6;1)&gt;MID([.F32];6;1);[.C32];[.C32]+1)" office:value-type="float" office:value="2">
            <text:p>2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'Name' field is blank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96" office:value-type="string">
            <text:p>Show message “The field "Name" is required.“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8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34];6;1)&gt;MID([.F33];6;1);[.C33];[.C33]+1)" office:value-type="float" office:value="3">
            <text:p>3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when <text:s/>'Name' field contain special characters <text:s/>%^&amp;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5];6;1)&gt;MID([.F34];6;1);[.C34];[.C34]+1)" office:value-type="float" office:value="3">
            <text:p>3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18" office:value-type="string">
            <text:p>Add new dialog when <text:s/>'Name' field contain special characters <text:s/>%^&amp;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8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6];6;1)&gt;MID([.F35];6;1);[.C35];[.C35]+1)" office:value-type="float" office:value="3">
            <text:p>3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18" office:value-type="string">
            <text:p>Add new dialog when <text:s/>'Name' field contain special characters <text:s/>%^&amp;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7];6;1)&gt;MID([.F36];6;1);[.C36];[.C36]+1)" office:value-type="float" office:value="3">
            <text:p>3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18" office:value-type="string">
            <text:p>Add new dialog when <text:s/>'Name' field contain special characters <text:s/>%^&amp;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96" office:value-type="string">
            <text:p>Show message “The field name must not contain special characters.”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9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38];6;1)&gt;MID([.F37];6;1);[.C37];[.C37]+1)" office:value-type="float" office:value="4">
            <text:p>4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when <text:s/>name field of dialog tab is existing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9];6;1)&gt;MID([.F38];6;1);[.C38];[.C38]+1)" office:value-type="float" office:value="4">
            <text:p>4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name field of dialog tab is existing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0];6;1)&gt;MID([.F39];6;1);[.C39];[.C39]+1)" office:value-type="float" office:value="4">
            <text:p>4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name field of dialog tab is existing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0">
          <table:table-cell table:style-name="ce7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1];6;1)&gt;MID([.F40];6;1);[.C40];[.C40]+1)" office:value-type="float" office:value="4">
            <text:p>4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name field of dialog tab is existing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96" office:value-type="string">
            <text:p>Show message “The [name of dialog] already exists.”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10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42];6;1)&gt;MID([.F41];6;1);[.C41];[.C41]+1)" office:value-type="float" office:value="5">
            <text:p>5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when <text:s/>do not select permission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3];6;1)&gt;MID([.F42];6;1);[.C42];[.C42]+1)" office:value-type="float" office:value="5">
            <text:p>5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do not select permission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4];6;1)&gt;MID([.F43];6;1);[.C43];[.C43]+1)" office:value-type="float" office:value="5">
            <text:p>5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do not select permission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5];6;1)&gt;MID([.F44];6;1);[.C44];[.C44]+1)" office:value-type="float" office:value="5">
            <text:p>5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do not select permission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96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11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46];6;1)&gt;MID([.F45];6;1);[.C45];[.C45]+1)" office:value-type="float" office:value="6">
            <text:p>6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Delete dialog 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7];6;1)&gt;MID([.F46];6;1);[.C46];[.C46]+1)" office:value-type="float" office:value="6">
            <text:p>6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Delete dialog 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8];6;1)&gt;MID([.F47];6;1);[.C47];[.C47]+1)" office:value-type="float" office:value="6">
            <text:p>6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Delete dialog </text:p>
          </table:table-cell>
          <table:table-cell table:style-name="ce96" office:value-type="string">
            <text:p>Step 3: Delete Dialog</text:p>
          </table:table-cell>
          <table:table-cell table:style-name="ce96" office:value-type="string">
            <text:p>- Select ' Dialog' tab</text:p>
            <text:p>- Click 'Delete' icon on a dialog you want to delete</text:p>
          </table:table-cell>
          <table:table-cell table:style-name="ce96" office:value-type="string">
            <text:p>Dialog 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49];6;FIND(&quot;:&quot;;[.F49];1)-FIND(&quot; &quot;;[.F49];1)-1))&gt;VALUE(MID([.F48];6;FIND(&quot;:&quot;;[.F48];1)-FIND(&quot; &quot;;[.F48];1)-1));&quot;&quot;;MAX([.A$7:.A48])+1)" office:value-type="float" office:value="12">
            <text:p>12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49];6;1)&gt;MID([.F48];6;1);[.C48];[.C48]+1)" office:value-type="float" office:value="7">
            <text:p>7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Delete default dialog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50];6;1)&gt;MID([.F49];6;1);[.C49];[.C49]+1)" office:value-type="float" office:value="7">
            <text:p>7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Delete default dialog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51];6;1)&gt;MID([.F50];6;1);[.C50];[.C50]+1)" office:value-type="float" office:value="7">
            <text:p>7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Delete default dialog</text:p>
          </table:table-cell>
          <table:table-cell table:style-name="ce96" office:value-type="string">
            <text:p>Step 3: Delete Dialog</text:p>
          </table:table-cell>
          <table:table-cell table:style-name="ce96" office:value-type="string">
            <text:p>- Select ' Dialog' tab</text:p>
            <text:p>- Click 'Delete' icon</text:p>
          </table:table-cell>
          <table:table-cell table:style-name="ce96" office:value-type="string">
            <text:p>Show message “You cannot delete 'dialog1' because it is the default one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52];6;FIND(&quot;:&quot;;[.F52];1)-FIND(&quot; &quot;;[.F52];1)-1))&gt;VALUE(MID([.F51];6;FIND(&quot;:&quot;;[.F51];1)-FIND(&quot; &quot;;[.F51];1)-1));&quot;&quot;;MAX([.A$7:.A51])+1)" office:value-type="float" office:value="13">
            <text:p>13.00</text:p>
          </table:table-cell>
          <table:table-cell table:style-name="ce116" office:value-type="string">
            <text:p>FNC_ECMS_ADM_TEM_03</text:p>
          </table:table-cell>
          <table:table-cell table:style-name="ce82" table:formula="of:=IF(MID([.F52];6;1)&gt;MID([.F51];6;1);[.C51];[.C51]+1)" office:value-type="float" office:value="1">
            <text:p>1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<text:s/>Edit Existing view of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3];6;1)&gt;MID([.F52];6;1);[.C52];[.C52]+1)" office:value-type="float" office:value="1">
            <text:p>1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<text:s/>Edit Existing view of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4];6;1)&gt;MID([.F53];6;1);[.C53];[.C53]+1)" office:value-type="float" office:value="1">
            <text:p>1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<text:s/>Edit Existing view of template</text:p>
          </table:table-cell>
          <table:table-cell table:style-name="ce119" office:value-type="string">
            <text:p>Step 3: Edit existing view of template</text:p>
          </table:table-cell>
          <table:table-cell table:style-name="ce103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103" office:value-type="string">
            <text:p>View is changed successfully</text:p>
          </table:table-cell>
          <table:table-cell table:style-name="ce93" office:value-type="string">
            <text:p>Medium</text:p>
          </table:table-cell>
          <table:table-cell table:style-name="ce103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14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55];6;1)&gt;MID([.F54];6;1);[.C54];[.C54]+1)" office:value-type="float" office:value="2">
            <text:p>2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for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6];6;1)&gt;MID([.F55];6;1);[.C55];[.C55]+1)" office:value-type="float" office:value="2">
            <text:p>2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for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7];6;1)&gt;MID([.F56];6;1);[.C56];[.C56]+1)" office:value-type="float" office:value="2">
            <text:p>2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for template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 View' tab</text:p>
          </table:table-cell>
          <table:table-cell table:style-name="ce96" office:value-type="string">
            <text:p><text:s/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8];6;1)&gt;MID([.F57];6;1);[.C57];[.C57]+1)" office:value-type="float" office:value="2">
            <text:p>2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for template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96" office:value-type="string">
            <text:p>New view is created successfully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59];6;FIND(&quot;:&quot;;[.F59];1)-FIND(&quot; &quot;;[.F59];1)-1))&gt;VALUE(MID([.F58];6;FIND(&quot;:&quot;;[.F58];1)-FIND(&quot; &quot;;[.F58];1)-1));&quot;&quot;;MAX([.A$7:.A58])+1)" office:value-type="float" office:value="15">
            <text:p>15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59];6;1)&gt;MID([.F58];6;1);[.C58];[.C58]+1)" office:value-type="float" office:value="3">
            <text:p>3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when 'Name' field is blank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0];6;1)&gt;MID([.F59];6;1);[.C59];[.C59]+1)" office:value-type="float" office:value="3">
            <text:p>3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'Name' field is blank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1];6;1)&gt;MID([.F60];6;1);[.C60];[.C60]+1)" office:value-type="float" office:value="3">
            <text:p>3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'Name' field is blank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View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2];6;1)&gt;MID([.F61];6;1);[.C61];[.C61]+1)" office:value-type="float" office:value="3">
            <text:p>3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'Name' field is blank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96" office:value-type="string">
            <text:p>Show message “The field "Name" is required. “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16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63];6;1)&gt;MID([.F62];6;1);[.C62];[.C62]+1)" office:value-type="float" office:value="4">
            <text:p>4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when <text:s/>'Name' field contain special characters %^&amp;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4];6;1)&gt;MID([.F63];6;1);[.C63];[.C63]+1)" office:value-type="float" office:value="4">
            <text:p>4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<text:s/>'Name' field contain special characters %^&amp;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5];6;1)&gt;MID([.F64];6;1);[.C64];[.C64]+1)" office:value-type="float" office:value="4">
            <text:p>4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<text:s/>'Name' field contain special characters %^&amp;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View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6];6;1)&gt;MID([.F65];6;1);[.C65];[.C65]+1)" office:value-type="float" office:value="4">
            <text:p>4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<text:s/>'Name' field contain special characters %^&amp;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96" office:value-type="string">
            <text:p>Show message “The field name must not contain special characters. 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17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67];6;1)&gt;MID([.F66];6;1);[.C66];[.C66]+1)" office:value-type="float" office:value="5">
            <text:p>5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when <text:s/>name field of view tab is existing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8];6;1)&gt;MID([.F67];6;1);[.C67];[.C67]+1)" office:value-type="float" office:value="5">
            <text:p>5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name field of view tab is existing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9];6;1)&gt;MID([.F68];6;1);[.C68];[.C68]+1)" office:value-type="float" office:value="5">
            <text:p>5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name field of view tab is existing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View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0];6;1)&gt;MID([.F69];6;1);[.C69];[.C69]+1)" office:value-type="float" office:value="5">
            <text:p>5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name field of view tab is existing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96" office:value-type="string">
            <text:p>Show message “The name [name of view] already exists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71];6;FIND(&quot;:&quot;;[.F71];1)-FIND(&quot; &quot;;[.F71];1)-1))&gt;VALUE(MID([.F70];6;FIND(&quot;:&quot;;[.F70];1)-FIND(&quot; &quot;;[.F70];1)-1));&quot;&quot;;MAX([.A$7:.A70])+1)" office:value-type="float" office:value="18">
            <text:p>18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71];6;1)&gt;MID([.F70];6;1);[.C70];[.C70]+1)" office:value-type="float" office:value="6">
            <text:p>6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when <text:s/>do not select permission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2];6;1)&gt;MID([.F71];6;1);[.C71];[.C71]+1)" office:value-type="float" office:value="6">
            <text:p>6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do not select permission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3];6;1)&gt;MID([.F72];6;1);[.C72];[.C72]+1)" office:value-type="float" office:value="6">
            <text:p>6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do not select permission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View'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4];6;1)&gt;MID([.F73];6;1);[.C73];[.C73]+1)" office:value-type="float" office:value="6">
            <text:p>6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do not select permission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96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19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75];6;1)&gt;MID([.F74];6;1);[.C74];[.C74]+1)" office:value-type="float" office:value="7">
            <text:p>7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Delete view 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6];6;1)&gt;MID([.F75];6;1);[.C75];[.C75]+1)" office:value-type="float" office:value="7">
            <text:p>7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Delete view 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7];6;1)&gt;MID([.F76];6;1);[.C76];[.C76]+1)" office:value-type="float" office:value="7">
            <text:p>7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Delete view </text:p>
          </table:table-cell>
          <table:table-cell table:style-name="ce96" office:value-type="string">
            <text:p>Step 3: Delete View</text:p>
          </table:table-cell>
          <table:table-cell table:style-name="ce96" office:value-type="string">
            <text:p>- Select 'View' tab</text:p>
            <text:p>- Click 'Delete' icon on a view you want to delete</text:p>
          </table:table-cell>
          <table:table-cell table:style-name="ce96" office:value-type="string">
            <text:p>View 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78];6;FIND(&quot;:&quot;;[.F78];1)-FIND(&quot; &quot;;[.F78];1)-1))&gt;VALUE(MID([.F77];6;FIND(&quot;:&quot;;[.F77];1)-FIND(&quot; &quot;;[.F77];1)-1));&quot;&quot;;MAX([.A$7:.A77])+1)" office:value-type="float" office:value="20">
            <text:p>20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78];6;1)&gt;MID([.F77];6;1);[.C77];[.C77]+1)" office:value-type="float" office:value="8">
            <text:p>8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Delete default view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9];6;1)&gt;MID([.F78];6;1);[.C78];[.C78]+1)" office:value-type="float" office:value="8">
            <text:p>8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Delete default view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80];6;1)&gt;MID([.F79];6;1);[.C79];[.C79]+1)" office:value-type="float" office:value="8">
            <text:p>8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Delete default view</text:p>
          </table:table-cell>
          <table:table-cell table:style-name="ce96" office:value-type="string">
            <text:p>Step 3: Delete View</text:p>
          </table:table-cell>
          <table:table-cell table:style-name="ce96" office:value-type="string">
            <text:p>- Select 'View' tab</text:p>
            <text:p>- Click 'Delete' icon</text:p>
          </table:table-cell>
          <table:table-cell table:style-name="ce96" office:value-type="string">
            <text:p>Show message “'view1' can not be deleted, it is the default one!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81];6;FIND(&quot;:&quot;;[.F81];1)-FIND(&quot; &quot;;[.F81];1)-1))&gt;VALUE(MID([.F80];6;FIND(&quot;:&quot;;[.F80];1)-FIND(&quot; &quot;;[.F80];1)-1));&quot;&quot;;MAX([.A$7:.A80])+1)" office:value-type="float" office:value="21">
            <text:p>21.00</text:p>
          </table:table-cell>
          <table:table-cell table:style-name="ce116" office:value-type="string">
            <text:p>FNC_ECMS_ADM_TEM_04</text:p>
          </table:table-cell>
          <table:table-cell table:style-name="ce82" table:formula="of:=IF(MID([.F81];6;1)&gt;MID([.F80];6;1);[.C80];[.C80]+1)" office:value-type="float" office:value="1">
            <text:p>1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Edit Existing CSS of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2];6;1)&gt;MID([.F81];6;1);[.C81];[.C81]+1)" office:value-type="float" office:value="1">
            <text:p>1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Edit Existing CSS of template</text:p>
          </table:table-cell>
          <table:table-cell table:style-name="ce119" office:value-type="string">
            <text:p>Step 2: Open 'View &amp; Edit 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3];6;1)&gt;MID([.F82];6;1);[.C82];[.C82]+1)" office:value-type="float" office:value="1">
            <text:p>1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Edit Existing CSS of template</text:p>
          </table:table-cell>
          <table:table-cell table:style-name="ce119" office:value-type="string">
            <text:p>Step 3: Edit existing CSS of template</text:p>
          </table:table-cell>
          <table:table-cell table:style-name="ce103" office:value-type="string">
            <text:p>- Select 'CSS' tab</text:p>
            <text:p>- Make change with 'content', 'permission', or 'is enable version' field</text:p>
            <text:p>- Click Save button</text:p>
          </table:table-cell>
          <table:table-cell table:style-name="ce103" office:value-type="string">
            <text:p>CSS is changed successfully</text:p>
          </table:table-cell>
          <table:table-cell table:style-name="ce93" office:value-type="string">
            <text:p>Medium</text:p>
          </table:table-cell>
          <table:table-cell table:style-name="ce103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84];6;FIND(&quot;:&quot;;[.F84];1)-FIND(&quot; &quot;;[.F84];1)-1))&gt;VALUE(MID([.F83];6;FIND(&quot;:&quot;;[.F83];1)-FIND(&quot; &quot;;[.F83];1)-1));&quot;&quot;;MAX([.A$7:.A83])+1)" office:value-type="float" office:value="22">
            <text:p>22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84];6;1)&gt;MID([.F83];6;1);[.C83];[.C83]+1)" office:value-type="float" office:value="2">
            <text:p>2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for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5];6;1)&gt;MID([.F84];6;1);[.C84];[.C84]+1)" office:value-type="float" office:value="2">
            <text:p>2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for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6];6;1)&gt;MID([.F85];6;1);[.C85];[.C85]+1)" office:value-type="float" office:value="2">
            <text:p>2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for template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 CSS' tab</text:p>
          </table:table-cell>
          <table:table-cell table:style-name="ce96" office:value-type="string">
            <text:p><text:s/>CSS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7];6;1)&gt;MID([.F86];6;1);[.C86];[.C86]+1)" office:value-type="float" office:value="2">
            <text:p>2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for template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Fill value in 'Name' field</text:p>
            <text:p>- Select permission for this CSS</text:p>
            <text:p>- Click Save button</text:p>
          </table:table-cell>
          <table:table-cell table:style-name="ce96" office:value-type="string">
            <text:p>New CSS is created successfully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88];6;FIND(&quot;:&quot;;[.F88];1)-FIND(&quot; &quot;;[.F88];1)-1))&gt;VALUE(MID([.F87];6;FIND(&quot;:&quot;;[.F87];1)-FIND(&quot; &quot;;[.F87];1)-1));&quot;&quot;;MAX([.A$7:.A87])+1)" office:value-type="float" office:value="23">
            <text:p>23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88];6;1)&gt;MID([.F87];6;1);[.C87];[.C87]+1)" office:value-type="float" office:value="3">
            <text:p>3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when 'Name' field is blank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9];6;1)&gt;MID([.F88];6;1);[.C88];[.C88]+1)" office:value-type="float" office:value="3">
            <text:p>3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'Name' field is blank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0];6;1)&gt;MID([.F89];6;1);[.C89];[.C89]+1)" office:value-type="float" office:value="3">
            <text:p>3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'Name' field is blank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CSS' tab</text:p>
          </table:table-cell>
          <table:table-cell table:style-name="ce96" office:value-type="string">
            <text:p>CSS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1];6;1)&gt;MID([.F90];6;1);[.C90];[.C90]+1)" office:value-type="float" office:value="3">
            <text:p>3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'Name' field is blank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Do not put data in 'Name' field</text:p>
            <text:p>- Select permission for this CSS</text:p>
            <text:p>- Click Save button</text:p>
          </table:table-cell>
          <table:table-cell table:style-name="ce96" office:value-type="string">
            <text:p>Show message “The field "Name" is required. “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92];6;FIND(&quot;:&quot;;[.F92];1)-FIND(&quot; &quot;;[.F92];1)-1))&gt;VALUE(MID([.F91];6;FIND(&quot;:&quot;;[.F91];1)-FIND(&quot; &quot;;[.F91];1)-1));&quot;&quot;;MAX([.A$7:.A91])+1)" office:value-type="float" office:value="24">
            <text:p>24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92];6;1)&gt;MID([.F91];6;1);[.C91];[.C91]+1)" office:value-type="float" office:value="4">
            <text:p>4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when <text:s/>'Name' field contain special characters %^&amp;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3];6;1)&gt;MID([.F92];6;1);[.C92];[.C92]+1)" office:value-type="float" office:value="4">
            <text:p>4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<text:s/>'Name' field contain special characters %^&amp;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4];6;1)&gt;MID([.F93];6;1);[.C93];[.C93]+1)" office:value-type="float" office:value="4">
            <text:p>4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<text:s/>'Name' field contain special characters %^&amp;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CSS' tab</text:p>
          </table:table-cell>
          <table:table-cell table:style-name="ce96" office:value-type="string">
            <text:p>CSS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5];6;1)&gt;MID([.F94];6;1);[.C94];[.C94]+1)" office:value-type="float" office:value="4">
            <text:p>4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<text:s/>'Name' field contain special characters %^&amp;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Put some special characters in 'Name' field</text:p>
            <text:p>- Select permission for this CSS</text:p>
            <text:p>- Click Save button</text:p>
          </table:table-cell>
          <table:table-cell table:style-name="ce96" office:value-type="string">
            <text:p>Show message “The field name must not contain special characters. 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96];6;FIND(&quot;:&quot;;[.F96];1)-FIND(&quot; &quot;;[.F96];1)-1))&gt;VALUE(MID([.F95];6;FIND(&quot;:&quot;;[.F95];1)-FIND(&quot; &quot;;[.F95];1)-1));&quot;&quot;;MAX([.A$7:.A95])+1)" office:value-type="float" office:value="25">
            <text:p>25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96];6;1)&gt;MID([.F95];6;1);[.C95];[.C95]+1)" office:value-type="float" office:value="5">
            <text:p>5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when <text:s/>name field of CSS tab is existing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7];6;1)&gt;MID([.F96];6;1);[.C96];[.C96]+1)" office:value-type="float" office:value="5">
            <text:p>5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name field of CSS tab is existing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8];6;1)&gt;MID([.F97];6;1);[.C97];[.C97]+1)" office:value-type="float" office:value="5">
            <text:p>5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name field of CSS tab is existing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CSS' tab</text:p>
          </table:table-cell>
          <table:table-cell table:style-name="ce96" office:value-type="string">
            <text:p>CSS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9];6;1)&gt;MID([.F98];6;1);[.C98];[.C98]+1)" office:value-type="float" office:value="5">
            <text:p>5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name field of CSS tab is existing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Put name for new view has the same name with existing CSS</text:p>
            <text:p>- Select permission for this CSS</text:p>
            <text:p>- Click Save button</text:p>
          </table:table-cell>
          <table:table-cell table:style-name="ce96" office:value-type="string">
            <text:p>Show message “The name [name of CSS] already exists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100];6;FIND(&quot;:&quot;;[.F100];1)-FIND(&quot; &quot;;[.F100];1)-1))&gt;VALUE(MID([.F99];6;FIND(&quot;:&quot;;[.F99];1)-FIND(&quot; &quot;;[.F99];1)-1));&quot;&quot;;MAX([.A$7:.A99])+1)" office:value-type="float" office:value="26">
            <text:p>26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100];6;1)&gt;MID([.F99];6;1);[.C99];[.C99]+1)" office:value-type="float" office:value="6">
            <text:p>6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when <text:s/>do not select permission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1];6;1)&gt;MID([.F100];6;1);[.C100];[.C100]+1)" office:value-type="float" office:value="6">
            <text:p>6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do not select permission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2];6;1)&gt;MID([.F101];6;1);[.C101];[.C101]+1)" office:value-type="float" office:value="6">
            <text:p>6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do not select permission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CSS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19">
          <table:table-cell table:style-name="ce71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3];6;1)&gt;MID([.F102];6;1);[.C102];[.C102]+1)" office:value-type="float" office:value="6">
            <text:p>6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do not select permission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Put data in 'Name' field</text:p>
            <text:p>- Do not select permission for this view</text:p>
            <text:p>- Click Save button</text:p>
          </table:table-cell>
          <table:table-cell table:style-name="ce96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21">
          <table:table-cell table:style-name="ce71"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27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104];6;1)&gt;MID([.F103];6;1);[.C103];[.C103]+1)" office:value-type="float" office:value="7">
            <text:p>7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Delete CSS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14"/>
        </table:table-row>
        <table:table-row table:style-name="ro14">
          <table:table-cell table:style-name="ce71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5];6;1)&gt;MID([.F104];6;1);[.C104];[.C104]+1)" office:value-type="float" office:value="7">
            <text:p>7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Delete CSS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214"/>
        </table:table-row>
        <table:table-row table:style-name="ro14">
          <table:table-cell table:style-name="ce71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6];6;1)&gt;MID([.F105];6;1);[.C105];[.C105]+1)" office:value-type="float" office:value="7">
            <text:p>7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Delete CSS</text:p>
          </table:table-cell>
          <table:table-cell table:style-name="ce96" office:value-type="string">
            <text:p>Step 3: Delete CSS</text:p>
          </table:table-cell>
          <table:table-cell table:style-name="ce96" office:value-type="string">
            <text:p>- Select 'CSS' tab</text:p>
            <text:p>- Click 'Delete' icon on a CSS you want to delete</text:p>
          </table:table-cell>
          <table:table-cell table:style-name="ce96" office:value-type="string">
            <text:p>CSS 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21">
          <table:table-cell table:style-name="ce71"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28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107];6;1)&gt;MID([.F106];6;1);[.C106];[.C106]+1)" office:value-type="float" office:value="8">
            <text:p>8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Delete default CSS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14"/>
        </table:table-row>
        <table:table-row table:style-name="ro14">
          <table:table-cell table:style-name="ce71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8];6;1)&gt;MID([.F107];6;1);[.C107];[.C107]+1)" office:value-type="float" office:value="8">
            <text:p>8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Delete default CSS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214"/>
        </table:table-row>
        <table:table-row table:style-name="ro14">
          <table:table-cell table:style-name="ce71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9];6;1)&gt;MID([.F108];6;1);[.C108];[.C108]+1)" office:value-type="float" office:value="8">
            <text:p>8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Delete default CSS</text:p>
          </table:table-cell>
          <table:table-cell table:style-name="ce96" office:value-type="string">
            <text:p>Step 3: Delete CSS</text:p>
          </table:table-cell>
          <table:table-cell table:style-name="ce96" office:value-type="string">
            <text:p>- Select 'CSS' tab</text:p>
            <text:p>- Click 'Delete' icon</text:p>
          </table:table-cell>
          <table:table-cell table:style-name="ce96" office:value-type="string">
            <text:p>Default CSS <text:s/>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19">
          <table:table-cell table:style-name="ce71" table:formula="of:=IF(VALUE(MID([.F110];6;FIND(&quot;:&quot;;[.F110];1)-FIND(&quot; &quot;;[.F110];1)-1))&gt;VALUE(MID([.F109];6;FIND(&quot;:&quot;;[.F109];1)-FIND(&quot; &quot;;[.F109];1)-1));&quot;&quot;;MAX([.A$7:.A109])+1)" office:value-type="float" office:value="29">
            <text:p>29.00</text:p>
          </table:table-cell>
          <table:table-cell table:style-name="ce86" office:value-type="string">
            <text:p>FNC_ECMS_ADM_TEM_01</text:p>
          </table:table-cell>
          <table:table-cell table:style-name="ce82" table:formula="of:=IF(MID([.F110];6;1)&gt;MID([.F109];6;1);[.C109];[.C109]+1)" office:value-type="float" office:value="9">
            <text:p>9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Delete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14"/>
        </table:table-row>
        <table:table-row table:style-name="ro14">
          <table:table-cell table:style-name="ce71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86" office:value-type="string">
            <text:p>FNC_ECMS_ADM_TEM_01</text:p>
          </table:table-cell>
          <table:table-cell table:style-name="ce82" table:formula="of:=IF(MID([.F111];6;1)&gt;MID([.F110];6;1);[.C110];[.C110]+1)" office:value-type="float" office:value="9">
            <text:p>9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Delete template</text:p>
          </table:table-cell>
          <table:table-cell table:style-name="ce96" office:value-type="string">
            <text:p>Step 2: Delete Template</text:p>
          </table:table-cell>
          <table:table-cell table:style-name="ce96" office:value-type="string">
            <text:p>Click 'Delete' icon on a template you want to delete</text:p>
          </table:table-cell>
          <table:table-cell table:style-name="ce96" office:value-type="string">
            <text:p>The selected template 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Metadata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ce77"/>
        <table:table-column table:style-name="co17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738];[.$K1])" office:value-type="float" office:value="0">
            <text:p>0</text:p>
          </table:table-cell>
          <table:table-cell table:style-name="ce94" table:formula="of:=COUNTIF([.M$7:.M$738];[.$K1])" office:value-type="float" office:value="0">
            <text:p>0</text:p>
          </table:table-cell>
          <table:table-cell table:style-name="ce94" table:formula="of:=COUNTIF([.N$7:.N$738];[.$K1])" office:value-type="float" office:value="0">
            <text:p>0</text:p>
          </table:table-cell>
          <table:table-cell table:style-name="ce94" table:formula="of:=COUNTIF([.O$7:.O$738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738];[.$K2])" office:value-type="float" office:value="0">
            <text:p>0</text:p>
          </table:table-cell>
          <table:table-cell table:style-name="ce94" table:formula="of:=COUNTIF([.M$7:.M$738];[.$K2])" office:value-type="float" office:value="0">
            <text:p>0</text:p>
          </table:table-cell>
          <table:table-cell table:style-name="ce94" table:formula="of:=COUNTIF([.N$7:.N$738];[.$K2])" office:value-type="float" office:value="0">
            <text:p>0</text:p>
          </table:table-cell>
          <table:table-cell table:style-name="ce94" table:formula="of:=COUNTIF([.O$7:.O$738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<text:s/>Manage Metadata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738];[.$K3])" office:value-type="float" office:value="0">
            <text:p>0</text:p>
          </table:table-cell>
          <table:table-cell table:style-name="ce94" table:formula="of:=COUNTIF([.M$7:.M$738];[.$K3])" office:value-type="float" office:value="0">
            <text:p>0</text:p>
          </table:table-cell>
          <table:table-cell table:style-name="ce94" table:formula="of:=COUNTIF([.N$7:.N$738];[.$K3])" office:value-type="float" office:value="0">
            <text:p>0</text:p>
          </table:table-cell>
          <table:table-cell table:style-name="ce94" table:formula="of:=COUNTIF([.O$7:.O$738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724])" office:value-type="float" office:value="3" table:number-columns-spanned="3" table:number-rows-spanned="1">
            <text:p>3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738];[.$K4])" office:value-type="float" office:value="0">
            <text:p>0</text:p>
          </table:table-cell>
          <table:table-cell table:style-name="ce94" table:formula="of:=COUNTIF([.M$7:.M$738];[.$K4])" office:value-type="float" office:value="0">
            <text:p>0</text:p>
          </table:table-cell>
          <table:table-cell table:style-name="ce94" table:formula="of:=COUNTIF([.N$7:.N$738];[.$K4])" office:value-type="float" office:value="0">
            <text:p>0</text:p>
          </table:table-cell>
          <table:table-cell table:style-name="ce94" table:formula="of:=COUNTIF([.O$7:.O$738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738];[.$K5])" office:value-type="float" office:value="0">
            <text:p>0</text:p>
          </table:table-cell>
          <table:table-cell table:style-name="ce94" table:formula="of:=COUNTIF([.M$7:.M$738];[.$K5])" office:value-type="float" office:value="0">
            <text:p>0</text:p>
          </table:table-cell>
          <table:table-cell table:style-name="ce94" table:formula="of:=COUNTIF([.N$7:.N$738];[.$K5])" office:value-type="float" office:value="0">
            <text:p>0</text:p>
          </table:table-cell>
          <table:table-cell table:style-name="ce94" table:formula="of:=COUNTIF([.O$7:.O$738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</table:table-row>
        <table:table-row table:style-name="ro21">
          <table:table-cell table:style-name="ce71" office:value-type="float" office:value="1">
            <text:p>1.00</text:p>
          </table:table-cell>
          <table:table-cell table:style-name="ce45" office:value-type="string">
            <text:p>FNC_ECMS_ADM_MET_01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Metadata\View</text:p>
          </table:table-cell>
          <table:table-cell table:style-name="ce54" office:value-type="string">
            <text:p>View Metadata</text:p>
          </table:table-cell>
          <table:table-cell table:style-name="ce89" office:value-type="string">
            <text:p>Step 1: Open Manage Metadata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93" office:value-type="string">
            <text:p>' Manage Metadata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MET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Content_Presentation\Manage Metadata\View</text:p>
          </table:table-cell>
          <table:table-cell table:style-name="ce109" office:value-type="string">
            <text:p>View Metadata</text:p>
          </table:table-cell>
          <table:table-cell table:style-name="ce96" office:value-type="string">
            <text:p>Step 2: <text:s/>View Metadata</text:p>
          </table:table-cell>
          <table:table-cell table:style-name="ce96" office:value-type="string">
            <text:p>Click ' View' icon on Metadata you want to view</text:p>
          </table:table-cell>
          <table:table-cell table:style-name="ce96" office:value-type="string">
            <text:p>'Metadata information' pop-up appears</text:p>
          </table:table-cell>
          <table:table-cell table:style-name="ce93" office:value-type="string">
            <text:p>Low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9];6;1)&gt;MID([.F8];6;1);&quot;&quot;;MAX([.A$7:.A8])+1)" office:value-type="float" office:value="2">
            <text:p>2.00</text:p>
          </table:table-cell>
          <table:table-cell table:style-name="ce45" office:value-type="string">
            <text:p>FNC_ECMS_ADM_MET_02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Metadata\Edit</text:p>
          </table:table-cell>
          <table:table-cell table:style-name="ce54" office:value-type="string">
            <text:p>Edit Metadata</text:p>
          </table:table-cell>
          <table:table-cell table:style-name="ce89" office:value-type="string">
            <text:p>Step 1: Open Manage Metadata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93" office:value-type="string">
            <text:p>' Manage Metadata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0];6;1)&gt;MID([.F9];6;1);&quot;&quot;;MAX([.A$7:.A9])+1)">
            <text:p/>
          </table:table-cell>
          <table:table-cell table:style-name="ce45" office:value-type="string">
            <text:p>FNC_ECMS_ADM_MET_02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8" office:value-type="string">
            <text:p>ECMS\Admin\Content_Presentation\Manage Metadata\Edit</text:p>
          </table:table-cell>
          <table:table-cell table:style-name="ce109" office:value-type="string">
            <text:p>Edit Metadata</text:p>
          </table:table-cell>
          <table:table-cell table:style-name="ce96" office:value-type="string">
            <text:p>Step 2: Open 'Edit Metadata's Template' pop-up</text:p>
          </table:table-cell>
          <table:table-cell table:style-name="ce96" office:value-type="string">
            <text:p>Click 'Edit' icon on a metadata you want to edit</text:p>
          </table:table-cell>
          <table:table-cell table:style-name="ce96" office:value-type="string">
            <text:p>' Edit Metadata's Template' pop-up appears</text:p>
          </table:table-cell>
          <table:table-cell table:style-name="ce93" office:value-type="string">
            <text:p>Low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MET_02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8" office:value-type="string">
            <text:p>ECMS\Admin\Content_Presentation\Manage Metadata\Edit</text:p>
          </table:table-cell>
          <table:table-cell table:style-name="ce109" office:value-type="string">
            <text:p>Edit Metadata</text:p>
          </table:table-cell>
          <table:table-cell table:style-name="ce96" office:value-type="string">
            <text:p>Step 3: Edit Metadata</text:p>
          </table:table-cell>
          <table:table-cell table:style-name="ce96" office:value-type="string">
            <text:p>- Edit properties of metadata type: edit permission</text:p>
            <text:p>- Edit dialog templates</text:p>
            <text:p>- Edit view template</text:p>
            <text:p>- Click Apply</text:p>
          </table:table-cell>
          <table:table-cell table:style-name="ce96" office:value-type="string">
            <text:p>Metadata is edited</text:p>
          </table:table-cell>
          <table:table-cell table:style-name="ce93" office:value-type="string">
            <text:p>Low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12];6;1)&gt;MID([.F11];6;1);&quot;&quot;;MAX([.A$7:.A11])+1)" office:value-type="float" office:value="3">
            <text:p>3.00</text:p>
          </table:table-cell>
          <table:table-cell table:style-name="ce45" office:value-type="string">
            <text:p>FNC_ECMS_ADM_MET_03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Metadata\Delete</text:p>
          </table:table-cell>
          <table:table-cell table:style-name="ce54" office:value-type="string">
            <text:p>Delete metadata</text:p>
          </table:table-cell>
          <table:table-cell table:style-name="ce89" office:value-type="string">
            <text:p>Step 1: Open Manage Metadata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93" office:value-type="string">
            <text:p>' Manage Metadata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13];6;1)&gt;MID([.F12];6;1);&quot;&quot;;MAX([.A$7:.A12])+1)">
            <text:p/>
          </table:table-cell>
          <table:table-cell table:style-name="ce45" office:value-type="string">
            <text:p>FNC_ECMS_ADM_MET_03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6" office:value-type="string">
            <text:p>ECMS\Admin\Content_Presentation\Manage Metadata\Delete</text:p>
          </table:table-cell>
          <table:table-cell table:style-name="ce109" office:value-type="string">
            <text:p>Delete metadata</text:p>
          </table:table-cell>
          <table:table-cell table:style-name="ce96" office:value-type="string">
            <text:p>Step 2: Delete metadata</text:p>
          </table:table-cell>
          <table:table-cell table:style-name="ce96" office:value-type="string">
            <text:p>- Click 'Delete' icon on a metadata you want to delete</text:p>
            <text:p>- Click OK on confirm message</text:p>
          </table:table-cell>
          <table:table-cell table:style-name="ce96" office:value-type="string">
            <text:p>The 'Delete' icon of metadata is disappeared</text:p>
          </table:table-cell>
          <table:table-cell table:style-name="ce93" office:value-type="string">
            <text:p>Low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View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ce77"/>
        <table:table-column table:style-name="co17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43];[.$K1])" office:value-type="float" office:value="0">
            <text:p>0</text:p>
          </table:table-cell>
          <table:table-cell table:style-name="ce94" table:formula="of:=COUNTIF([.M$7:.M$843];[.$K1])" office:value-type="float" office:value="0">
            <text:p>0</text:p>
          </table:table-cell>
          <table:table-cell table:style-name="ce94" table:formula="of:=COUNTIF([.N$7:.N$843];[.$K1])" office:value-type="float" office:value="0">
            <text:p>0</text:p>
          </table:table-cell>
          <table:table-cell table:style-name="ce94" table:formula="of:=COUNTIF([.O$7:.O$843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43];[.$K2])" office:value-type="float" office:value="0">
            <text:p>0</text:p>
          </table:table-cell>
          <table:table-cell table:style-name="ce94" table:formula="of:=COUNTIF([.M$7:.M$843];[.$K2])" office:value-type="float" office:value="0">
            <text:p>0</text:p>
          </table:table-cell>
          <table:table-cell table:style-name="ce94" table:formula="of:=COUNTIF([.N$7:.N$843];[.$K2])" office:value-type="float" office:value="0">
            <text:p>0</text:p>
          </table:table-cell>
          <table:table-cell table:style-name="ce94" table:formula="of:=COUNTIF([.O$7:.O$843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<text:s/>Manage View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43];[.$K3])" office:value-type="float" office:value="0">
            <text:p>0</text:p>
          </table:table-cell>
          <table:table-cell table:style-name="ce94" table:formula="of:=COUNTIF([.M$7:.M$843];[.$K3])" office:value-type="float" office:value="0">
            <text:p>0</text:p>
          </table:table-cell>
          <table:table-cell table:style-name="ce94" table:formula="of:=COUNTIF([.N$7:.N$843];[.$K3])" office:value-type="float" office:value="0">
            <text:p>0</text:p>
          </table:table-cell>
          <table:table-cell table:style-name="ce94" table:formula="of:=COUNTIF([.O$7:.O$843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829])" office:value-type="float" office:value="25" table:number-columns-spanned="3" table:number-rows-spanned="1">
            <text:p>25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43];[.$K4])" office:value-type="float" office:value="0">
            <text:p>0</text:p>
          </table:table-cell>
          <table:table-cell table:style-name="ce94" table:formula="of:=COUNTIF([.M$7:.M$843];[.$K4])" office:value-type="float" office:value="0">
            <text:p>0</text:p>
          </table:table-cell>
          <table:table-cell table:style-name="ce94" table:formula="of:=COUNTIF([.N$7:.N$843];[.$K4])" office:value-type="float" office:value="0">
            <text:p>0</text:p>
          </table:table-cell>
          <table:table-cell table:style-name="ce94" table:formula="of:=COUNTIF([.O$7:.O$843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843];[.$K5])" office:value-type="float" office:value="0">
            <text:p>0</text:p>
          </table:table-cell>
          <table:table-cell table:style-name="ce94" table:formula="of:=COUNTIF([.M$7:.M$843];[.$K5])" office:value-type="float" office:value="0">
            <text:p>0</text:p>
          </table:table-cell>
          <table:table-cell table:style-name="ce94" table:formula="of:=COUNTIF([.N$7:.N$843];[.$K5])" office:value-type="float" office:value="0">
            <text:p>0</text:p>
          </table:table-cell>
          <table:table-cell table:style-name="ce94" table:formula="of:=COUNTIF([.O$7:.O$843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</table:table-row>
        <table:table-row table:style-name="ro19">
          <table:table-cell table:style-name="ce71" office:value-type="float" office:value="1">
            <text:p>1.00</text:p>
          </table:table-cell>
          <table:table-cell table:style-name="ce46" office:value-type="string">
            <text:p>FNC_ECMS_ADM_VIE_01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View\Views</text:p>
          </table:table-cell>
          <table:table-cell table:style-name="ce54" office:value-type="string">
            <text:p>Add new view when put <text:s/>valid data in all required fields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<text:s/>valid data in all required fields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s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<text:s/>valid data in all required fields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10];6;1)&gt;MID([.F9];6;1);&quot;&quot;;MAX([.A$7:.A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<text:s/>valid data in all required fields</text:p>
          </table:table-cell>
          <table:table-cell table:style-name="ce96" office:value-type="string">
            <text:p>Step 4: Put data in 'Tab 'Form </text:p>
          </table:table-cell>
          <table:table-cell table:style-name="ce96" office:value-type="string">
            <text:p>- Put name for tab</text:p>
            <text:p>- Select properties for this tab</text:p>
            <text:p>- Click Save button</text:p>
          </table:table-cell>
          <table:table-cell table:style-name="ce96" office:value-type="string">
            <text:p>New tab is created successfully. Tab is displayed in 'Tab' of 'View Form'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<text:s/>valid data in all required fields</text:p>
          </table:table-cell>
          <table:table-cell table:style-name="ce96" office:value-type="string">
            <text:p>Step 5: Complete add new view</text:p>
          </table:table-cell>
          <table:table-cell table:style-name="ce96" office:value-type="string">
            <text:p>- Select 'View Form' again</text:p>
            <text:p>- Click Save button</text:p>
          </table:table-cell>
          <table:table-cell table:style-name="ce96" office:value-type="string">
            <text:p>New view is created successfully 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style-name="ce71" table:formula="of:=IF(MID([.F12];6;1)&gt;MID([.F11];6;1);&quot;&quot;;MAX([.A$7:.A11])+1)" office:value-type="float" office:value="2">
            <text:p>2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'Name' field of 'View Form' tab is blank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3];6;1)&gt;MID([.F12];6;1);&quot;&quot;;MAX([.A$7:.A12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of 'View Form' tab is blank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4];6;1)&gt;MID([.F13];6;1);&quot;&quot;;MAX([.A$7:.A13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of 'View Form' tab is blank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Do not put name for new view</text:p>
            <text:p>- Click Save button</text:p>
          </table:table-cell>
          <table:table-cell table:style-name="ce96" office:value-type="string">
            <text:p>Show message “The field "Name" is required.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5];6;1)&gt;MID([.F14];6;1);&quot;&quot;;MAX([.A$7:.A14])+1)" office:value-type="float" office:value="3">
            <text:p>3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'Name' field of 'View form' tab contain some special characters: %$^&amp;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16];6;1)&gt;MID([.F15];6;1);&quot;&quot;;MAX([.A$7:.A15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of 'View form' tab contain some special characters: %$^&amp;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17];6;1)&gt;MID([.F16];6;1);&quot;&quot;;MAX([.A$7:.A16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of 'View form' tab contain some special characters: %$^&amp;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some special characters in 'Name' field</text:p>
            <text:p>- Click Save button</text:p>
          </table:table-cell>
          <table:table-cell table:style-name="ce96" office:value-type="string">
            <text:p>Show message “The view name contains some invalid characters. 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8];6;1)&gt;MID([.F17];6;1);&quot;&quot;;MAX([.A$7:.A17])+1)" office:value-type="float" office:value="4">
            <text:p>4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'Name' field has the same name with existing view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9];6;1)&gt;MID([.F18];6;1);&quot;&quot;;MAX([.A$7:.A1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has the same name with existing view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20];6;1)&gt;MID([.F19];6;1);&quot;&quot;;MAX([.A$7:.A1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has the same name with existing view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 has the same name with existing view</text:p>
            <text:p>- Click Save button</text:p>
          </table:table-cell>
          <table:table-cell table:style-name="ce96" office:value-type="string">
            <text:p>Show message “The view name already exists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1];6;1)&gt;MID([.F20];6;1);&quot;&quot;;MAX([.A$7:.A20])+1)" office:value-type="float" office:value="5">
            <text:p>5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do not select permission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2];6;1)&gt;MID([.F21];6;1);&quot;&quot;;MAX([.A$7:.A21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select permission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select permission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Do not select permission for new view</text:p>
            <text:p>- Click Save button</text:p>
          </table:table-cell>
          <table:table-cell table:style-name="ce96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4];6;1)&gt;MID([.F23];6;1);&quot;&quot;;MAX([.A$7:.A23])+1)" office:value-type="float" office:value="6">
            <text:p>6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do not add tab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5];6;1)&gt;MID([.F24];6;1);&quot;&quot;;MAX([.A$7:.A24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add tab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26];6;1)&gt;MID([.F25];6;1);&quot;&quot;;MAX([.A$7:.A25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add tab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96" office:value-type="string">
            <text:p>Show message “Please add a tab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7];6;1)&gt;MID([.F26];6;1);&quot;&quot;;MAX([.A$7:.A26])+1)" office:value-type="float" office:value="7">
            <text:p>7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do not put data in 'Name' <text:s/>of ' Tab Form' 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8];6;1)&gt;MID([.F27];6;1);&quot;&quot;;MAX([.A$7:.A27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put data in 'Name' <text:s/>of ' Tab Form' 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29];6;1)&gt;MID([.F28];6;1);&quot;&quot;;MAX([.A$7:.A2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7">
            <text:p>7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put data in 'Name' <text:s/>of ' Tab Form' 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0];6;1)&gt;MID([.F29];6;1);&quot;&quot;;MAX([.A$7:.A2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put data in 'Name' <text:s/>of ' Tab Form' </text:p>
          </table:table-cell>
          <table:table-cell table:style-name="ce96" office:value-type="string">
            <text:p>Step 4: Put value in ' Tab Form' <text:s/></text:p>
          </table:table-cell>
          <table:table-cell table:style-name="ce96" office:value-type="string">
            <text:p>- <text:s/>Do not input data into 'Name ' field - Click ''Save'' button</text:p>
          </table:table-cell>
          <table:table-cell table:style-name="ce96" office:value-type="string">
            <text:p>Show message “The tab name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1];6;1)&gt;MID([.F30];6;1);&quot;&quot;;MAX([.A$7:.A30])+1)" office:value-type="float" office:value="8">
            <text:p>8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8">
            <text:p>8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put some special characters in 'Name' field of 'Tab Form'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32];6;1)&gt;MID([.F31];6;1);&quot;&quot;;MAX([.A$7:.A31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8">
            <text:p>8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some special characters in 'Name' field of 'Tab Form'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33];6;1)&gt;MID([.F32];6;1);&quot;&quot;;MAX([.A$7:.A32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8">
            <text:p>8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some special characters in 'Name' field of 'Tab Form'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34];6;1)&gt;MID([.F33];6;1);&quot;&quot;;MAX([.A$7:.A33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some special characters in 'Name' field of 'Tab Form'</text:p>
          </table:table-cell>
          <table:table-cell table:style-name="ce96" office:value-type="string">
            <text:p>Step 4: Put value in ' Tab Form' <text:s/></text:p>
          </table:table-cell>
          <table:table-cell table:style-name="ce96" office:value-type="string">
            <text:p>- <text:s/>Put some special characters into 'Name ' field</text:p>
            <text:p><text:s/>- Click ''Save'' button</text:p>
          </table:table-cell>
          <table:table-cell table:style-name="ce96" office:value-type="string">
            <text:p>Show message “The tab name contains some invalid characters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5];6;1)&gt;MID([.F34];6;1);&quot;&quot;;MAX([.A$7:.A34])+1)" office:value-type="float" office:value="9">
            <text:p>9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9">
            <text:p>9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tab when the name of this tab has the same name with existing tab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36];6;1)&gt;MID([.F35];6;1);&quot;&quot;;MAX([.A$7:.A35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9">
            <text:p>9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the name of this tab has the same name with existing tab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37];6;1)&gt;MID([.F36];6;1);&quot;&quot;;MAX([.A$7:.A36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9">
            <text:p>9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the name of this tab has the same name with existing tab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8];6;1)&gt;MID([.F37];6;1);&quot;&quot;;MAX([.A$7:.A37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the name of this tab has the same name with existing tab</text:p>
          </table:table-cell>
          <table:table-cell table:style-name="ce96" office:value-type="string">
            <text:p>Step 4: Put data in 'Tab 'Form </text:p>
          </table:table-cell>
          <table:table-cell table:style-name="ce96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96" office:value-type="string">
            <text:p>New tab replaces old tab.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9];6;1)&gt;MID([.F38];6;1);&quot;&quot;;MAX([.A$7:.A38])+1)" office:value-type="float" office:value="10">
            <text:p>10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0">
            <text:p>10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Tab when do not select any property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40];6;1)&gt;MID([.F39];6;1);&quot;&quot;;MAX([.A$7:.A3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0];6;FIND(&quot;:&quot;;[.F40];1)-FIND(&quot; &quot;;[.F40];1)-1))&gt;VALUE(MID([.F39];6;FIND(&quot;:&quot;;[.F39];1)-FIND(&quot; &quot;;[.F39];1)-1));[.C39];[.C39]+1)" office:value-type="float" office:value="10">
            <text:p>10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do not select any property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41];6;1)&gt;MID([.F40];6;1);&quot;&quot;;MAX([.A$7:.A40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0">
            <text:p>10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do not select any property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2];6;1)&gt;MID([.F41];6;1);&quot;&quot;;MAX([.A$7:.A41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do not select any property</text:p>
          </table:table-cell>
          <table:table-cell table:style-name="ce96" office:value-type="string">
            <text:p>Step 4: Put data in 'Tab 'Form </text:p>
          </table:table-cell>
          <table:table-cell table:style-name="ce96" office:value-type="string">
            <text:p>- Put name for tab </text:p>
            <text:p>- Do not select properties for this tab</text:p>
            <text:p>- Click Save button</text:p>
          </table:table-cell>
          <table:table-cell table:style-name="ce96" office:value-type="string">
            <text:p>Show message “Please select at least one function in the list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43];6;1)&gt;MID([.F42];6;1);&quot;&quot;;MAX([.A$7:.A42])+1)" office:value-type="float" office:value="11">
            <text:p>11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43];6;FIND(&quot;:&quot;;[.F43];1)-FIND(&quot; &quot;;[.F43];1)-1))&gt;VALUE(MID([.F42];6;FIND(&quot;:&quot;;[.F42];1)-FIND(&quot; &quot;;[.F42];1)-1));[.C42];[.C42]+1)" office:value-type="float" office:value="11">
            <text:p>1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Check the displaying of view after apply for driv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44];6;1)&gt;MID([.F43];6;1);&quot;&quot;;MAX([.A$7:.A43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11">
            <text:p>1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</text:p>
          </table:table-cell>
          <table:table-cell table:style-name="ce96" office:value-type="string">
            <text:p>Step 2: Add new view</text:p>
          </table:table-cell>
          <table:table-cell table:style-name="ce96" office:value-type="string">
            <text:p>Add new view</text:p>
          </table:table-cell>
          <table:table-cell table:style-name="ce96" office:value-type="string">
            <text:p>New view is created successfully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45];6;1)&gt;MID([.F44];6;1);&quot;&quot;;MAX([.A$7:.A44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</text:p>
          </table:table-cell>
          <table:table-cell table:style-name="ce96" office:value-type="string">
            <text:p>Step 3: Apply view for drive</text:p>
          </table:table-cell>
          <table:table-cell table:style-name="ce96" office:value-type="string">
            <text:p>- Select 1 drive</text:p>
            <text:p>- Apply new view for this drive</text:p>
          </table:table-cell>
          <table:table-cell table:style-name="ce96" office:value-type="string">
            <text:p>New view is applied for drive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46];6;1)&gt;MID([.F45];6;1);&quot;&quot;;MAX([.A$7:.A45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</text:p>
          </table:table-cell>
          <table:table-cell table:style-name="ce96" office:value-type="string">
            <text:p>Step 4: Check the displaying of view</text:p>
          </table:table-cell>
          <table:table-cell table:style-name="ce96" office:value-type="string">
            <text:p>- Go to Sites Explorer</text:p>
            <text:p>- Select drive that applied new view</text:p>
          </table:table-cell>
          <table:table-cell table:style-name="ce96" office:value-type="string">
            <text:p>In 'Select view', you can see the new view that applied for this drive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47];6;1)&gt;MID([.F46];6;1);&quot;&quot;;MAX([.A$7:.A46])+1)" office:value-type="float" office:value="12">
            <text:p>12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47];6;FIND(&quot;:&quot;;[.F47];1)-FIND(&quot; &quot;;[.F47];1)-1))&gt;VALUE(MID([.F46];6;FIND(&quot;:&quot;;[.F46];1)-FIND(&quot; &quot;;[.F46];1)-1));[.C46];[.C46]+1)" office:value-type="float" office:value="12">
            <text:p>1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Check the displaying of view after apply for drive when user does not have permission with this driv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8];6;1)&gt;MID([.F47];6;1);&quot;&quot;;MAX([.A$7:.A47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 when user does not have permission with this drive</text:p>
          </table:table-cell>
          <table:table-cell table:style-name="ce96" office:value-type="string">
            <text:p>Step 2: Add new view</text:p>
          </table:table-cell>
          <table:table-cell table:style-name="ce96" office:value-type="string">
            <text:p>Add new view</text:p>
          </table:table-cell>
          <table:table-cell table:style-name="ce96" office:value-type="string">
            <text:p>New view is created successfully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9];6;1)&gt;MID([.F48];6;1);&quot;&quot;;MAX([.A$7:.A4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 when user does not have permission with this drive</text:p>
          </table:table-cell>
          <table:table-cell table:style-name="ce96" office:value-type="string">
            <text:p>Step 3: Apply view for drive</text:p>
          </table:table-cell>
          <table:table-cell table:style-name="ce96" office:value-type="string">
            <text:p>- Select 1 drive</text:p>
            <text:p>- Apply new view for this drive</text:p>
          </table:table-cell>
          <table:table-cell table:style-name="ce96" office:value-type="string">
            <text:p>New view is applied for drive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50];6;1)&gt;MID([.F49];6;1);&quot;&quot;;MAX([.A$7:.A4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 when user does not have permission with this drive</text:p>
          </table:table-cell>
          <table:table-cell table:style-name="ce96" office:value-type="string">
            <text:p>Step 4: Check the displaying of view</text:p>
          </table:table-cell>
          <table:table-cell table:style-name="ce96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96" office:value-type="string">
            <text:p>In 'Select view', you can not see the new view that applied for this drive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51];6;1)&gt;MID([.F50];6;1);&quot;&quot;;MAX([.A$7:.A50])+1)" office:value-type="float" office:value="13">
            <text:p>13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Preview a view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52];6;1)&gt;MID([.F51];6;1);&quot;&quot;;MAX([.A$7:.A51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Preview a view</text:p>
          </table:table-cell>
          <table:table-cell table:style-name="ce96" office:value-type="string">
            <text:p>Step 2: Preview a view</text:p>
          </table:table-cell>
          <table:table-cell table:style-name="ce96" office:value-type="string">
            <text:p>Click 'View' icon on a view you want</text:p>
          </table:table-cell>
          <table:table-cell table:style-name="ce96" office:value-type="string">
            <text:p><text:s/>'View' pop-up appears. You can see properties of this view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53];6;1)&gt;MID([.F52];6;1);&quot;&quot;;MAX([.A$7:.A52])+1)" office:value-type="float" office:value="14">
            <text:p>14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53];6;FIND(&quot;:&quot;;[.F53];1)-FIND(&quot; &quot;;[.F53];1)-1))&gt;VALUE(MID([.F52];6;FIND(&quot;:&quot;;[.F52];1)-FIND(&quot; &quot;;[.F52];1)-1));[.C52];[.C52]+1)" office:value-type="float" office:value="14">
            <text:p>1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Edit a View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54];6;1)&gt;MID([.F53];6;1);&quot;&quot;;MAX([.A$7:.A53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4];6;FIND(&quot;:&quot;;[.F54];1)-FIND(&quot; &quot;;[.F54];1)-1))&gt;VALUE(MID([.F53];6;FIND(&quot;:&quot;;[.F53];1)-FIND(&quot; &quot;;[.F53];1)-1));[.C53];[.C53]+1)" office:value-type="float" office:value="14">
            <text:p>1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Edit a View</text:p>
          </table:table-cell>
          <table:table-cell table:style-name="ce96" office:value-type="string">
            <text:p>Step 2: <text:s/>Open 'Edit View'</text:p>
          </table:table-cell>
          <table:table-cell table:style-name="ce96" office:value-type="string">
            <text:p>Click 'Edit' icon on a view you want to edit</text:p>
          </table:table-cell>
          <table:table-cell table:style-name="ce96" office:value-type="string">
            <text:p><text:s/>'Edit View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55];6;1)&gt;MID([.F54];6;1);&quot;&quot;;MAX([.A$7:.A54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5];6;FIND(&quot;:&quot;;[.F55];1)-FIND(&quot; &quot;;[.F55];1)-1))&gt;VALUE(MID([.F54];6;FIND(&quot;:&quot;;[.F54];1)-FIND(&quot; &quot;;[.F54];1)-1));[.C54];[.C54]+1)" office:value-type="float" office:value="14">
            <text:p>1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Edit a View</text:p>
          </table:table-cell>
          <table:table-cell table:style-name="ce96" office:value-type="string">
            <text:p>Step 3: Edit view</text:p>
          </table:table-cell>
          <table:table-cell table:style-name="ce96" office:value-type="string">
            <text:p>Edit the properties of view </text:p>
          </table:table-cell>
          <table:table-cell table:style-name="ce96" office:value-type="string">
            <text:p>View is changed successfully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56];6;1)&gt;MID([.F55];6;1);&quot;&quot;;MAX([.A$7:.A55])+1)" office:value-type="float" office:value="15">
            <text:p>15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56];6;FIND(&quot;:&quot;;[.F56];1)-FIND(&quot; &quot;;[.F56];1)-1))&gt;VALUE(MID([.F55];6;FIND(&quot;:&quot;;[.F55];1)-FIND(&quot; &quot;;[.F55];1)-1));[.C55];[.C55]+1)" office:value-type="float" office:value="15">
            <text:p>1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Delete a view when it has not been using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57];6;1)&gt;MID([.F56];6;1);&quot;&quot;;MAX([.A$7:.A56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7];6;FIND(&quot;:&quot;;[.F57];1)-FIND(&quot; &quot;;[.F57];1)-1))&gt;VALUE(MID([.F56];6;FIND(&quot;:&quot;;[.F56];1)-FIND(&quot; &quot;;[.F56];1)-1));[.C56];[.C56]+1)" office:value-type="float" office:value="15">
            <text:p>1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Delete a view when it has not been using</text:p>
          </table:table-cell>
          <table:table-cell table:style-name="ce103" office:value-type="string">
            <text:p>Step 2: Delete a view</text:p>
          </table:table-cell>
          <table:table-cell table:style-name="ce103" office:value-type="string">
            <text:p>- Click 'Edit' icon on a view you want to delete</text:p>
            <text:p>- Click OK on confirm message</text:p>
          </table:table-cell>
          <table:table-cell table:style-name="ce103" office:value-type="string">
            <text:p>View is deleted</text:p>
          </table:table-cell>
          <table:table-cell table:style-name="ce93" office:value-type="string">
            <text:p>High</text:p>
          </table:table-cell>
          <table:table-cell table:style-name="ce103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style-name="ce71" table:formula="of:=IF(MID([.F58];6;1)&gt;MID([.F57];6;1);&quot;&quot;;MAX([.A$7:.A57])+1)" office:value-type="float" office:value="16">
            <text:p>16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58];6;FIND(&quot;:&quot;;[.F58];1)-FIND(&quot; &quot;;[.F58];1)-1))&gt;VALUE(MID([.F57];6;FIND(&quot;:&quot;;[.F57];1)-FIND(&quot; &quot;;[.F57];1)-1));[.C57];[.C57]+1)" office:value-type="float" office:value="16">
            <text:p>1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Delete an using view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59];6;1)&gt;MID([.F58];6;1);&quot;&quot;;MAX([.A$7:.A5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9];6;FIND(&quot;:&quot;;[.F59];1)-FIND(&quot; &quot;;[.F59];1)-1))&gt;VALUE(MID([.F58];6;FIND(&quot;:&quot;;[.F58];1)-FIND(&quot; &quot;;[.F58];1)-1));[.C58];[.C58]+1)" office:value-type="float" office:value="16">
            <text:p>1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Delete an using view</text:p>
          </table:table-cell>
          <table:table-cell table:style-name="ce103" office:value-type="string">
            <text:p>Step 2: Delete a view</text:p>
          </table:table-cell>
          <table:table-cell table:style-name="ce103" office:value-type="string">
            <text:p>- Click 'Edit' icon on a view you want to delete</text:p>
            <text:p>- Click OK on confirm message</text:p>
          </table:table-cell>
          <table:table-cell table:style-name="ce103" office:value-type="string">
            <text:p>Show message “Cannot delete [name of view]. It is currently in use.“</text:p>
          </table:table-cell>
          <table:table-cell table:style-name="ce93" office:value-type="string">
            <text:p>High</text:p>
          </table:table-cell>
          <table:table-cell table:style-name="ce103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style-name="ce71" table:formula="of:=IF(MID([.F60];6;1)&gt;MID([.F59];6;1);&quot;&quot;;MAX([.A$7:.A59])+1)" office:value-type="float" office:value="17">
            <text:p>17.00</text:p>
          </table:table-cell>
          <table:table-cell table:style-name="ce46" office:value-type="string">
            <text:p>FNC_ECMS_ADM_VIE_02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when put valid data into all required fields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61];6;1)&gt;MID([.F60];6;1);&quot;&quot;;MAX([.A$7:.A60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put valid data into all required fields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style-name="ce71" table:formula="of:=IF(MID([.F62];6;1)&gt;MID([.F61];6;1);&quot;&quot;;MAX([.A$7:.A61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put valid data into all required fields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96" office:value-type="string">
            <text:p>New ECM template is created successfully. 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style-name="ce71" table:formula="of:=IF(MID([.F63];6;1)&gt;MID([.F62];6;1);&quot;&quot;;MAX([.A$7:.A62])+1)" office:value-type="float" office:value="18">
            <text:p>18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when content field is blank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64];6;1)&gt;MID([.F63];6;1);&quot;&quot;;MAX([.A$7:.A63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content field is blank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5];6;1)&gt;MID([.F64];6;1);&quot;&quot;;MAX([.A$7:.A64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5];6;FIND(&quot;:&quot;;[.F65];1)-FIND(&quot; &quot;;[.F65];1)-1))&gt;VALUE(MID([.F64];6;FIND(&quot;:&quot;;[.F64];1)-FIND(&quot; &quot;;[.F64];1)-1));[.C64];[.C64]+1)" office:value-type="float" office:value="2">
            <text:p>2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content field is blank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96" office:value-type="string">
            <text:p>Show message “The field "Content"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6];6;1)&gt;MID([.F65];6;1);&quot;&quot;;MAX([.A$7:.A65])+1)" office:value-type="float" office:value="19">
            <text:p>19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66];6;FIND(&quot;:&quot;;[.F66];1)-FIND(&quot; &quot;;[.F66];1)-1))&gt;VALUE(MID([.F65];6;FIND(&quot;:&quot;;[.F65];1)-FIND(&quot; &quot;;[.F65];1)-1));[.C65];[.C65]+1)" office:value-type="float" office:value="3">
            <text:p>3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when name field is blank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67];6;1)&gt;MID([.F66];6;1);&quot;&quot;;MAX([.A$7:.A66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7];6;FIND(&quot;:&quot;;[.F67];1)-FIND(&quot; &quot;;[.F67];1)-1))&gt;VALUE(MID([.F66];6;FIND(&quot;:&quot;;[.F66];1)-FIND(&quot; &quot;;[.F66];1)-1));[.C66];[.C66]+1)" office:value-type="float" office:value="3">
            <text:p>3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name field is blank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8];6;1)&gt;MID([.F67];6;1);&quot;&quot;;MAX([.A$7:.A67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name field is blank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96" office:value-type="string">
            <text:p>Show message “The field "Name" is required.“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9];6;1)&gt;MID([.F68];6;1);&quot;&quot;;MAX([.A$7:.A68])+1)" office:value-type="float" office:value="20">
            <text:p>20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69];6;FIND(&quot;:&quot;;[.F69];1)-FIND(&quot; &quot;;[.F69];1)-1))&gt;VALUE(MID([.F68];6;FIND(&quot;:&quot;;[.F68];1)-FIND(&quot; &quot;;[.F68];1)-1));[.C68];[.C68]+1)" office:value-type="float" office:value="4">
            <text:p>4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when name field contain some special characters : $%^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70];6;1)&gt;MID([.F69];6;1);&quot;&quot;;MAX([.A$7:.A69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0];6;FIND(&quot;:&quot;;[.F70];1)-FIND(&quot; &quot;;[.F70];1)-1))&gt;VALUE(MID([.F69];6;FIND(&quot;:&quot;;[.F69];1)-FIND(&quot; &quot;;[.F69];1)-1));[.C69];[.C69]+1)" office:value-type="float" office:value="4">
            <text:p>4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name field contain some special characters : $%^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71];6;1)&gt;MID([.F70];6;1);&quot;&quot;;MAX([.A$7:.A70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1];6;FIND(&quot;:&quot;;[.F71];1)-FIND(&quot; &quot;;[.F71];1)-1))&gt;VALUE(MID([.F70];6;FIND(&quot;:&quot;;[.F70];1)-FIND(&quot; &quot;;[.F70];1)-1));[.C70];[.C70]+1)" office:value-type="float" office:value="4">
            <text:p>4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name field contain some special characters : $%^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96" office:value-type="string">
            <text:p>Show message “The field 'Name' has some invalid characters. Please type another value!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72];6;1)&gt;MID([.F71];6;1);&quot;&quot;;MAX([.A$7:.A71])+1)" office:value-type="float" office:value="21">
            <text:p>21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72];6;FIND(&quot;:&quot;;[.F72];1)-FIND(&quot; &quot;;[.F72];1)-1))&gt;VALUE(MID([.F71];6;FIND(&quot;:&quot;;[.F71];1)-FIND(&quot; &quot;;[.F71];1)-1));[.C71];[.C71]+1)" office:value-type="float" office:value="5">
            <text:p>5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has the same name with existing</text:p>
            <text:p><text:s/>ECM templat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73];6;1)&gt;MID([.F72];6;1);&quot;&quot;;MAX([.A$7:.A72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3];6;FIND(&quot;:&quot;;[.F73];1)-FIND(&quot; &quot;;[.F73];1)-1))&gt;VALUE(MID([.F72];6;FIND(&quot;:&quot;;[.F72];1)-FIND(&quot; &quot;;[.F72];1)-1));[.C72];[.C72]+1)" office:value-type="float" office:value="5">
            <text:p>5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has the same name with existing</text:p>
            <text:p><text:s/>ECM template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MID([.F74];6;1)&gt;MID([.F73];6;1);&quot;&quot;;MAX([.A$7:.A73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4];6;FIND(&quot;:&quot;;[.F74];1)-FIND(&quot; &quot;;[.F74];1)-1))&gt;VALUE(MID([.F73];6;FIND(&quot;:&quot;;[.F73];1)-FIND(&quot; &quot;;[.F73];1)-1));[.C73];[.C73]+1)" office:value-type="float" office:value="5">
            <text:p>5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has the same name with existing</text:p>
            <text:p><text:s/>ECM template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96" office:value-type="string">
            <text:p>Show message “The template [the name of new ECM Template]already exists. “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75];6;1)&gt;MID([.F74];6;1);&quot;&quot;;MAX([.A$7:.A74])+1)" office:value-type="float" office:value="22">
            <text:p>22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75];6;FIND(&quot;:&quot;;[.F75];1)-FIND(&quot; &quot;;[.F75];1)-1))&gt;VALUE(MID([.F74];6;FIND(&quot;:&quot;;[.F74];1)-FIND(&quot; &quot;;[.F74];1)-1));[.C74];[.C74]+1)" office:value-type="float" office:value="6">
            <text:p>6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Check the displaying of ECM template 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76];6;1)&gt;MID([.F75];6;1);&quot;&quot;;MAX([.A$7:.A75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6];6;FIND(&quot;:&quot;;[.F76];1)-FIND(&quot; &quot;;[.F76];1)-1))&gt;VALUE(MID([.F75];6;FIND(&quot;:&quot;;[.F75];1)-FIND(&quot; &quot;;[.F75];1)-1));[.C75];[.C75]+1)" office:value-type="float" office:value="6">
            <text:p>6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the displaying of ECM template </text:p>
          </table:table-cell>
          <table:table-cell table:style-name="ce96" office:value-type="string">
            <text:p>Step 2: Add new ECM template</text:p>
          </table:table-cell>
          <table:table-cell table:style-name="ce96" office:value-type="string">
            <text:p>Add new ECM template</text:p>
          </table:table-cell>
          <table:table-cell table:style-name="ce96" office:value-type="string">
            <text:p>New ECM template is created successfully.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77];6;1)&gt;MID([.F76];6;1);&quot;&quot;;MAX([.A$7:.A76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7];6;FIND(&quot;:&quot;;[.F77];1)-FIND(&quot; &quot;;[.F77];1)-1))&gt;VALUE(MID([.F76];6;FIND(&quot;:&quot;;[.F76];1)-FIND(&quot; &quot;;[.F76];1)-1));[.C76];[.C76]+1)" office:value-type="float" office:value="6">
            <text:p>6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the displaying of ECM template </text:p>
          </table:table-cell>
          <table:table-cell table:style-name="ce96" office:value-type="string">
            <text:p>Step 3: Apply new template for <text:s/>a view</text:p>
          </table:table-cell>
          <table:table-cell table:style-name="ce96" office:value-type="string">
            <text:p>Apply new template for <text:s/>a view</text:p>
          </table:table-cell>
          <table:table-cell table:style-name="ce96" office:value-type="string">
            <text:p>New template is applied for view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78];6;1)&gt;MID([.F77];6;1);&quot;&quot;;MAX([.A$7:.A77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8];6;FIND(&quot;:&quot;;[.F78];1)-FIND(&quot; &quot;;[.F78];1)-1))&gt;VALUE(MID([.F77];6;FIND(&quot;:&quot;;[.F77];1)-FIND(&quot; &quot;;[.F77];1)-1));[.C77];[.C77]+1)" office:value-type="float" office:value="6">
            <text:p>6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the displaying of ECM template </text:p>
          </table:table-cell>
          <table:table-cell table:style-name="ce96" office:value-type="string">
            <text:p>Step 4: Check the displaying of new template</text:p>
          </table:table-cell>
          <table:table-cell table:style-name="ce96" office:value-type="string">
            <text:p>- Go to Sites Explorer</text:p>
            <text:p>- Select drive has view that applied new template</text:p>
          </table:table-cell>
          <table:table-cell table:style-name="ce96" office:value-type="string">
            <text:p>You can see new template at the top-left of Sites Explorer portlet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79];6;1)&gt;MID([.F78];6;1);&quot;&quot;;MAX([.A$7:.A78])+1)" office:value-type="float" office:value="23">
            <text:p>23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79];6;FIND(&quot;:&quot;;[.F79];1)-FIND(&quot; &quot;;[.F79];1)-1))&gt;VALUE(MID([.F78];6;FIND(&quot;:&quot;;[.F78];1)-FIND(&quot; &quot;;[.F78];1)-1));[.C78];[.C78]+1)" office:value-type="float" office:value="7">
            <text:p>7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Check version for ECM templat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80];6;1)&gt;MID([.F79];6;1);&quot;&quot;;MAX([.A$7:.A79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0];6;FIND(&quot;:&quot;;[.F80];1)-FIND(&quot; &quot;;[.F80];1)-1))&gt;VALUE(MID([.F79];6;FIND(&quot;:&quot;;[.F79];1)-FIND(&quot; &quot;;[.F79];1)-1));[.C79];[.C79]+1)" office:value-type="float" office:value="7">
            <text:p>7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version for ECM template</text:p>
          </table:table-cell>
          <table:table-cell table:style-name="ce96" office:value-type="string">
            <text:p>Step 2: Open 'Edit ECM template' pop-up</text:p>
          </table:table-cell>
          <table:table-cell table:style-name="ce96" office:value-type="string">
            <text:p>Click 'Edit' icon on a template you want to edit</text:p>
          </table:table-cell>
          <table:table-cell table:style-name="ce96" office:value-type="string">
            <text:p><text:s/>'Edit ECM template' pop-up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81];6;1)&gt;MID([.F80];6;1);&quot;&quot;;MAX([.A$7:.A80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1];6;FIND(&quot;:&quot;;[.F81];1)-FIND(&quot; &quot;;[.F81];1)-1))&gt;VALUE(MID([.F80];6;FIND(&quot;:&quot;;[.F80];1)-FIND(&quot; &quot;;[.F80];1)-1));[.C80];[.C80]+1)" office:value-type="float" office:value="7">
            <text:p>7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version for ECM template</text:p>
          </table:table-cell>
          <table:table-cell table:style-name="ce96" office:value-type="string">
            <text:p>Step 3: Edit template</text:p>
          </table:table-cell>
          <table:table-cell table:style-name="ce96" office:value-type="string">
            <text:p>- Edit the content of template</text:p>
            <text:p>- Check on 'Enable version'</text:p>
          </table:table-cell>
          <table:table-cell table:style-name="ce96" office:value-type="string">
            <text:p>The number version is displaying in 'Base version' column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82];6;1)&gt;MID([.F81];6;1);&quot;&quot;;MAX([.A$7:.A81])+1)" office:value-type="float" office:value="24">
            <text:p>24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82];6;FIND(&quot;:&quot;;[.F82];1)-FIND(&quot; &quot;;[.F82];1)-1))&gt;VALUE(MID([.F81];6;FIND(&quot;:&quot;;[.F81];1)-FIND(&quot; &quot;;[.F81];1)-1));[.C81];[.C81]+1)" office:value-type="float" office:value="8">
            <text:p>8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Test Restore Version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83];6;1)&gt;MID([.F82];6;1);&quot;&quot;;MAX([.A$7:.A82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3];6;FIND(&quot;:&quot;;[.F83];1)-FIND(&quot; &quot;;[.F83];1)-1))&gt;VALUE(MID([.F82];6;FIND(&quot;:&quot;;[.F82];1)-FIND(&quot; &quot;;[.F82];1)-1));[.C82];[.C82]+1)" office:value-type="float" office:value="8">
            <text:p>8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Test Restore Version</text:p>
          </table:table-cell>
          <table:table-cell table:style-name="ce96" office:value-type="string">
            <text:p>Step 2: Edit template</text:p>
          </table:table-cell>
          <table:table-cell table:style-name="ce96" office:value-type="string">
            <text:p>- Click 'Edit' icon on a template you want to edit</text:p>
            <text:p>- Create at least 2 versions for this template</text:p>
          </table:table-cell>
          <table:table-cell table:style-name="ce96" office:value-type="string">
            <text:p>The number version is displaying in 'Base version' column 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8">
          <table:table-cell table:style-name="ce71" table:formula="of:=IF(MID([.F84];6;1)&gt;MID([.F83];6;1);&quot;&quot;;MAX([.A$7:.A83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4];6;FIND(&quot;:&quot;;[.F84];1)-FIND(&quot; &quot;;[.F84];1)-1))&gt;VALUE(MID([.F83];6;FIND(&quot;:&quot;;[.F83];1)-FIND(&quot; &quot;;[.F83];1)-1));[.C83];[.C83]+1)" office:value-type="float" office:value="8">
            <text:p>8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Test Restore Version</text:p>
          </table:table-cell>
          <table:table-cell table:style-name="ce96" office:value-type="string">
            <text:p>Step 3: Restore version</text:p>
          </table:table-cell>
          <table:table-cell table:style-name="ce96" office:value-type="string">
            <text:p>- Select version of template you want to restore in ' Edit ECM Template' pop-up</text:p>
            <text:p>- Click 'Restore' version</text:p>
          </table:table-cell>
          <table:table-cell table:style-name="ce96" office:value-type="string">
            <text:p>The number of restore version is displaying in 'Base version' column 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style-name="ce71" table:formula="of:=IF(MID([.F85];6;1)&gt;MID([.F84];6;1);&quot;&quot;;MAX([.A$7:.A84])+1)" office:value-type="float" office:value="25">
            <text:p>25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85];6;FIND(&quot;:&quot;;[.F85];1)-FIND(&quot; &quot;;[.F85];1)-1))&gt;VALUE(MID([.F84];6;FIND(&quot;:&quot;;[.F84];1)-FIND(&quot; &quot;;[.F84];1)-1));[.C84];[.C84]+1)" office:value-type="float" office:value="9">
            <text:p>9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Delete ECM Templat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style-name="ce71" table:formula="of:=IF(MID([.F86];6;1)&gt;MID([.F85];6;1);&quot;&quot;;MAX([.A$7:.A85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6];6;FIND(&quot;:&quot;;[.F86];1)-FIND(&quot; &quot;;[.F86];1)-1))&gt;VALUE(MID([.F85];6;FIND(&quot;:&quot;;[.F85];1)-FIND(&quot; &quot;;[.F85];1)-1));[.C85];[.C85]+1)" office:value-type="float" office:value="9">
            <text:p>9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Delete ECM Template</text:p>
          </table:table-cell>
          <table:table-cell table:style-name="ce96" office:value-type="string">
            <text:p>Step 2: Delete Template</text:p>
          </table:table-cell>
          <table:table-cell table:style-name="ce96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96" office:value-type="string">
            <text:p>Template is deleted successfully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Drive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ce77"/>
        <table:table-column table:style-name="co17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07];[.$K1])" office:value-type="float" office:value="0">
            <text:p>0</text:p>
          </table:table-cell>
          <table:table-cell table:style-name="ce94" table:formula="of:=COUNTIF([.M$7:.M$807];[.$K1])" office:value-type="float" office:value="0">
            <text:p>0</text:p>
          </table:table-cell>
          <table:table-cell table:style-name="ce94" table:formula="of:=COUNTIF([.N$7:.N$807];[.$K1])" office:value-type="float" office:value="0">
            <text:p>0</text:p>
          </table:table-cell>
          <table:table-cell table:style-name="ce94" table:formula="of:=COUNTIF([.O$7:.O$807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07];[.$K2])" office:value-type="float" office:value="0">
            <text:p>0</text:p>
          </table:table-cell>
          <table:table-cell table:style-name="ce94" table:formula="of:=COUNTIF([.M$7:.M$807];[.$K2])" office:value-type="float" office:value="0">
            <text:p>0</text:p>
          </table:table-cell>
          <table:table-cell table:style-name="ce94" table:formula="of:=COUNTIF([.N$7:.N$807];[.$K2])" office:value-type="float" office:value="0">
            <text:p>0</text:p>
          </table:table-cell>
          <table:table-cell table:style-name="ce94" table:formula="of:=COUNTIF([.O$7:.O$807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<text:s/>Manage Drive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07];[.$K3])" office:value-type="float" office:value="0">
            <text:p>0</text:p>
          </table:table-cell>
          <table:table-cell table:style-name="ce94" table:formula="of:=COUNTIF([.M$7:.M$807];[.$K3])" office:value-type="float" office:value="0">
            <text:p>0</text:p>
          </table:table-cell>
          <table:table-cell table:style-name="ce94" table:formula="of:=COUNTIF([.N$7:.N$807];[.$K3])" office:value-type="float" office:value="0">
            <text:p>0</text:p>
          </table:table-cell>
          <table:table-cell table:style-name="ce94" table:formula="of:=COUNTIF([.O$7:.O$807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793])" office:value-type="float" office:value="12" table:number-columns-spanned="3" table:number-rows-spanned="1">
            <text:p>12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07];[.$K4])" office:value-type="float" office:value="0">
            <text:p>0</text:p>
          </table:table-cell>
          <table:table-cell table:style-name="ce94" table:formula="of:=COUNTIF([.M$7:.M$807];[.$K4])" office:value-type="float" office:value="0">
            <text:p>0</text:p>
          </table:table-cell>
          <table:table-cell table:style-name="ce94" table:formula="of:=COUNTIF([.N$7:.N$807];[.$K4])" office:value-type="float" office:value="0">
            <text:p>0</text:p>
          </table:table-cell>
          <table:table-cell table:style-name="ce94" table:formula="of:=COUNTIF([.O$7:.O$807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807];[.$K5])" office:value-type="float" office:value="0">
            <text:p>0</text:p>
          </table:table-cell>
          <table:table-cell table:style-name="ce94" table:formula="of:=COUNTIF([.M$7:.M$807];[.$K5])" office:value-type="float" office:value="0">
            <text:p>0</text:p>
          </table:table-cell>
          <table:table-cell table:style-name="ce94" table:formula="of:=COUNTIF([.N$7:.N$807];[.$K5])" office:value-type="float" office:value="0">
            <text:p>0</text:p>
          </table:table-cell>
          <table:table-cell table:style-name="ce94" table:formula="of:=COUNTIF([.O$7:.O$807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</table:table-row>
        <table:table-row table:style-name="ro19">
          <table:table-cell table:style-name="ce71" office:value-type="float" office:value="1">
            <text:p>1.00</text:p>
          </table:table-cell>
          <table:table-cell table:style-name="ce46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 form appears, list all existing drives</text:p>
          </table:table-cell>
          <table:table-cell table:style-name="ce93" office:value-type="string">
            <text:p>High</text:p>
          </table:table-cell>
          <table:table-cell table:style-name="ce128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[Add Drive]</text:p>
          </table:table-cell>
          <table:table-cell table:style-name="ce126" office:value-type="string">
            <text:p><text:s/>'Add Drive' form appears. There are 2 tabs: Drive and <text:s/>Apply Views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3: Select workspace for new drive</text:p>
          </table:table-cell>
          <table:table-cell table:style-name="ce126" office:value-type="string">
            <text:p>- Select one workspace from existing workplaces list</text:p>
          </table:table-cell>
          <table:table-cell table:style-name="ce126" office:value-type="string">
            <text:p>Workspace is selected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10];6;1)&gt;MID([.F9];6;1);&quot;&quot;;MAX([.A$7:.A9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4: Show form to select path for new drive</text:p>
          </table:table-cell>
          <table:table-cell table:style-name="ce126" office:value-type="string">
            <text:p>Click 'Home Path' icon </text:p>
          </table:table-cell>
          <table:table-cell table:style-name="ce126" office:value-type="string">
            <text:p>Select home path form appears, list all existing nodes in selected workspace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5: Select path to be root path of new drive</text:p>
          </table:table-cell>
          <table:table-cell table:style-name="ce126" office:value-type="string">
            <text:p>- Select a node from list above</text:p>
          </table:table-cell>
          <table:table-cell table:style-name="ce126" office:value-type="string">
            <text:p>Path of selected node will be displayed in 'Home path'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12];6;1)&gt;MID([.F11];6;1);&quot;&quot;;MAX([.A$7:.A11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6: Set permission on new drive</text:p>
          </table:table-cell>
          <table:table-cell table:style-name="ce126" office:value-type="string">
            <text:p>- Click 'Add Permission' icon then select group with a specific membership type</text:p>
          </table:table-cell>
          <table:table-cell table:style-name="ce126" office:value-type="string">
            <text:p>Selected group &amp; membership type will be displayed in Permissions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13];6;1)&gt;MID([.F12];6;1);&quot;&quot;;MAX([.A$7:.A12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6: Select Allow Folder Creation</text:p>
          </table:table-cell>
          <table:table-cell table:style-name="ce126" office:value-type="string">
            <text:p>Choose one type of folder</text:p>
          </table:table-cell>
          <table:table-cell table:style-name="ce126" office:value-type="string">
            <text:p>Type of folder is selected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14];6;1)&gt;MID([.F13];6;1);&quot;&quot;;MAX([.A$7:.A13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7: Choose applied view</text:p>
          </table:table-cell>
          <table:table-cell table:style-name="ce126" office:value-type="string">
            <text:p>- Select 'Apply views' tab</text:p>
            <text:p>- Check View(s) you want to use in this drive</text:p>
          </table:table-cell>
          <table:table-cell table:style-name="ce126" office:value-type="string">
            <text:p>View option(s) is checked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21">
          <table:table-cell table:style-name="ce71" table:formula="of:=IF(MID([.F15];6;1)&gt;MID([.F14];6;1);&quot;&quot;;MAX([.A$7:.A14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8: Complete add new drive</text:p>
          </table:table-cell>
          <table:table-cell table:style-name="ce126" office:value-type="string">
            <text:p>- Input drive Name</text:p>
            <text:p>- Choose others properties</text:p>
            <text:p>- Click [Save]</text:p>
          </table:table-cell>
          <table:table-cell table:style-name="ce126" office:value-type="string">
            <text:p>- New drive is added and list in existing drive list in Manage drive form</text:p>
            <text:p>- New drive will be displayed in Sites Explorer if logged user has access right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style-name="ce71" table:formula="of:=IF(MID([.F16];6;1)&gt;MID([.F15];6;1);&quot;&quot;;MAX([.A$7:.A15])+1)" office:value-type="float" office:value="2">
            <text:p>2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 when 'Name' field is blank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7];6;1)&gt;MID([.F16];6;1);&quot;&quot;;MAX([.A$7:.A16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'Name' field is blank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18];6;1)&gt;MID([.F17];6;1);&quot;&quot;;MAX([.A$7:.A17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'Name' field is blank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26" office:value-type="string">
            <text:p>Show message “The field "Name" is required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9];6;1)&gt;MID([.F18];6;1);&quot;&quot;;MAX([.A$7:.A18])+1)" office:value-type="float" office:value="3">
            <text:p>3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20];6;1)&gt;MID([.F19];6;1);&quot;&quot;;MAX([.A$7:.A19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21];6;1)&gt;MID([.F20];6;1);&quot;&quot;;MAX([.A$7:.A20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26" office:value-type="string">
            <text:p>Show message “The field 'Name' has some invalid characters. Please type another value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2];6;1)&gt;MID([.F21];6;1);&quot;&quot;;MAX([.A$7:.A21])+1)" office:value-type="float" office:value="4">
            <text:p>4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new drive has the same name with existing Drive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new drive has the same name with existing Drive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24];6;1)&gt;MID([.F23];6;1);&quot;&quot;;MAX([.A$7:.A23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new drive has the same name with existing Drive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26" office:value-type="string">
            <text:p>Fields in 'Drive' form are inputted data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5];6;1)&gt;MID([.F24];6;1);&quot;&quot;;MAX([.A$7:.A24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new drive has the same name with existing Drive</text:p>
          </table:table-cell>
          <table:table-cell table:style-name="ce126" office:value-type="string">
            <text:p>Step 4: Put data in 'Apply Views' form</text:p>
          </table:table-cell>
          <table:table-cell table:style-name="ce126" office:value-type="string">
            <text:p>- Select views you want to apply for new drive</text:p>
            <text:p>- Click Save button</text:p>
          </table:table-cell>
          <table:table-cell table:style-name="ce126" office:value-type="string">
            <text:p>Show message “The drive already exists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6];6;1)&gt;MID([.F25];6;1);&quot;&quot;;MAX([.A$7:.A25])+1)" office:value-type="float" office:value="5">
            <text:p>5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 <text:s/>when do not select any apply view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7];6;1)&gt;MID([.F26];6;1);&quot;&quot;;MAX([.A$7:.A26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<text:s/>when do not select any apply view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28];6;1)&gt;MID([.F27];6;1);&quot;&quot;;MAX([.A$7:.A27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<text:s/>when do not select any apply view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26" office:value-type="string">
            <text:p>Show message “Please select one view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9];6;1)&gt;MID([.F28];6;1);&quot;&quot;;MAX([.A$7:.A28])+1)" office:value-type="float" office:value="6">
            <text:p>6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 when don't select permission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0];6;1)&gt;MID([.F29];6;1);&quot;&quot;;MAX([.A$7:.A29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don't select permission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1];6;1)&gt;MID([.F30];6;1);&quot;&quot;;MAX([.A$7:.A30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don't select permission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26" office:value-type="string">
            <text:p>Fields in 'Drive' form are inputted data except permission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2];6;1)&gt;MID([.F31];6;1);&quot;&quot;;MAX([.A$7:.A31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don't select permission</text:p>
          </table:table-cell>
          <table:table-cell table:style-name="ce126" office:value-type="string">
            <text:p>Step 4: Put data in 'Apply Views' form</text:p>
          </table:table-cell>
          <table:table-cell table:style-name="ce126" office:value-type="string">
            <text:p>- Select views you want to apply for new drive</text:p>
            <text:p>- Click Save button</text:p>
          </table:table-cell>
          <table:table-cell table:style-name="ce126" office:value-type="string">
            <text:p>Show message “The field "Permissions" is required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3];6;1)&gt;MID([.F32];6;1);&quot;&quot;;MAX([.A$7:.A32])+1)" office:value-type="float" office:value="7">
            <text:p>7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55" office:value-type="string">
            <text:p>Edit drive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128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34];6;1)&gt;MID([.F33];6;1);&quot;&quot;;MAX([.A$7:.A33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Edit drive</text:p>
          </table:table-cell>
          <table:table-cell table:style-name="ce126" office:value-type="string">
            <text:p>Step 2: <text:s/>Open 'Edit Drive'</text:p>
          </table:table-cell>
          <table:table-cell table:style-name="ce126" office:value-type="string">
            <text:p>Click ' Edit' icon on a drive you want to edit</text:p>
          </table:table-cell>
          <table:table-cell table:style-name="ce126" office:value-type="string">
            <text:p><text:s/>'Edit Drive' form appears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35];6;1)&gt;MID([.F34];6;1);&quot;&quot;;MAX([.A$7:.A34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7">
            <text:p>7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Edit drive</text:p>
          </table:table-cell>
          <table:table-cell table:style-name="ce126" office:value-type="string">
            <text:p>Step 3: Edit drive</text:p>
          </table:table-cell>
          <table:table-cell table:style-name="ce126" office:value-type="string">
            <text:p>Edit the properties of drive you want <text:s/>except name of drive</text:p>
          </table:table-cell>
          <table:table-cell table:style-name="ce126" office:value-type="string">
            <text:p>Drive is edited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style-name="ce71" table:formula="of:=IF(MID([.F36];6;1)&gt;MID([.F35];6;1);&quot;&quot;;MAX([.A$7:.A35])+1)" office:value-type="float" office:value="8">
            <text:p>8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Delete drive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128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37];6;1)&gt;MID([.F36];6;1);&quot;&quot;;MAX([.A$7:.A36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Delete drive</text:p>
          </table:table-cell>
          <table:table-cell table:style-name="ce126" office:value-type="string">
            <text:p>Step 2: Delete drive</text:p>
          </table:table-cell>
          <table:table-cell table:style-name="ce126" office:value-type="string">
            <text:p>- Click 'Delete' icon on a drive you want to delete</text:p>
            <text:p>- Click OK on confirm message form</text:p>
          </table:table-cell>
          <table:table-cell table:style-name="ce126" office:value-type="string">
            <text:p>Drive is deleted from drives list</text:p>
          </table:table-cell>
          <table:table-cell table:style-name="ce93" office:value-type="string">
            <text:p>High</text:p>
          </table:table-cell>
          <table:table-cell table:style-name="ce12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20">
          <table:table-cell table:style-name="ce71" table:formula="of:=IF(MID([.F38];6;1)&gt;MID([.F37];6;1);&quot;&quot;;MAX([.A$7:.A37])+1)" office:value-type="float" office:value="9">
            <text:p>9.00</text:p>
          </table:table-cell>
          <table:table-cell table:style-name="ce46" office:value-type="string">
            <text:p>FNC_ECMS_ADM_DRI_02</text:p>
          </table:table-cell>
          <table:table-cell table:style-name="ce82" office:value-type="float" office:value="1">
            <text:p>1.00</text:p>
          </table:table-cell>
          <table:table-cell table:style-name="ce116" office:value-type="string">
            <text:p>ECMS\Admin\Content_Presentation\Manage Drives\Display</text:p>
          </table:table-cell>
          <table:table-cell table:style-name="ce54" office:value-type="string">
            <text:p>Check the displaying of drive after create <text:s/>by user has access right </text:p>
          </table:table-cell>
          <table:table-cell table:style-name="ce89" office:value-type="string">
            <text:p>Step 1: Open Manage Drive form</text:p>
          </table:table-cell>
          <table:table-cell table:style-name="ce89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s</text:p>
          </table:table-cell>
          <table:table-cell table:style-name="ce93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39];6;1)&gt;MID([.F38];6;1);&quot;&quot;;MAX([.A$7:.A38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<text:s/>by user has access right </text:p>
          </table:table-cell>
          <table:table-cell table:style-name="ce96" office:value-type="string">
            <text:p>Step 2: Open 'Add drive' pop-up</text:p>
          </table:table-cell>
          <table:table-cell table:style-name="ce96" office:value-type="string">
            <text:p>Click 'Add Drive' button</text:p>
          </table:table-cell>
          <table:table-cell table:style-name="ce96" office:value-type="string">
            <text:p><text:s/>'Add Drive' pop-up appears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21">
          <table:table-cell table:style-name="ce71" table:formula="of:=IF(MID([.F40];6;1)&gt;MID([.F39];6;1);&quot;&quot;;MAX([.A$7:.A39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<text:s/>by user has access right </text:p>
          </table:table-cell>
          <table:table-cell table:style-name="ce96" office:value-type="string">
            <text:p>Step 3: Put data in 'Drive' form</text:p>
          </table:table-cell>
          <table:table-cell table:style-name="ce96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96" office:value-type="string">
            <text:p>Fields in 'Drive' form are inputted data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4">
          <table:table-cell table:style-name="ce71" table:formula="of:=IF(MID([.F41];6;1)&gt;MID([.F40];6;1);&quot;&quot;;MAX([.A$7:.A40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<text:s/>by user has access right </text:p>
          </table:table-cell>
          <table:table-cell table:style-name="ce96" office:value-type="string">
            <text:p>Step 4: Put data in 'Apply Views' form</text:p>
          </table:table-cell>
          <table:table-cell table:style-name="ce96" office:value-type="string">
            <text:p>- Select views you want to apply for new drive</text:p>
            <text:p>- Click Save button</text:p>
          </table:table-cell>
          <table:table-cell table:style-name="ce96" office:value-type="string">
            <text:p>New drive is created successfully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8">
          <table:table-cell table:style-name="ce71" table:formula="of:=IF(MID([.F42];6;1)&gt;MID([.F41];6;1);&quot;&quot;;MAX([.A$7:.A41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<text:s/>by user has access right </text:p>
          </table:table-cell>
          <table:table-cell table:style-name="ce96" office:value-type="string">
            <text:p>Step 5: Select new drive</text:p>
          </table:table-cell>
          <table:table-cell table:style-name="ce96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96" office:value-type="string">
            <text:p>All Function of this drive are listed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20">
          <table:table-cell table:style-name="ce71" table:formula="of:=IF(MID([.F43];6;1)&gt;MID([.F42];6;1);&quot;&quot;;MAX([.A$7:.A42])+1)" office:value-type="float" office:value="10">
            <text:p>10.00</text:p>
          </table:table-cell>
          <table:table-cell table:style-name="ce45" office:value-type="string">
            <text:p>FNC_ECMS_ADM_DRI_02</text:p>
          </table:table-cell>
          <table:table-cell table:style-name="ce82"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116" office:value-type="string">
            <text:p>ECMS\Admin\Content_Presentation\Manage Drives\Display</text:p>
          </table:table-cell>
          <table:table-cell table:style-name="ce54" office:value-type="string">
            <text:p>Check the displaying of drive after create by user does not have access right with this drive</text:p>
          </table:table-cell>
          <table:table-cell table:style-name="ce89" office:value-type="string">
            <text:p>Step 1: Open Manage Drive form</text:p>
          </table:table-cell>
          <table:table-cell table:style-name="ce89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93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44];6;1)&gt;MID([.F43];6;1);&quot;&quot;;MAX([.A$7:.A43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by user does not have access right with this drive</text:p>
          </table:table-cell>
          <table:table-cell table:style-name="ce96" office:value-type="string">
            <text:p>Step 2: Open 'Add drive' pop-up</text:p>
          </table:table-cell>
          <table:table-cell table:style-name="ce96" office:value-type="string">
            <text:p>Click 'Add Drive' button</text:p>
          </table:table-cell>
          <table:table-cell table:style-name="ce96" office:value-type="string">
            <text:p><text:s/>'Add Drive' pop-up appears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21">
          <table:table-cell table:style-name="ce71" table:formula="of:=IF(MID([.F45];6;1)&gt;MID([.F44];6;1);&quot;&quot;;MAX([.A$7:.A44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by user does not have access right with this drive</text:p>
          </table:table-cell>
          <table:table-cell table:style-name="ce96" office:value-type="string">
            <text:p>Step 3: Put data in 'Drive' form</text:p>
          </table:table-cell>
          <table:table-cell table:style-name="ce96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96" office:value-type="string">
            <text:p>Fields in 'Drive' form are inputted data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46];6;1)&gt;MID([.F45];6;1);&quot;&quot;;MAX([.A$7:.A45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by user does not have access right with this drive</text:p>
          </table:table-cell>
          <table:table-cell table:style-name="ce96" office:value-type="string">
            <text:p>Step 4: Put data in 'Apply Views' form</text:p>
          </table:table-cell>
          <table:table-cell table:style-name="ce96" office:value-type="string">
            <text:p>- Select views you want to apply for new drive</text:p>
            <text:p>- Click Save button</text:p>
          </table:table-cell>
          <table:table-cell table:style-name="ce96" office:value-type="string">
            <text:p>New drive is created successfully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19">
          <table:table-cell table:style-name="ce71" table:formula="of:=IF(MID([.F47];6;1)&gt;MID([.F46];6;1);&quot;&quot;;MAX([.A$7:.A46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7];6;FIND(&quot;:&quot;;[.F47];1)-FIND(&quot; &quot;;[.F47];1)-1))&gt;VALUE(MID([.F46];6;FIND(&quot;:&quot;;[.F46];1)-FIND(&quot; &quot;;[.F46];1)-1));[.C46];[.C46]+1)" office:value-type="float" office:value="2">
            <text:p>2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by user does not have access right with this drive</text:p>
          </table:table-cell>
          <table:table-cell table:style-name="ce96" office:value-type="string">
            <text:p>Step 5: Select new drive</text:p>
          </table:table-cell>
          <table:table-cell table:style-name="ce96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96" office:value-type="string">
            <text:p>User can not see this drive</text:p>
          </table:table-cell>
          <table:table-cell table:style-name="ce93" office:value-type="string">
            <text:p>High</text:p>
          </table:table-cell>
          <table:table-cell table:style-name="ce96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20">
          <table:table-cell table:style-name="ce71" table:formula="of:=IF(MID([.F48];6;1)&gt;MID([.F47];6;1);&quot;&quot;;MAX([.A$7:.A47])+1)" office:value-type="float" office:value="11">
            <text:p>11.00</text:p>
          </table:table-cell>
          <table:table-cell table:style-name="ce45" office:value-type="string">
            <text:p>FNC_ECMS_ADM_DRI_02</text:p>
          </table:table-cell>
          <table:table-cell table:style-name="ce82"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56" office:value-type="string">
            <text:p>Check the displaying of drive after being deleted it </text:p>
          </table:table-cell>
          <table:table-cell table:style-name="ce107" office:value-type="string">
            <text:p>Step 1: Open Manage Drive form</text:p>
          </table:table-cell>
          <table:table-cell table:style-name="ce107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93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49];6;1)&gt;MID([.F48];6;1);&quot;&quot;;MAX([.A$7:.A48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9];6;FIND(&quot;:&quot;;[.F49];1)-FIND(&quot; &quot;;[.F49];1)-1))&gt;VALUE(MID([.F48];6;FIND(&quot;:&quot;;[.F48];1)-FIND(&quot; &quot;;[.F48];1)-1));[.C48];[.C48]+1)" office:value-type="float" office:value="3">
            <text:p>3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24" office:value-type="string">
            <text:p>Check the displaying of drive after being deleted it </text:p>
          </table:table-cell>
          <table:table-cell table:style-name="ce127" office:value-type="string">
            <text:p>Step 2: Delete drive</text:p>
          </table:table-cell>
          <table:table-cell table:style-name="ce127" office:value-type="string">
            <text:p>- Click 'Delete' icon on a drive you want to delete</text:p>
            <text:p>- Click OK on confirm message form</text:p>
          </table:table-cell>
          <table:table-cell table:style-name="ce127" office:value-type="string">
            <text:p>Drive is deleted</text:p>
          </table:table-cell>
          <table:table-cell table:style-name="ce93" office:value-type="string">
            <text:p>High</text:p>
          </table:table-cell>
          <table:table-cell table:style-name="ce127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style-name="ce71" table:formula="of:=IF(MID([.F50];6;1)&gt;MID([.F49];6;1);&quot;&quot;;MAX([.A$7:.A49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50];6;FIND(&quot;:&quot;;[.F50];1)-FIND(&quot; &quot;;[.F50];1)-1))&gt;VALUE(MID([.F49];6;FIND(&quot;:&quot;;[.F49];1)-FIND(&quot; &quot;;[.F49];1)-1));[.C49];[.C49]+1)" office:value-type="float" office:value="3">
            <text:p>3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24" office:value-type="string">
            <text:p>Check the displaying of drive after being deleted it </text:p>
          </table:table-cell>
          <table:table-cell table:style-name="ce98" office:value-type="string">
            <text:p>Step 3: view drive on Sites Explorer</text:p>
          </table:table-cell>
          <table:table-cell table:style-name="ce98" office:value-type="string">
            <text:p>- Go to Sites Explorer</text:p>
            <text:p>- Select repository which you has selected at step 1</text:p>
          </table:table-cell>
          <table:table-cell table:style-name="ce98" office:value-type="string">
            <text:p>User can not see the drive which you deleted at step 2</text:p>
          </table:table-cell>
          <table:table-cell table:style-name="ce93" office:value-type="string">
            <text:p>High</text:p>
          </table:table-cell>
          <table:table-cell table:style-name="ce98"/>
          <table:table-cell>
            <text:p>hanh.ly</text:p>
          </table:table-cell>
          <table:table-cell table:number-columns-repeated="9"/>
          <table:table-cell table:style-name="ce47" table:number-columns-repeated="20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Namespace_Registry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79];[.$K1])" office:value-type="float" office:value="0">
            <text:p>0</text:p>
          </table:table-cell>
          <table:table-cell table:style-name="ce94" table:formula="of:=COUNTIF([.M$7:.M$879];[.$K1])" office:value-type="float" office:value="0">
            <text:p>0</text:p>
          </table:table-cell>
          <table:table-cell table:style-name="ce94" table:formula="of:=COUNTIF([.N$7:.N$879];[.$K1])" office:value-type="float" office:value="0">
            <text:p>0</text:p>
          </table:table-cell>
          <table:table-cell table:style-name="ce94" table:formula="of:=COUNTIF([.O$7:.O$879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79];[.$K2])" office:value-type="float" office:value="0">
            <text:p>0</text:p>
          </table:table-cell>
          <table:table-cell table:style-name="ce94" table:formula="of:=COUNTIF([.M$7:.M$879];[.$K2])" office:value-type="float" office:value="0">
            <text:p>0</text:p>
          </table:table-cell>
          <table:table-cell table:style-name="ce94" table:formula="of:=COUNTIF([.N$7:.N$879];[.$K2])" office:value-type="float" office:value="0">
            <text:p>0</text:p>
          </table:table-cell>
          <table:table-cell table:style-name="ce94" table:formula="of:=COUNTIF([.O$7:.O$879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Namespace Registry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79];[.$K3])" office:value-type="float" office:value="0">
            <text:p>0</text:p>
          </table:table-cell>
          <table:table-cell table:style-name="ce94" table:formula="of:=COUNTIF([.M$7:.M$879];[.$K3])" office:value-type="float" office:value="0">
            <text:p>0</text:p>
          </table:table-cell>
          <table:table-cell table:style-name="ce94" table:formula="of:=COUNTIF([.N$7:.N$879];[.$K3])" office:value-type="float" office:value="0">
            <text:p>0</text:p>
          </table:table-cell>
          <table:table-cell table:style-name="ce94" table:formula="of:=COUNTIF([.O$7:.O$879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865])" office:value-type="float" office:value="7" table:number-columns-spanned="3" table:number-rows-spanned="1">
            <text:p>7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79];[.$K4])" office:value-type="float" office:value="0">
            <text:p>0</text:p>
          </table:table-cell>
          <table:table-cell table:style-name="ce94" table:formula="of:=COUNTIF([.M$7:.M$879];[.$K4])" office:value-type="float" office:value="0">
            <text:p>0</text:p>
          </table:table-cell>
          <table:table-cell table:style-name="ce94" table:formula="of:=COUNTIF([.N$7:.N$879];[.$K4])" office:value-type="float" office:value="0">
            <text:p>0</text:p>
          </table:table-cell>
          <table:table-cell table:style-name="ce94" table:formula="of:=COUNTIF([.O$7:.O$879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84" table:number-columns-repeated="6"/>
          <table:table-cell table:style-name="ce95"/>
          <table:table-cell office:value-type="string">
            <text:p>N/A</text:p>
          </table:table-cell>
          <table:table-cell table:style-name="ce94" table:formula="of:=COUNTIF([.L$7:.L$879];[.$K5])" office:value-type="float" office:value="0">
            <text:p>0</text:p>
          </table:table-cell>
          <table:table-cell table:style-name="ce94" table:formula="of:=COUNTIF([.M$7:.M$879];[.$K5])" office:value-type="float" office:value="0">
            <text:p>0</text:p>
          </table:table-cell>
          <table:table-cell table:style-name="ce94" table:formula="of:=COUNTIF([.N$7:.N$879];[.$K5])" office:value-type="float" office:value="0">
            <text:p>0</text:p>
          </table:table-cell>
          <table:table-cell table:style-name="ce94" table:formula="of:=COUNTIF([.O$7:.O$879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10"/>
        </table:table-row>
        <table:table-row table:style-name="ro19">
          <table:table-cell table:style-name="ce70" office:value-type="float" office:value="1">
            <text:p>1.00</text:p>
          </table:table-cell>
          <table:table-cell table:style-name="ce45" office:value-type="string">
            <text:p>FNC_ECMS_ADM_NAM_01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</text:p>
            <text:p>Content Types \Namespace Registry</text:p>
          </table:table-cell>
          <table:table-cell table:style-name="ce54" office:value-type="string">
            <text:p>Add new a namespace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18" office:value-type="string">
            <text:p>Add new a namespace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18" office:value-type="string">
            <text:p>Add new a namespace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96" office:value-type="string">
            <text:p>New namespace is registered successfully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19">
          <table:table-cell table:style-name="ce7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a namespace when 'Namespace Prefix' field is blank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amespace when 'Namespace Prefix' field is blank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amespace when 'Namespace Prefix' field is blank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96" office:value-type="string">
            <text:p>Show message “The field "Namespace Prefix" is required.”</text:p>
          </table:table-cell>
          <table:table-cell table:style-name="ce93" office:value-type="string">
            <text:p>Low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19">
          <table:table-cell table:style-name="ce71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96" office:value-type="string">
            <text:p>Show message “The field 'Namespace Prefix' has some invalid characters. Please type another value.”</text:p>
          </table:table-cell>
          <table:table-cell table:style-name="ce93" office:value-type="string">
            <text:p>Low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19">
          <table:table-cell table:style-name="ce71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new namespace has the same name with existing namespace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7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new namespace has the same name with existing namespace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8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new namespace has the same name with existing namespace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96" office:value-type="string">
            <text:p>Show message “ Namespace or URI already exists.”</text:p>
          </table:table-cell>
          <table:table-cell table:style-name="ce93" office:value-type="string">
            <text:p>Low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19">
          <table:table-cell table:style-name="ce71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a new namespace when 'Uri' field is blank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ew namespace when 'Uri' field is blank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ew namespace when 'Uri' field is blank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name for new namespace </text:p>
            <text:p>- Do not put value in 'Uri' field</text:p>
            <text:p>- Click Save button</text:p>
          </table:table-cell>
          <table:table-cell table:style-name="ce96" office:value-type="string">
            <text:p>Show message “The field "URI" is required.”</text:p>
          </table:table-cell>
          <table:table-cell table:style-name="ce93" office:value-type="string">
            <text:p>Low</text:p>
          </table:table-cell>
          <table:table-cell table:style-name="ce96"/>
          <table:table-cell table:style-name="ce98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new namespace has the same uri with existing namespace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new namespace has the same uri with existing namespace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new namespace has the same uri with existing namespace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96" office:value-type="string">
            <text:p>Show message “ <text:s text:c="2"/>namspace or Namespace or URI already exists.”</text:p>
          </table:table-cell>
          <table:table-cell table:style-name="ce93" office:value-type="string">
            <text:p>Low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25">
          <table:table-cell table:style-name="ce71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1" office:value-type="string">
            <text:p>Check the using of namespace</text:p>
          </table:table-cell>
          <table:table-cell table:style-name="ce60" office:value-type="string">
            <text:p>Step 1: Create 1 namespace</text:p>
          </table:table-cell>
          <table:table-cell table:style-name="ce129" office:value-type="string">
            <text:p>- Go to Group/ Content Manager's pages/ Administration</text:p>
            <text:p>- Select Content Types</text:p>
            <text:p>- Select Namespace Registry</text:p>
            <text:p>- Click Register button</text:p>
            <text:p>- Put name for new namespace </text:p>
            <text:p>- Put value in 'Uri' field which does not have the same value with existing namespace</text:p>
            <text:p>- Click Save button</text:p>
          </table:table-cell>
          <table:table-cell table:style-name="ce60" office:value-type="string">
            <text:p>Namespace is registered</text:p>
          </table:table-cell>
          <table:table-cell table:style-name="ce93" office:value-type="string">
            <text:p>Medium</text:p>
          </table:table-cell>
          <table:table-cell table:style-name="ce60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4" office:value-type="string">
            <text:p>Check the using of namespace</text:p>
          </table:table-cell>
          <table:table-cell table:style-name="ce60" office:value-type="string">
            <text:p>Step 2: Check the using of namespace</text:p>
          </table:table-cell>
          <table:table-cell table:style-name="ce60" office:value-type="string">
            <text:p>- Select Manage Node Type</text:p>
          </table:table-cell>
          <table:table-cell table:style-name="ce60" office:value-type="string">
            <text:p>You can see the namespace when add new node</text:p>
          </table:table-cell>
          <table:table-cell table:style-name="ce93" office:value-type="string">
            <text:p>Medium</text:p>
          </table:table-cell>
          <table:table-cell table:style-name="ce60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Node_Type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988];[.$K1])" office:value-type="float" office:value="0">
            <text:p>0</text:p>
          </table:table-cell>
          <table:table-cell table:style-name="ce94" table:formula="of:=COUNTIF([.M$7:.M$988];[.$K1])" office:value-type="float" office:value="0">
            <text:p>0</text:p>
          </table:table-cell>
          <table:table-cell table:style-name="ce94" table:formula="of:=COUNTIF([.N$7:.N$988];[.$K1])" office:value-type="float" office:value="0">
            <text:p>0</text:p>
          </table:table-cell>
          <table:table-cell table:style-name="ce94" table:formula="of:=COUNTIF([.O$7:.O$988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988];[.$K2])" office:value-type="float" office:value="0">
            <text:p>0</text:p>
          </table:table-cell>
          <table:table-cell table:style-name="ce94" table:formula="of:=COUNTIF([.M$7:.M$988];[.$K2])" office:value-type="float" office:value="0">
            <text:p>0</text:p>
          </table:table-cell>
          <table:table-cell table:style-name="ce94" table:formula="of:=COUNTIF([.N$7:.N$988];[.$K2])" office:value-type="float" office:value="0">
            <text:p>0</text:p>
          </table:table-cell>
          <table:table-cell table:style-name="ce94" table:formula="of:=COUNTIF([.O$7:.O$988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<text:s/>Manage Node Type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988];[.$K3])" office:value-type="float" office:value="0">
            <text:p>0</text:p>
          </table:table-cell>
          <table:table-cell table:style-name="ce94" table:formula="of:=COUNTIF([.M$7:.M$988];[.$K3])" office:value-type="float" office:value="0">
            <text:p>0</text:p>
          </table:table-cell>
          <table:table-cell table:style-name="ce94" table:formula="of:=COUNTIF([.N$7:.N$988];[.$K3])" office:value-type="float" office:value="0">
            <text:p>0</text:p>
          </table:table-cell>
          <table:table-cell table:style-name="ce94" table:formula="of:=COUNTIF([.O$7:.O$988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974])" office:value-type="float" office:value="34" table:number-columns-spanned="3" table:number-rows-spanned="1">
            <text:p>34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988];[.$K4])" office:value-type="float" office:value="0">
            <text:p>0</text:p>
          </table:table-cell>
          <table:table-cell table:style-name="ce94" table:formula="of:=COUNTIF([.M$7:.M$988];[.$K4])" office:value-type="float" office:value="0">
            <text:p>0</text:p>
          </table:table-cell>
          <table:table-cell table:style-name="ce94" table:formula="of:=COUNTIF([.N$7:.N$988];[.$K4])" office:value-type="float" office:value="0">
            <text:p>0</text:p>
          </table:table-cell>
          <table:table-cell table:style-name="ce94" table:formula="of:=COUNTIF([.O$7:.O$988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84" table:number-columns-repeated="6"/>
          <table:table-cell table:style-name="ce95"/>
          <table:table-cell office:value-type="string">
            <text:p>N/A</text:p>
          </table:table-cell>
          <table:table-cell table:style-name="ce94" table:formula="of:=COUNTIF([.L$7:.L$988];[.$K5])" office:value-type="float" office:value="0">
            <text:p>0</text:p>
          </table:table-cell>
          <table:table-cell table:style-name="ce94" table:formula="of:=COUNTIF([.M$7:.M$988];[.$K5])" office:value-type="float" office:value="0">
            <text:p>0</text:p>
          </table:table-cell>
          <table:table-cell table:style-name="ce94" table:formula="of:=COUNTIF([.N$7:.N$988];[.$K5])" office:value-type="float" office:value="0">
            <text:p>0</text:p>
          </table:table-cell>
          <table:table-cell table:style-name="ce94" table:formula="of:=COUNTIF([.O$7:.O$988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10"/>
        </table:table-row>
        <table:table-row table:style-name="ro19">
          <table:table-cell table:style-name="ce70" office:value-type="float" office:value="1">
            <text:p>1.00</text:p>
          </table:table-cell>
          <table:table-cell table:style-name="ce46" office:value-type="string">
            <text:p>FNC_ECMS_ADM_NOD_01</text:p>
          </table:table-cell>
          <table:table-cell table:style-name="ce82" office:value-type="float" office:value="1">
            <text:p>1.00</text:p>
          </table:table-cell>
          <table:table-cell table:style-name="ce130" office:value-type="string">
            <text:p>ECMS\Admin\Content_Types \Manage Node Type\Add</text:p>
          </table:table-cell>
          <table:table-cell table:style-name="ce51" office:value-type="string">
            <text:p>View node typ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04" office:value-type="string">
            <text:p>View node type</text:p>
          </table:table-cell>
          <table:table-cell table:style-name="ce60" office:value-type="string">
            <text:p>Step 2: <text:s/>View node type</text:p>
          </table:table-cell>
          <table:table-cell table:style-name="ce60" office:value-type="string">
            <text:p>Click on 'View' icon on Action column </text:p>
          </table:table-cell>
          <table:table-cell table:style-name="ce60" office:value-type="string">
            <text:p><text:s/>'Node Type Information' pop-up appear</text:p>
          </table:table-cell>
          <table:table-cell table:style-name="ce128" office:value-type="string">
            <text:p>Low</text:p>
          </table:table-cell>
          <table:table-cell table:style-name="ce60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ew Node type when put valid data in all required fields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Medium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valid data in all required fields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Medium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valid data in all required fields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26" office:value-type="string">
            <text:p>New node type is created successfully. You can not edit or delete it</text:p>
          </table:table-cell>
          <table:table-cell table:style-name="ce128" office:value-type="string">
            <text:p>Medium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ew draft node typ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new draft node type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new draft node type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26" office:value-type="string">
            <text:p>New node type is created successfully. You can edit or delete it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ode type when 'Node name' field </text:p>
            <text:p>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when 'Node name' field </text:p>
            <text:p>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when 'Node name' field </text:p>
            <text:p>is blank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26" office:value-type="string">
            <text:p>Show message “The field "Node Type Name" is required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5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26" office:value-type="string">
            <text:p>Show message “The file name ha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ew node type when put * in the 'Node Type Name' field with namespace field is empty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* in the 'Node Type Name' field with namespace field is empty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8" table:number-columns-repeated="10"/>
          <table:table-cell table:style-name="ce47" table:number-columns-repeated="214"/>
        </table:table-row>
        <table:table-row table:style-name="ro20">
          <table:table-cell table:style-name="ce7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* in the 'Node Type Name' field with namespace field is empty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4">Save</text:span> button</text:p>
          </table:table-cell>
          <table:table-cell table:style-name="ce126" office:value-type="string">
            <text:p>Show message “The node type registration is unsuccessfully. It already exists or the super type i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8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4];6;FIND(&quot;:&quot;;[.F24];1)-FIND(&quot; &quot;;[.F24];1)-1))&gt;VALUE(MID([.F23];6;FIND(&quot;:&quot;;[.F23];1)-FIND(&quot; &quot;;[.F23];1)-1));&quot;&quot;;MAX([.A$7:.A23])+1)" office:value-type="float" office:value="7">
            <text:p>7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7">
            <text:p>7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ew node type when put * and other special characters in the 'Node Type Name' field with namespace field is empty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* and other special characters in the 'Node Type Name' field with namespace field is empty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22">
          <table:table-cell table:style-name="ce7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* and other special characters in the 'Node Type Name' field with namespace field is empty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4">Save</text:span> button</text:p>
          </table:table-cell>
          <table:table-cell table:style-name="ce126" office:value-type="string">
            <text:p>Show message “The file name ha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8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8">
            <text:p>8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ode type has the same name and namespace with existing node types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has the same name and namespace with existing node types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20">
          <table:table-cell table:style-name="ce7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has the same name and namespace with existing node types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26" office:value-type="string">
            <text:p>Show message “The node type registration is unsuccessful. It already exists or the super type i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9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9">
            <text:p>9.00</text:p>
          </table:table-cell>
          <table:table-cell table:style-name="ce130" office:value-type="string">
            <text:p>ECMS\Admin\Content_Types \Manage Node Type\Add</text:p>
          </table:table-cell>
          <table:table-cell table:style-name="ce57" office:value-type="string">
            <text:p>Add new Node type when do not put value in 'Supper types' field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9">
            <text:p>9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2" office:value-type="string">
            <text:p>Add new Node type when do not put value in 'Supper types' field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9">
            <text:p>9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2" office:value-type="string">
            <text:p>Add new Node type when do not put value in 'Supper types' field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26" office:value-type="string">
            <text:p>Show message “The field "Super Types" is required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10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10">
            <text:p>10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ith valid data.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10">
            <text:p>10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ith valid data.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10">
            <text:p>10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ith valid data.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26" office:value-type="string">
            <text:p><text:s/>Definition name of Property</text:p>
            <text:p><text:s/>is showed in 'property definitions ' in 'Node type' tab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11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11">
            <text:p>11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11">
            <text:p>1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8];6;FIND(&quot;:&quot;;[.F38];1)-FIND(&quot; &quot;;[.F38];1)-1))&gt;VALUE(MID([.F37];6;FIND(&quot;:&quot;;[.F37];1)-FIND(&quot; &quot;;[.F37];1)-1));[.C37];[.C37]+1)" office:value-type="float" office:value="11">
            <text:p>1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is blank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26" office:value-type="string">
            <text:p>Show message “ The property definition's name wa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1">
          <table:table-cell table:style-name="ce71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12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2">
            <text:p>12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0];6;FIND(&quot;:&quot;;[.F40];1)-FIND(&quot; &quot;;[.F40];1)-1))&gt;VALUE(MID([.F39];6;FIND(&quot;:&quot;;[.F39];1)-FIND(&quot; &quot;;[.F39];1)-1));[.C39];[.C39]+1)" office:value-type="float" office:value="12">
            <text:p>1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1">
          <table:table-cell table:style-name="ce7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2">
            <text:p>1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26" office:value-type="string">
            <text:p>Show message “The property definition's name wa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13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3">
            <text:p>13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<text:s/>'Definition name' field is existed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3];6;FIND(&quot;:&quot;;[.F43];1)-FIND(&quot; &quot;;[.F43];1)-1))&gt;VALUE(MID([.F42];6;FIND(&quot;:&quot;;[.F42];1)-FIND(&quot; &quot;;[.F42];1)-1));[.C42];[.C42]+1)" office:value-type="float" office:value="13">
            <text:p>1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properties for node when <text:s/>'Definition name' field is existed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1">
          <table:table-cell table:style-name="ce7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13">
            <text:p>1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properties for node when <text:s/>'Definition name' field is existed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26" office:value-type="string">
            <text:p>Properties of node is created. And Definition name of Property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45];6;FIND(&quot;:&quot;;[.F45];1)-FIND(&quot; &quot;;[.F45];1)-1))&gt;VALUE(MID([.F44];6;FIND(&quot;:&quot;;[.F44];1)-FIND(&quot; &quot;;[.F44];1)-1));&quot;&quot;;MAX([.A$7:.A44])+1)" office:value-type="float" office:value="14">
            <text:p>14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45];6;FIND(&quot;:&quot;;[.F45];1)-FIND(&quot; &quot;;[.F45];1)-1))&gt;VALUE(MID([.F44];6;FIND(&quot;:&quot;;[.F44];1)-FIND(&quot; &quot;;[.F44];1)-1));[.C44];[.C44]+1)" office:value-type="float" office:value="14">
            <text:p>14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<text:s/>* <text:s/>character while namespace is blank 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6];6;FIND(&quot;:&quot;;[.F46];1)-FIND(&quot; &quot;;[.F46];1)-1))&gt;VALUE(MID([.F45];6;FIND(&quot;:&quot;;[.F45];1)-FIND(&quot; &quot;;[.F45];1)-1));[.C45];[.C45]+1)" office:value-type="float" office:value="14">
            <text:p>1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<text:s/>* <text:s/>character while namespace is blank 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7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7];6;FIND(&quot;:&quot;;[.F47];1)-FIND(&quot; &quot;;[.F47];1)-1))&gt;VALUE(MID([.F46];6;FIND(&quot;:&quot;;[.F46];1)-FIND(&quot; &quot;;[.F46];1)-1));[.C46];[.C46]+1)" office:value-type="float" office:value="14">
            <text:p>1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<text:s/>* <text:s/>character while namespace is blank 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26" office:value-type="string">
            <text:p>Show message “The property definition's name wa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15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48];6;FIND(&quot;:&quot;;[.F48];1)-FIND(&quot; &quot;;[.F48];1)-1))&gt;VALUE(MID([.F47];6;FIND(&quot;:&quot;;[.F47];1)-FIND(&quot; &quot;;[.F47];1)-1));[.C47];[.C47]+1)" office:value-type="float" office:value="15">
            <text:p>15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<text:s/>* <text:s/>character and other characters while namespace is blank 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9];6;FIND(&quot;:&quot;;[.F49];1)-FIND(&quot; &quot;;[.F49];1)-1))&gt;VALUE(MID([.F48];6;FIND(&quot;:&quot;;[.F48];1)-FIND(&quot; &quot;;[.F48];1)-1));[.C48];[.C48]+1)" office:value-type="float" office:value="15">
            <text:p>1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<text:s/>* <text:s/>character and other characters while namespace is blank 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2">
          <table:table-cell table:style-name="ce7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0];6;FIND(&quot;:&quot;;[.F50];1)-FIND(&quot; &quot;;[.F50];1)-1))&gt;VALUE(MID([.F49];6;FIND(&quot;:&quot;;[.F49];1)-FIND(&quot; &quot;;[.F49];1)-1));[.C49];[.C49]+1)" office:value-type="float" office:value="15">
            <text:p>1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<text:s/>* <text:s/>character and other characters while namespace is blank 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26" office:value-type="string">
            <text:p>Show message “The property definition's name wa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51];6;FIND(&quot;:&quot;;[.F51];1)-FIND(&quot; &quot;;[.F51];1)-1))&gt;VALUE(MID([.F50];6;FIND(&quot;:&quot;;[.F50];1)-FIND(&quot; &quot;;[.F50];1)-1));&quot;&quot;;MAX([.A$7:.A50])+1)" office:value-type="float" office:value="16">
            <text:p>16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51];6;FIND(&quot;:&quot;;[.F51];1)-FIND(&quot; &quot;;[.F51];1)-1))&gt;VALUE(MID([.F50];6;FIND(&quot;:&quot;;[.F50];1)-FIND(&quot; &quot;;[.F50];1)-1));[.C50];[.C50]+1)" office:value-type="float" office:value="16">
            <text:p>16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Delete Property Definition 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2];6;FIND(&quot;:&quot;;[.F52];1)-FIND(&quot; &quot;;[.F52];1)-1))&gt;VALUE(MID([.F51];6;FIND(&quot;:&quot;;[.F51];1)-FIND(&quot; &quot;;[.F51];1)-1));[.C51];[.C51]+1)" office:value-type="float" office:value="16">
            <text:p>16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Delete Property Definition </text:p>
          </table:table-cell>
          <table:table-cell table:style-name="ce126" office:value-type="string">
            <text:p>Step 2: Add properties for node type</text:p>
          </table:table-cell>
          <table:table-cell table:style-name="ce126" office:value-type="string">
            <text:p>Add properties for node type</text:p>
          </table:table-cell>
          <table:table-cell table:style-name="ce126" office:value-type="string">
            <text:p>Node type is added propertie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3];6;FIND(&quot;:&quot;;[.F53];1)-FIND(&quot; &quot;;[.F53];1)-1))&gt;VALUE(MID([.F52];6;FIND(&quot;:&quot;;[.F52];1)-FIND(&quot; &quot;;[.F52];1)-1));[.C52];[.C52]+1)" office:value-type="float" office:value="16">
            <text:p>16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Delete Property Definition </text:p>
          </table:table-cell>
          <table:table-cell table:style-name="ce126" office:value-type="string">
            <text:p>Step 3:; Delete properties</text:p>
          </table:table-cell>
          <table:table-cell table:style-name="ce126" office:value-type="string">
            <text:p>In 'Node type' tab, click 'Delete' icon on a property you want to delete</text:p>
          </table:table-cell>
          <table:table-cell table:style-name="ce126" office:value-type="string">
            <text:p>Property is deleted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54];6;FIND(&quot;:&quot;;[.F54];1)-FIND(&quot; &quot;;[.F54];1)-1))&gt;VALUE(MID([.F53];6;FIND(&quot;:&quot;;[.F53];1)-FIND(&quot; &quot;;[.F53];1)-1));&quot;&quot;;MAX([.A$7:.A53])+1)" office:value-type="float" office:value="17">
            <text:p>17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54];6;FIND(&quot;:&quot;;[.F54];1)-FIND(&quot; &quot;;[.F54];1)-1))&gt;VALUE(MID([.F53];6;FIND(&quot;:&quot;;[.F53];1)-FIND(&quot; &quot;;[.F53];1)-1));[.C53];[.C53]+1)" office:value-type="float" office:value="17">
            <text:p>17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<text:s/>with valid data.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5];6;FIND(&quot;:&quot;;[.F55];1)-FIND(&quot; &quot;;[.F55];1)-1))&gt;VALUE(MID([.F54];6;FIND(&quot;:&quot;;[.F54];1)-FIND(&quot; &quot;;[.F54];1)-1));[.C54];[.C54]+1)" office:value-type="float" office:value="17">
            <text:p>17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<text:s/>with valid data.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6];6;FIND(&quot;:&quot;;[.F56];1)-FIND(&quot; &quot;;[.F56];1)-1))&gt;VALUE(MID([.F55];6;FIND(&quot;:&quot;;[.F55];1)-FIND(&quot; &quot;;[.F55];1)-1));[.C55];[.C55]+1)" office:value-type="float" office:value="17">
            <text:p>17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<text:s/>with valid data.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26" office:value-type="string">
            <text:p>A child node is created. And Definition name of child node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57];6;FIND(&quot;:&quot;;[.F57];1)-FIND(&quot; &quot;;[.F57];1)-1))&gt;VALUE(MID([.F56];6;FIND(&quot;:&quot;;[.F56];1)-FIND(&quot; &quot;;[.F56];1)-1));&quot;&quot;;MAX([.A$7:.A56])+1)" office:value-type="float" office:value="18">
            <text:p>18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57];6;FIND(&quot;:&quot;;[.F57];1)-FIND(&quot; &quot;;[.F57];1)-1))&gt;VALUE(MID([.F56];6;FIND(&quot;:&quot;;[.F56];1)-FIND(&quot; &quot;;[.F56];1)-1));[.C56];[.C56]+1)" office:value-type="float" office:value="18">
            <text:p>18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<text:s/>when 'Definition name' field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8];6;FIND(&quot;:&quot;;[.F58];1)-FIND(&quot; &quot;;[.F58];1)-1))&gt;VALUE(MID([.F57];6;FIND(&quot;:&quot;;[.F57];1)-FIND(&quot; &quot;;[.F57];1)-1));[.C57];[.C57]+1)" office:value-type="float" office:value="18">
            <text:p>18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<text:s/>when 'Definition name' field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9];6;FIND(&quot;:&quot;;[.F59];1)-FIND(&quot; &quot;;[.F59];1)-1))&gt;VALUE(MID([.F58];6;FIND(&quot;:&quot;;[.F58];1)-FIND(&quot; &quot;;[.F58];1)-1));[.C58];[.C58]+1)" office:value-type="float" office:value="18">
            <text:p>18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<text:s/>when 'Definition name' field 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26" office:value-type="string">
            <text:p>Show message “Definition name is required!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60];6;FIND(&quot;:&quot;;[.F60];1)-FIND(&quot; &quot;;[.F60];1)-1))&gt;VALUE(MID([.F59];6;FIND(&quot;:&quot;;[.F59];1)-FIND(&quot; &quot;;[.F59];1)-1));&quot;&quot;;MAX([.A$7:.A59])+1)" office:value-type="float" office:value="19">
            <text:p>19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60];6;FIND(&quot;:&quot;;[.F60];1)-FIND(&quot; &quot;;[.F60];1)-1))&gt;VALUE(MID([.F59];6;FIND(&quot;:&quot;;[.F59];1)-FIND(&quot; &quot;;[.F59];1)-1));[.C59];[.C59]+1)" office:value-type="float" office:value="19">
            <text:p>19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1];6;FIND(&quot;:&quot;;[.F61];1)-FIND(&quot; &quot;;[.F61];1)-1))&gt;VALUE(MID([.F60];6;FIND(&quot;:&quot;;[.F60];1)-FIND(&quot; &quot;;[.F60];1)-1));[.C60];[.C60]+1)" office:value-type="float" office:value="19">
            <text:p>19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2];6;FIND(&quot;:&quot;;[.F62];1)-FIND(&quot; &quot;;[.F62];1)-1))&gt;VALUE(MID([.F61];6;FIND(&quot;:&quot;;[.F61];1)-FIND(&quot; &quot;;[.F61];1)-1));[.C61];[.C61]+1)" office:value-type="float" office:value="19">
            <text:p>19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26" office:value-type="string">
            <text:p>Show message “The child node name contain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63];6;FIND(&quot;:&quot;;[.F63];1)-FIND(&quot; &quot;;[.F63];1)-1))&gt;VALUE(MID([.F62];6;FIND(&quot;:&quot;;[.F62];1)-FIND(&quot; &quot;;[.F62];1)-1));&quot;&quot;;MAX([.A$7:.A62])+1)" office:value-type="float" office:value="20">
            <text:p>20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63];6;FIND(&quot;:&quot;;[.F63];1)-FIND(&quot; &quot;;[.F63];1)-1))&gt;VALUE(MID([.F62];6;FIND(&quot;:&quot;;[.F62];1)-FIND(&quot; &quot;;[.F62];1)-1));[.C62];[.C62]+1)" office:value-type="float" office:value="20">
            <text:p>20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* character while namespace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4];6;FIND(&quot;:&quot;;[.F64];1)-FIND(&quot; &quot;;[.F64];1)-1))&gt;VALUE(MID([.F63];6;FIND(&quot;:&quot;;[.F63];1)-FIND(&quot; &quot;;[.F63];1)-1));[.C63];[.C63]+1)" office:value-type="float" office:value="20">
            <text:p>20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* character while namespace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5];6;FIND(&quot;:&quot;;[.F65];1)-FIND(&quot; &quot;;[.F65];1)-1))&gt;VALUE(MID([.F64];6;FIND(&quot;:&quot;;[.F64];1)-FIND(&quot; &quot;;[.F64];1)-1));[.C64];[.C64]+1)" office:value-type="float" office:value="20">
            <text:p>20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* character while namespace 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26" office:value-type="string">
            <text:p>Show message “The child node name contain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66];6;FIND(&quot;:&quot;;[.F66];1)-FIND(&quot; &quot;;[.F66];1)-1))&gt;VALUE(MID([.F65];6;FIND(&quot;:&quot;;[.F65];1)-FIND(&quot; &quot;;[.F65];1)-1));&quot;&quot;;MAX([.A$7:.A65])+1)" office:value-type="float" office:value="21">
            <text:p>21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66];6;FIND(&quot;:&quot;;[.F66];1)-FIND(&quot; &quot;;[.F66];1)-1))&gt;VALUE(MID([.F65];6;FIND(&quot;:&quot;;[.F65];1)-FIND(&quot; &quot;;[.F65];1)-1));[.C65];[.C65]+1)" office:value-type="float" office:value="21">
            <text:p>21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7];6;FIND(&quot;:&quot;;[.F67];1)-FIND(&quot; &quot;;[.F67];1)-1))&gt;VALUE(MID([.F66];6;FIND(&quot;:&quot;;[.F66];1)-FIND(&quot; &quot;;[.F66];1)-1));[.C66];[.C66]+1)" office:value-type="float" office:value="21">
            <text:p>2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8];6;FIND(&quot;:&quot;;[.F68];1)-FIND(&quot; &quot;;[.F68];1)-1))&gt;VALUE(MID([.F67];6;FIND(&quot;:&quot;;[.F67];1)-FIND(&quot; &quot;;[.F67];1)-1));[.C67];[.C67]+1)" office:value-type="float" office:value="21">
            <text:p>2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26" office:value-type="string">
            <text:p>Show message “The child node name contain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22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69];6;FIND(&quot;:&quot;;[.F69];1)-FIND(&quot; &quot;;[.F69];1)-1))&gt;VALUE(MID([.F68];6;FIND(&quot;:&quot;;[.F68];1)-FIND(&quot; &quot;;[.F68];1)-1));[.C68];[.C68]+1)" office:value-type="float" office:value="22">
            <text:p>22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<text:s/>'Definition name' field is existed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0];6;FIND(&quot;:&quot;;[.F70];1)-FIND(&quot; &quot;;[.F70];1)-1))&gt;VALUE(MID([.F69];6;FIND(&quot;:&quot;;[.F69];1)-FIND(&quot; &quot;;[.F69];1)-1));[.C69];[.C69]+1)" office:value-type="float" office:value="22">
            <text:p>2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text:s/>'Definition name' field is existed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1];6;FIND(&quot;:&quot;;[.F71];1)-FIND(&quot; &quot;;[.F71];1)-1))&gt;VALUE(MID([.F70];6;FIND(&quot;:&quot;;[.F70];1)-FIND(&quot; &quot;;[.F70];1)-1));[.C70];[.C70]+1)" office:value-type="float" office:value="22">
            <text:p>2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child node when <text:s/>'Definition name' field is existed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26" office:value-type="string">
            <text:p>Child node is created. And Definition name of Property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72];6;FIND(&quot;:&quot;;[.F72];1)-FIND(&quot; &quot;;[.F72];1)-1))&gt;VALUE(MID([.F71];6;FIND(&quot;:&quot;;[.F71];1)-FIND(&quot; &quot;;[.F71];1)-1));&quot;&quot;;MAX([.A$7:.A71])+1)" office:value-type="float" office:value="23">
            <text:p>23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72];6;FIND(&quot;:&quot;;[.F72];1)-FIND(&quot; &quot;;[.F72];1)-1))&gt;VALUE(MID([.F71];6;FIND(&quot;:&quot;;[.F71];1)-FIND(&quot; &quot;;[.F71];1)-1));[.C71];[.C71]+1)" office:value-type="float" office:value="23">
            <text:p>23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'Default primary type' <text:s/>field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3];6;FIND(&quot;:&quot;;[.F73];1)-FIND(&quot; &quot;;[.F73];1)-1))&gt;VALUE(MID([.F72];6;FIND(&quot;:&quot;;[.F72];1)-FIND(&quot; &quot;;[.F72];1)-1));[.C72];[.C72]+1)" office:value-type="float" office:value="23">
            <text:p>2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'Default primary type'</text:p>
            <text:p><text:s/>field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4];6;FIND(&quot;:&quot;;[.F74];1)-FIND(&quot; &quot;;[.F74];1)-1))&gt;VALUE(MID([.F73];6;FIND(&quot;:&quot;;[.F73];1)-FIND(&quot; &quot;;[.F73];1)-1));[.C73];[.C73]+1)" office:value-type="float" office:value="23">
            <text:p>2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'Default primary type'</text:p>
            <text:p><text:s/>field 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26" office:value-type="string">
            <text:p>Show message “Default Primary Type is required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75];6;FIND(&quot;:&quot;;[.F75];1)-FIND(&quot; &quot;;[.F75];1)-1))&gt;VALUE(MID([.F74];6;FIND(&quot;:&quot;;[.F74];1)-FIND(&quot; &quot;;[.F74];1)-1));&quot;&quot;;MAX([.A$7:.A74])+1)" office:value-type="float" office:value="24">
            <text:p>24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75];6;FIND(&quot;:&quot;;[.F75];1)-FIND(&quot; &quot;;[.F75];1)-1))&gt;VALUE(MID([.F74];6;FIND(&quot;:&quot;;[.F74];1)-FIND(&quot; &quot;;[.F74];1)-1));[.C74];[.C74]+1)" office:value-type="float" office:value="24">
            <text:p>24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'Required primary type'</text:p>
            <text:p><text:s/>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6];6;FIND(&quot;:&quot;;[.F76];1)-FIND(&quot; &quot;;[.F76];1)-1))&gt;VALUE(MID([.F75];6;FIND(&quot;:&quot;;[.F75];1)-FIND(&quot; &quot;;[.F75];1)-1));[.C75];[.C75]+1)" office:value-type="float" office:value="24">
            <text:p>2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6" office:value-type="string">
            <text:p>Add child node when 'Required primary type'</text:p>
            <text:p><text:s/>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7];6;FIND(&quot;:&quot;;[.F77];1)-FIND(&quot; &quot;;[.F77];1)-1))&gt;VALUE(MID([.F76];6;FIND(&quot;:&quot;;[.F76];1)-FIND(&quot; &quot;;[.F76];1)-1));[.C76];[.C76]+1)" office:value-type="float" office:value="24">
            <text:p>2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6" office:value-type="string">
            <text:p>Add child node when 'Required primary type'</text:p>
            <text:p><text:s/>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26" office:value-type="string">
            <text:p>Show message “Required Primary Type is required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78];6;FIND(&quot;:&quot;;[.F78];1)-FIND(&quot; &quot;;[.F78];1)-1))&gt;VALUE(MID([.F77];6;FIND(&quot;:&quot;;[.F77];1)-FIND(&quot; &quot;;[.F77];1)-1));&quot;&quot;;MAX([.A$7:.A77])+1)" office:value-type="float" office:value="25">
            <text:p>25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78];6;FIND(&quot;:&quot;;[.F78];1)-FIND(&quot; &quot;;[.F78];1)-1))&gt;VALUE(MID([.F77];6;FIND(&quot;:&quot;;[.F77];1)-FIND(&quot; &quot;;[.F77];1)-1));[.C77];[.C77]+1)" office:value-type="float" office:value="25">
            <text:p>25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Delete Child node Definition 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9];6;FIND(&quot;:&quot;;[.F79];1)-FIND(&quot; &quot;;[.F79];1)-1))&gt;VALUE(MID([.F78];6;FIND(&quot;:&quot;;[.F78];1)-FIND(&quot; &quot;;[.F78];1)-1));[.C78];[.C78]+1)" office:value-type="float" office:value="25">
            <text:p>2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Delete Child node Definition </text:p>
          </table:table-cell>
          <table:table-cell table:style-name="ce126" office:value-type="string">
            <text:p>Step 2: Add child node for node type</text:p>
          </table:table-cell>
          <table:table-cell table:style-name="ce126" office:value-type="string">
            <text:p>Add child node for node type</text:p>
          </table:table-cell>
          <table:table-cell table:style-name="ce126" office:value-type="string">
            <text:p>Node type is added child node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80];6;FIND(&quot;:&quot;;[.F80];1)-FIND(&quot; &quot;;[.F80];1)-1))&gt;VALUE(MID([.F79];6;FIND(&quot;:&quot;;[.F79];1)-FIND(&quot; &quot;;[.F79];1)-1));[.C79];[.C79]+1)" office:value-type="float" office:value="25">
            <text:p>2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Delete Child node Definition </text:p>
          </table:table-cell>
          <table:table-cell table:style-name="ce126" office:value-type="string">
            <text:p>Step 3: Delete node type</text:p>
          </table:table-cell>
          <table:table-cell table:style-name="ce126" office:value-type="string">
            <text:p>In 'Node type' tab,click 'Delete' icon on a child node you want to delete</text:p>
          </table:table-cell>
          <table:table-cell table:style-name="ce126" office:value-type="string">
            <text:p>Child node is deleted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1];6;FIND(&quot;:&quot;;[.F81];1)-FIND(&quot; &quot;;[.F81];1)-1))&gt;VALUE(MID([.F80];6;FIND(&quot;:&quot;;[.F80];1)-FIND(&quot; &quot;;[.F80];1)-1));&quot;&quot;;MAX([.A$7:.A80])+1)" office:value-type="float" office:value="26">
            <text:p>26.00</text:p>
          </table:table-cell>
          <table:table-cell table:style-name="ce46" office:value-type="string">
            <text:p>FNC_ECMS_ADM_NOD_02</text:p>
          </table:table-cell>
          <table:table-cell table:style-name="ce82" office:value-type="float" office:value="1">
            <text:p>1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55" office:value-type="string">
            <text:p>Export nod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Export node</text:p>
          </table:table-cell>
          <table:table-cell table:style-name="ce126" office:value-type="string">
            <text:p>Step 2: Export node</text:p>
          </table:table-cell>
          <table:table-cell table:style-name="ce126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26" office:value-type="string">
            <text:p>Node is exported successfully</text:p>
          </table:table-cell>
          <table:table-cell table:style-name="ce128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3];6;FIND(&quot;:&quot;;[.F83];1)-FIND(&quot; &quot;;[.F83];1)-1))&gt;VALUE(MID([.F82];6;FIND(&quot;:&quot;;[.F82];1)-FIND(&quot; &quot;;[.F82];1)-1));&quot;&quot;;MAX([.A$7:.A82])+1)" office:value-type="float" office:value="27">
            <text:p>27.00</text:p>
          </table:table-cell>
          <table:table-cell table:style-name="ce45" office:value-type="string">
            <text:p>FNC_ECMS_ADM_NOD_02</text:p>
          </table:table-cell>
          <table:table-cell table:style-name="ce82"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55" office:value-type="string">
            <text:p>Export node when do not select any node to export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Export node when do not select any node to export</text:p>
          </table:table-cell>
          <table:table-cell table:style-name="ce126" office:value-type="string">
            <text:p>Step 2: Export node</text:p>
          </table:table-cell>
          <table:table-cell table:style-name="ce126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26" office:value-type="string">
            <text:p>Show message <text:s/>“Browse a node type file that you want to import.” 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5];6;FIND(&quot;:&quot;;[.F85];1)-FIND(&quot; &quot;;[.F85];1)-1))&gt;VALUE(MID([.F84];6;FIND(&quot;:&quot;;[.F84];1)-FIND(&quot; &quot;;[.F84];1)-1));&quot;&quot;;MAX([.A$7:.A84])+1)" office:value-type="float" office:value="28">
            <text:p>28.00</text:p>
          </table:table-cell>
          <table:table-cell table:style-name="ce45" office:value-type="string">
            <text:p>FNC_ECMS_ADM_NOD_02</text:p>
          </table:table-cell>
          <table:table-cell table:style-name="ce82" table:formula="of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55" office:value-type="string">
            <text:p>Import nod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Import node</text:p>
          </table:table-cell>
          <table:table-cell table:style-name="ce126" office:value-type="string">
            <text:p>Step 2: Upload node</text:p>
          </table:table-cell>
          <table:table-cell table:style-name="ce126" office:value-type="string">
            <text:p>- Click 'Import' icon</text:p>
            <text:p>- Import an xml file</text:p>
            <text:p>- Click Upload button</text:p>
          </table:table-cell>
          <table:table-cell table:style-name="ce126" office:value-type="string">
            <text:p>File is uploaded successfully</text:p>
          </table:table-cell>
          <table:table-cell table:style-name="ce128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Import node</text:p>
          </table:table-cell>
          <table:table-cell table:style-name="ce126" office:value-type="string">
            <text:p>Step 3: Import node</text:p>
          </table:table-cell>
          <table:table-cell table:style-name="ce126" office:value-type="string">
            <text:p>- Check on node you want to import</text:p>
            <text:p>- Click 'Import' button</text:p>
          </table:table-cell>
          <table:table-cell table:style-name="ce126" office:value-type="string">
            <text:p>New node is registered successfully</text:p>
          </table:table-cell>
          <table:table-cell table:style-name="ce128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8];6;FIND(&quot;:&quot;;[.F88];1)-FIND(&quot; &quot;;[.F88];1)-1))&gt;VALUE(MID([.F87];6;FIND(&quot;:&quot;;[.F87];1)-FIND(&quot; &quot;;[.F87];1)-1));&quot;&quot;;MAX([.A$7:.A87])+1)" office:value-type="float" office:value="29">
            <text:p>29.00</text:p>
          </table:table-cell>
          <table:table-cell table:style-name="ce45" office:value-type="string">
            <text:p>FNC_ECMS_ADM_NOD_02</text:p>
          </table:table-cell>
          <table:table-cell table:style-name="ce82" table:formula="of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55" office:value-type="string">
            <text:p>Import node but uploaded node is not xml fil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Import node but uploaded node is not xml file</text:p>
          </table:table-cell>
          <table:table-cell table:style-name="ce126" office:value-type="string">
            <text:p>Step 2: Upload node</text:p>
          </table:table-cell>
          <table:table-cell table:style-name="ce126" office:value-type="string">
            <text:p>- Click 'Import' icon</text:p>
            <text:p>- Import a file is not xml file</text:p>
            <text:p>- Click Upload button</text:p>
          </table:table-cell>
          <table:table-cell table:style-name="ce126" office:value-type="string">
            <text:p>Show message “Only xml file or zip file are supported to import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30.00</text:p>
          </table:table-cell>
          <table:table-cell table:style-name="ce46" office:value-type="string">
            <text:p>FNC_ECMS_ADM_NOD_03</text:p>
          </table:table-cell>
          <table:table-cell table:style-name="ce82" office:value-type="float" office:value="1">
            <text:p>1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Node Type when don't input keyword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23"/>
        </table:table-row>
        <table:table-row table:style-name="ro14">
          <table:table-cell table:style-name="ce71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1];6;FIND(&quot;:&quot;;[.F91];1)-FIND(&quot; &quot;;[.F91];1)-1))&gt;VALUE(MID([.F90];6;FIND(&quot;:&quot;;[.F90];1)-FIND(&quot; &quot;;[.F90];1)-1));[.C90];[.C90]+1)" office:value-type="float" office:value="1">
            <text:p>1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Node Type when don't input keyword</text:p>
          </table:table-cell>
          <table:table-cell table:style-name="ce123" office:value-type="string">
            <text:p>Step 2: search</text:p>
          </table:table-cell>
          <table:table-cell table:style-name="ce123" office:value-type="string">
            <text:p>- Don't input keyword </text:p>
            <text:p>- Click Search button</text:p>
          </table:table-cell>
          <table:table-cell table:style-name="ce123" office:value-type="string">
            <text:p>Show alert message “The value of the field is empty.”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23"/>
        </table:table-row>
        <table:table-row table:style-name="ro18">
          <table:table-cell table:style-name="ce71" table:formula="of:=IF(VALUE(MID([.F92];6;FIND(&quot;:&quot;;[.F92];1)-FIND(&quot; &quot;;[.F92];1)-1))&gt;VALUE(MID([.F91];6;FIND(&quot;:&quot;;[.F91];1)-FIND(&quot; &quot;;[.F91];1)-1));&quot;&quot;;MAX([.A$7:.A91])+1)" office:value-type="float" office:value="31">
            <text:p>31.00</text:p>
          </table:table-cell>
          <table:table-cell table:style-name="ce45" office:value-type="string">
            <text:p>FNC_ECMS_ADM_NOD_03</text:p>
          </table:table-cell>
          <table:table-cell table:style-name="ce82" table:formula="of:=IF(VALUE(MID([.F92];6;FIND(&quot;:&quot;;[.F92];1)-FIND(&quot; &quot;;[.F92];1)-1))&gt;VALUE(MID([.F91];6;FIND(&quot;:&quot;;[.F91];1)-FIND(&quot; &quot;;[.F91];1)-1));[.C91];[.C91]+1)" office:value-type="float" office:value="2">
            <text:p>2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Node Type when keyword includes some special characters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23"/>
        </table:table-row>
        <table:table-row table:style-name="ro18">
          <table:table-cell table:style-name="ce71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3];6;FIND(&quot;:&quot;;[.F93];1)-FIND(&quot; &quot;;[.F93];1)-1))&gt;VALUE(MID([.F92];6;FIND(&quot;:&quot;;[.F92];1)-FIND(&quot; &quot;;[.F92];1)-1));[.C92];[.C92]+1)" office:value-type="float" office:value="2">
            <text:p>2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Node Type when keyword includes some special characters</text:p>
          </table:table-cell>
          <table:table-cell table:style-name="ce123" office:value-type="string">
            <text:p>Step 2: search</text:p>
          </table:table-cell>
          <table:table-cell table:style-name="ce123" office:value-type="string">
            <text:p>- Input keyword which includes some characters !@#$%^&amp;()_{}[]|\"/?&gt;&lt;,~`</text:p>
            <text:p>- Click Search icon</text:p>
          </table:table-cell>
          <table:table-cell table:style-name="ce123" office:value-type="string">
            <text:p>Show alert message “There are some invalid characters. Please enter another value. “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23"/>
        </table:table-row>
        <table:table-row table:style-name="ro18">
          <table:table-cell table:style-name="ce71" table:formula="of:=IF(VALUE(MID([.F94];6;FIND(&quot;:&quot;;[.F94];1)-FIND(&quot; &quot;;[.F94];1)-1))&gt;VALUE(MID([.F93];6;FIND(&quot;:&quot;;[.F93];1)-FIND(&quot; &quot;;[.F93];1)-1));&quot;&quot;;MAX([.A$7:.A93])+1)" office:value-type="float" office:value="32">
            <text:p>32.00</text:p>
          </table:table-cell>
          <table:table-cell table:style-name="ce45" office:value-type="string">
            <text:p>FNC_ECMS_ADM_NOD_03</text:p>
          </table:table-cell>
          <table:table-cell table:style-name="ce82" table:formula="of:=IF(VALUE(MID([.F94];6;FIND(&quot;:&quot;;[.F94];1)-FIND(&quot; &quot;;[.F94];1)-1))&gt;VALUE(MID([.F93];6;FIND(&quot;:&quot;;[.F93];1)-FIND(&quot; &quot;;[.F93];1)-1));[.C93];[.C93]+1)" office:value-type="float" office:value="3">
            <text:p>3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Node Type when no Node type match with keyword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23"/>
        </table:table-row>
        <table:table-row table:style-name="ro9">
          <table:table-cell table:style-name="ce7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5];6;FIND(&quot;:&quot;;[.F95];1)-FIND(&quot; &quot;;[.F95];1)-1))&gt;VALUE(MID([.F94];6;FIND(&quot;:&quot;;[.F94];1)-FIND(&quot; &quot;;[.F94];1)-1));[.C94];[.C94]+1)" office:value-type="float" office:value="3">
            <text:p>3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Node Type when no Node type match with keyword</text:p>
          </table:table-cell>
          <table:table-cell table:style-name="ce123" office:value-type="string">
            <text:p>Step 2: search</text:p>
          </table:table-cell>
          <table:table-cell table:style-name="ce123" office:value-type="string">
            <text:p>- Input keyword which don't match any node type </text:p>
            <text:p>- Click Search</text:p>
          </table:table-cell>
          <table:table-cell table:style-name="ce123" office:value-type="string">
            <text:p>Return empty list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23"/>
        </table:table-row>
        <table:table-row table:style-name="ro18">
          <table:table-cell table:style-name="ce71" table:formula="of:=IF(VALUE(MID([.F96];6;FIND(&quot;:&quot;;[.F96];1)-FIND(&quot; &quot;;[.F96];1)-1))&gt;VALUE(MID([.F95];6;FIND(&quot;:&quot;;[.F95];1)-FIND(&quot; &quot;;[.F95];1)-1));&quot;&quot;;MAX([.A$7:.A95])+1)" office:value-type="float" office:value="33">
            <text:p>33.00</text:p>
          </table:table-cell>
          <table:table-cell table:style-name="ce45" office:value-type="string">
            <text:p>FNC_ECMS_ADM_NOD_03</text:p>
          </table:table-cell>
          <table:table-cell table:style-name="ce82"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Node type when there are corresponding node types with keyword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23"/>
        </table:table-row>
        <table:table-row table:style-name="ro9">
          <table:table-cell table:style-name="ce7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7];6;FIND(&quot;:&quot;;[.F97];1)-FIND(&quot; &quot;;[.F97];1)-1))&gt;VALUE(MID([.F96];6;FIND(&quot;:&quot;;[.F96];1)-FIND(&quot; &quot;;[.F96];1)-1));[.C96];[.C96]+1)" office:value-type="float" office:value="4">
            <text:p>4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Node type when there are corresponding node types with keyword</text:p>
          </table:table-cell>
          <table:table-cell table:style-name="ce123" office:value-type="string">
            <text:p>Step 2: search </text:p>
          </table:table-cell>
          <table:table-cell table:style-name="ce123" office:value-type="string">
            <text:p>- Input keyword</text:p>
            <text:p>- Click search button</text:p>
          </table:table-cell>
          <table:table-cell table:style-name="ce123" office:value-type="string">
            <text:p>If existing node has name which include keyword, will be shown in search result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23"/>
        </table:table-row>
        <table:table-row table:style-name="ro18">
          <table:table-cell table:style-name="ce71" table:formula="of:=IF(VALUE(MID([.F98];6;FIND(&quot;:&quot;;[.F98];1)-FIND(&quot; &quot;;[.F98];1)-1))&gt;VALUE(MID([.F97];6;FIND(&quot;:&quot;;[.F97];1)-FIND(&quot; &quot;;[.F97];1)-1));&quot;&quot;;MAX([.A$7:.A97])+1)" office:value-type="float" office:value="34">
            <text:p>34.00</text:p>
          </table:table-cell>
          <table:table-cell table:style-name="ce45" office:value-type="string">
            <text:p>FNC_ECMS_ADM_NOD_03</text:p>
          </table:table-cell>
          <table:table-cell table:style-name="ce82"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<text:s/>all Node Type with keyword ' * '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23"/>
        </table:table-row>
        <table:table-row table:style-name="ro14">
          <table:table-cell table:style-name="ce7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<text:s/>all Node Type with keyword ' * '</text:p>
          </table:table-cell>
          <table:table-cell table:style-name="ce123" office:value-type="string">
            <text:p>Step 2: search</text:p>
          </table:table-cell>
          <table:table-cell table:style-name="ce123" office:value-type="string">
            <text:p>- Input keyword *</text:p>
            <text:p>- Click Search</text:p>
          </table:table-cell>
          <table:table-cell table:style-name="ce123" office:value-type="string">
            <text:p>Return all existing Node type</text:p>
          </table:table-cell>
          <table:table-cell table:style-name="ce128"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23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Query" table:style-name="ta1" table:print="false">
        <office:forms form:automatic-focus="false" form:apply-design-mode="false"/>
        <table:table-column table:style-name="co29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23" table:default-cell-style-name="ce7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91];[.$K1])" office:value-type="float" office:value="0">
            <text:p>0</text:p>
          </table:table-cell>
          <table:table-cell table:style-name="ce94" table:formula="of:=COUNTIF([.M$7:.M$891];[.$K1])" office:value-type="float" office:value="0">
            <text:p>0</text:p>
          </table:table-cell>
          <table:table-cell table:style-name="ce94" table:formula="of:=COUNTIF([.N$7:.N$891];[.$K1])" office:value-type="float" office:value="0">
            <text:p>0</text:p>
          </table:table-cell>
          <table:table-cell table:style-name="ce94" table:formula="of:=COUNTIF([.O$7:.O$891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91];[.$K2])" office:value-type="float" office:value="0">
            <text:p>0</text:p>
          </table:table-cell>
          <table:table-cell table:style-name="ce94" table:formula="of:=COUNTIF([.M$7:.M$891];[.$K2])" office:value-type="float" office:value="0">
            <text:p>0</text:p>
          </table:table-cell>
          <table:table-cell table:style-name="ce94" table:formula="of:=COUNTIF([.N$7:.N$891];[.$K2])" office:value-type="float" office:value="0">
            <text:p>0</text:p>
          </table:table-cell>
          <table:table-cell table:style-name="ce94" table:formula="of:=COUNTIF([.O$7:.O$891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6">
          <table:table-cell/>
          <table:table-cell table:style-name="ce133" office:value-type="string">
            <text:p>Function List</text:p>
          </table:table-cell>
          <table:table-cell table:style-name="ce134" office:value-type="string" table:number-columns-spanned="3" table:number-rows-spanned="1">
            <text:p>Manage Query</text:p>
          </table:table-cell>
          <table:covered-table-cell table:style-name="ce135"/>
          <table:covered-table-cell table:style-name="ce134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91];[.$K3])" office:value-type="float" office:value="0">
            <text:p>0</text:p>
          </table:table-cell>
          <table:table-cell table:style-name="ce94" table:formula="of:=COUNTIF([.M$7:.M$891];[.$K3])" office:value-type="float" office:value="0">
            <text:p>0</text:p>
          </table:table-cell>
          <table:table-cell table:style-name="ce94" table:formula="of:=COUNTIF([.N$7:.N$891];[.$K3])" office:value-type="float" office:value="0">
            <text:p>0</text:p>
          </table:table-cell>
          <table:table-cell table:style-name="ce94" table:formula="of:=COUNTIF([.O$7:.O$891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7">
          <table:table-cell/>
          <table:table-cell table:style-name="ce133" office:value-type="string">
            <text:p>Total main cases:</text:p>
          </table:table-cell>
          <table:table-cell table:style-name="ce134" table:formula="of:=MAX([.A7:.A877])" office:value-type="float" office:value="13" table:number-columns-spanned="3" table:number-rows-spanned="1">
            <text:p>13</text:p>
          </table:table-cell>
          <table:covered-table-cell table:style-name="ce47"/>
          <table:covered-table-cell table:style-name="ce47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91];[.$K4])" office:value-type="float" office:value="0">
            <text:p>0</text:p>
          </table:table-cell>
          <table:table-cell table:style-name="ce94" table:formula="of:=COUNTIF([.M$7:.M$891];[.$K4])" office:value-type="float" office:value="0">
            <text:p>0</text:p>
          </table:table-cell>
          <table:table-cell table:style-name="ce94" table:formula="of:=COUNTIF([.N$7:.N$891];[.$K4])" office:value-type="float" office:value="0">
            <text:p>0</text:p>
          </table:table-cell>
          <table:table-cell table:style-name="ce94" table:formula="of:=COUNTIF([.O$7:.O$891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891];[.$K5])" office:value-type="float" office:value="0">
            <text:p>0</text:p>
          </table:table-cell>
          <table:table-cell table:style-name="ce94" table:formula="of:=COUNTIF([.M$7:.M$891];[.$K5])" office:value-type="float" office:value="0">
            <text:p>0</text:p>
          </table:table-cell>
          <table:table-cell table:style-name="ce94" table:formula="of:=COUNTIF([.N$7:.N$891];[.$K5])" office:value-type="float" office:value="0">
            <text:p>0</text:p>
          </table:table-cell>
          <table:table-cell table:style-name="ce94" table:formula="of:=COUNTIF([.O$7:.O$891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3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6"/>
        </table:table-row>
        <table:table-row table:style-name="ro19">
          <table:table-cell table:style-name="ce70" office:value-type="float" office:value="1">
            <text:p>1.00</text:p>
          </table:table-cell>
          <table:table-cell table:style-name="ce46" office:value-type="string">
            <text:p>FNC_ECMS_ADM_QUE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ies When input valid data into all required fields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128" office:value-type="string">
            <text:p>High</text:p>
          </table:table-cell>
          <table:table-cell table:style-name="ce93"/>
          <table:table-cell table:style-name="ce96">
            <text:p>hanh.ly</text:p>
          </table:table-cell>
          <table:table-cell table:style-name="ce96" table:number-columns-repeated="9"/>
          <table:table-cell table:style-name="ce47" table:number-columns-repeated="210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ies When input valid data into all required fields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128" office:value-type="string">
            <text:p>High</text:p>
          </table:table-cell>
          <table:table-cell table:style-name="ce93"/>
          <table:table-cell table:style-name="ce96">
            <text:p>hanh.ly</text:p>
          </table:table-cell>
          <table:table-cell table:style-name="ce96" table:number-columns-repeated="9"/>
          <table:table-cell table:style-name="ce47" table:number-columns-repeated="210"/>
        </table:table-row>
        <table:table-row table:style-name="ro18">
          <table:table-cell table:style-name="ce7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ies When input valid data into all required fields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93" office:value-type="string">
            <text:p>New query is created successfully</text:p>
          </table:table-cell>
          <table:table-cell table:style-name="ce128" office:value-type="string">
            <text:p>High</text:p>
          </table:table-cell>
          <table:table-cell table:style-name="ce93"/>
          <table:table-cell table:style-name="ce96">
            <text:p>hanh.ly</text:p>
          </table:table-cell>
          <table:table-cell table:style-name="ce96" table:number-columns-repeated="9"/>
          <table:table-cell table:style-name="ce47" table:number-columns-repeated="210"/>
        </table:table-row>
        <table:table-row table:style-name="ro19">
          <table:table-cell table:style-name="ce7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Create SQL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reate SQL query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reate SQL query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93" office:value-type="string">
            <text:p>New SQL query is created successfully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Create XPATH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reate XPATH query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reate XPATH query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93" office:value-type="string">
            <text:p>New Xpath query is created successfully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'Query name' field <text:s/>is blank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7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Query name' field <text:s/>is blank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8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Query name' field <text:s/>is blank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Do not put name for new query</text:p>
            <text:p>- Click Save button</text:p>
          </table:table-cell>
          <table:table-cell table:style-name="ce93" office:value-type="string">
            <text:p>Show message “The field "Query Name" is required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'Query name' field <text:s/>contain some special characters: #$%..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18" office:value-type="string">
            <text:p>Add query when 'Query name' field <text:s/>contain some special characters: #$%..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9">
          <table:table-cell table:style-name="ce7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18" office:value-type="string">
            <text:p>Add query when 'Query name' field <text:s/>contain some special characters: #$%..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some special characters in 'Query name' field</text:p>
            <text:p>- Click Save button</text:p>
          </table:table-cell>
          <table:table-cell table:style-name="ce93" office:value-type="string">
            <text:p>Show message “The field 'Query Name' has some invalid characters. Please type another value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8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new query has the same name with existing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new query has the same name with existing query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9">
          <table:table-cell table:style-name="ce7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new query has the same name with existing query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the name for new query has the same name with existing queries</text:p>
            <text:p>- Click Save button</text:p>
          </table:table-cell>
          <table:table-cell table:style-name="ce93" office:value-type="string">
            <text:p>Show message “This query name already exists. Please select another one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'statement' field is invalid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statement' field is invalid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8">
          <table:table-cell table:style-name="ce7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statement' field is invalid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93" office:value-type="string">
            <text:p>Show message “The query is invalid. Please check your query statement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8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'statement' field is empt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statement' field is empty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8">
          <table:table-cell table:style-name="ce7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8">
            <text:p>8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statement' field is empty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93" office:value-type="string">
            <text:p>Show message “The field "Statement" is required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9">
            <text:p>9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don't select permission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9">
            <text:p>9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don't select permission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9">
            <text:p>9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don't select permission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93" office:value-type="string">
            <text:p>Show message “The field "Permissions" is required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10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10">
            <text:p>10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Check the displaying of query in Sites Explorer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10">
            <text:p>10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heck the displaying of query in Sites Explorer</text:p>
          </table:table-cell>
          <table:table-cell table:style-name="ce96" office:value-type="string">
            <text:p>Step 2: Add new query</text:p>
          </table:table-cell>
          <table:table-cell table:style-name="ce89" office:value-type="string">
            <text:p>Add new query</text:p>
          </table:table-cell>
          <table:table-cell table:style-name="ce93" office:value-type="string">
            <text:p>New query is created successfull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10">
            <text:p>10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heck the displaying of query in Sites Explorer</text:p>
          </table:table-cell>
          <table:table-cell table:style-name="ce96" office:value-type="string">
            <text:p>Step 3: Check the displaying of new query</text:p>
          </table:table-cell>
          <table:table-cell table:style-name="ce89" office:value-type="string">
            <text:p>- Go to Sites Explorer</text:p>
            <text:p>- Click Saved Searches icon on Side bar.</text:p>
          </table:table-cell>
          <table:table-cell table:style-name="ce93" office:value-type="string">
            <text:p>All queries that created in Manage Queries are show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11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11">
            <text:p>1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new query when check in ' Enable cache results ' checked-box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8];6;FIND(&quot;:&quot;;[.F38];1)-FIND(&quot; &quot;;[.F38];1)-1))&gt;VALUE(MID([.F37];6;FIND(&quot;:&quot;;[.F37];1)-FIND(&quot; &quot;;[.F37];1)-1));[.C37];[.C37]+1)" office:value-type="float" office:value="11">
            <text:p>1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new query when check in ' Enable cache results ' checked-box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22">
          <table:table-cell table:style-name="ce7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1">
            <text:p>1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new query when check in ' Enable cache results ' checked-box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93" office:value-type="string">
            <text:p>New query is created successfully. A<text:span text:style-name="T5">t the first </text:span><text:span text:style-name="T5">time you use this query </text:span><text:span text:style-name="T5">to search, the result will </text:span><text:span text:style-name="T5">be cached. At the </text:span><text:span text:style-name="T5">second time you search </text:span><text:span text:style-name="T5">using this query, it will </text:span><text:span text:style-name="T5">show cached result. </text:span><text:span text:style-name="T5">After </text:span><text:span text:style-name="T6">45 minutes,</text:span><text:span text:style-name="T7"> </text:span><text:span text:style-name="T8">the </text:span><text:span text:style-name="T8">cache will be removed. </text:span>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8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40];6;FIND(&quot;:&quot;;[.F40];1)-FIND(&quot; &quot;;[.F40];1)-1))&gt;VALUE(MID([.F39];6;FIND(&quot;:&quot;;[.F39];1)-FIND(&quot; &quot;;[.F39];1)-1));&quot;&quot;;MAX([.A$7:.A39])+1)" office:value-type="float" office:value="12">
            <text:p>12.00</text:p>
          </table:table-cell>
          <table:table-cell table:style-name="ce46" office:value-type="string">
            <text:p>FNC_ECMS_ADM_QUE_02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Manage Queries\Edit</text:p>
          </table:table-cell>
          <table:table-cell table:style-name="ce54" office:value-type="string">
            <text:p>Edit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QUE_02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86" office:value-type="string">
            <text:p>ECMS\Admin\Advanced_Configuration\Manage Queries\Edit</text:p>
          </table:table-cell>
          <table:table-cell table:style-name="ce109" office:value-type="string">
            <text:p>Edit Query</text:p>
          </table:table-cell>
          <table:table-cell table:style-name="ce96" office:value-type="string">
            <text:p>Step 2: Open 'Edit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5" office:value-type="string">
            <text:p>FNC_ECMS_ADM_QUE_02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6" office:value-type="string">
            <text:p>ECMS\Admin\Advanced_Configuration\Manage Queries\Edit</text:p>
          </table:table-cell>
          <table:table-cell table:style-name="ce109" office:value-type="string">
            <text:p>Edit Query</text:p>
          </table:table-cell>
          <table:table-cell table:style-name="ce96" office:value-type="string">
            <text:p>Step 3: Edit query</text:p>
          </table:table-cell>
          <table:table-cell table:style-name="ce96" office:value-type="string">
            <text:p>Edit the properties of query you want <text:s/>except name of drive</text:p>
          </table:table-cell>
          <table:table-cell table:style-name="ce96" office:value-type="string">
            <text:p>Query is edited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10"/>
        </table:table-row>
        <table:table-row table:style-name="ro19">
          <table:table-cell table:style-name="ce71"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13.00</text:p>
          </table:table-cell>
          <table:table-cell table:style-name="ce46" office:value-type="string">
            <text:p>FNC_ECMS_ADM_QUE_03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Manage Queries\Delete</text:p>
          </table:table-cell>
          <table:table-cell table:style-name="ce54" office:value-type="string">
            <text:p>Delete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9">
          <table:table-cell table:style-name="ce7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QUE_03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86" office:value-type="string">
            <text:p>ECMS\Admin\Advanced_Configuration\Manage Queries\Delete</text:p>
          </table:table-cell>
          <table:table-cell table:style-name="ce109" office:value-type="string">
            <text:p>Delete query</text:p>
          </table:table-cell>
          <table:table-cell table:style-name="ce96" office:value-type="string">
            <text:p>Step 2: Delete query</text:p>
          </table:table-cell>
          <table:table-cell table:style-name="ce96" office:value-type="string">
            <text:p>Click 'Delete' icon on a query you want to delete</text:p>
            <text:p>- Click OK on confirm message </text:p>
          </table:table-cell>
          <table:table-cell table:style-name="ce96" office:value-type="string">
            <text:p>Query is deleted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1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Script" table:style-name="ta1" table:print="false">
        <office:forms form:automatic-focus="false" form:apply-design-mode="false"/>
        <table:table-column table:style-name="co29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23" table:default-cell-style-name="ce7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900];[.$K1])" office:value-type="float" office:value="0">
            <text:p>0</text:p>
          </table:table-cell>
          <table:table-cell table:style-name="ce94" table:formula="of:=COUNTIF([.M$7:.M$900];[.$K1])" office:value-type="float" office:value="0">
            <text:p>0</text:p>
          </table:table-cell>
          <table:table-cell table:style-name="ce94" table:formula="of:=COUNTIF([.N$7:.N$900];[.$K1])" office:value-type="float" office:value="0">
            <text:p>0</text:p>
          </table:table-cell>
          <table:table-cell table:style-name="ce94" table:formula="of:=COUNTIF([.O$7:.O$900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900];[.$K2])" office:value-type="float" office:value="0">
            <text:p>0</text:p>
          </table:table-cell>
          <table:table-cell table:style-name="ce94" table:formula="of:=COUNTIF([.M$7:.M$900];[.$K2])" office:value-type="float" office:value="0">
            <text:p>0</text:p>
          </table:table-cell>
          <table:table-cell table:style-name="ce94" table:formula="of:=COUNTIF([.N$7:.N$900];[.$K2])" office:value-type="float" office:value="0">
            <text:p>0</text:p>
          </table:table-cell>
          <table:table-cell table:style-name="ce94" table:formula="of:=COUNTIF([.O$7:.O$900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6">
          <table:table-cell/>
          <table:table-cell table:style-name="ce133" office:value-type="string">
            <text:p>Function List</text:p>
          </table:table-cell>
          <table:table-cell table:style-name="ce134" office:value-type="string" table:number-columns-spanned="3" table:number-rows-spanned="1">
            <text:p>Manage Script</text:p>
          </table:table-cell>
          <table:covered-table-cell table:style-name="ce135"/>
          <table:covered-table-cell table:style-name="ce134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900];[.$K3])" office:value-type="float" office:value="0">
            <text:p>0</text:p>
          </table:table-cell>
          <table:table-cell table:style-name="ce94" table:formula="of:=COUNTIF([.M$7:.M$900];[.$K3])" office:value-type="float" office:value="0">
            <text:p>0</text:p>
          </table:table-cell>
          <table:table-cell table:style-name="ce94" table:formula="of:=COUNTIF([.N$7:.N$900];[.$K3])" office:value-type="float" office:value="0">
            <text:p>0</text:p>
          </table:table-cell>
          <table:table-cell table:style-name="ce94" table:formula="of:=COUNTIF([.O$7:.O$900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7">
          <table:table-cell/>
          <table:table-cell table:style-name="ce133" office:value-type="string">
            <text:p>Total main cases:</text:p>
          </table:table-cell>
          <table:table-cell table:style-name="ce134" table:formula="of:=MAX([.A7:.A886])" office:value-type="float" office:value="8" table:number-columns-spanned="3" table:number-rows-spanned="1">
            <text:p>8</text:p>
          </table:table-cell>
          <table:covered-table-cell table:style-name="ce47"/>
          <table:covered-table-cell table:style-name="ce47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900];[.$K4])" office:value-type="float" office:value="0">
            <text:p>0</text:p>
          </table:table-cell>
          <table:table-cell table:style-name="ce94" table:formula="of:=COUNTIF([.M$7:.M$900];[.$K4])" office:value-type="float" office:value="0">
            <text:p>0</text:p>
          </table:table-cell>
          <table:table-cell table:style-name="ce94" table:formula="of:=COUNTIF([.N$7:.N$900];[.$K4])" office:value-type="float" office:value="0">
            <text:p>0</text:p>
          </table:table-cell>
          <table:table-cell table:style-name="ce94" table:formula="of:=COUNTIF([.O$7:.O$900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900];[.$K5])" office:value-type="float" office:value="0">
            <text:p>0</text:p>
          </table:table-cell>
          <table:table-cell table:style-name="ce94" table:formula="of:=COUNTIF([.M$7:.M$900];[.$K5])" office:value-type="float" office:value="0">
            <text:p>0</text:p>
          </table:table-cell>
          <table:table-cell table:style-name="ce94" table:formula="of:=COUNTIF([.N$7:.N$900];[.$K5])" office:value-type="float" office:value="0">
            <text:p>0</text:p>
          </table:table-cell>
          <table:table-cell table:style-name="ce94" table:formula="of:=COUNTIF([.O$7:.O$900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3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6"/>
        </table:table-row>
        <table:table-row table:style-name="ro19">
          <table:table-cell table:style-name="ce71" office:value-type="float" office:value="1">
            <text:p>1.00</text:p>
          </table:table-cell>
          <table:table-cell table:style-name="ce46" office:value-type="string">
            <text:p>FNC_ECMS_ADM_SCR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Add ECM script when input valid data in required fields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input valid data in required fields</text:p>
          </table:table-cell>
          <table:table-cell table:style-name="ce126" office:value-type="string">
            <text:p>Step 2: Open “Add/Edit script” form</text:p>
          </table:table-cell>
          <table:table-cell table:style-name="ce125" office:value-type="string">
            <text:p>- Select ECM Script tab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input valid data in required fields</text:p>
          </table:table-cell>
          <table:table-cell table:style-name="ce126" office:value-type="string">
            <text:p>Step 3: Add new script</text:p>
          </table:table-cell>
          <table:table-cell table:style-name="ce125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8" office:value-type="string">
            <text:p>New scripts is created successfully. Name of script is automatically added suffix .groovy</text:p>
          </table:table-cell>
          <table:table-cell table:style-name="ce93" office:value-type="string">
            <text:p>Medium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0];6;1)&gt;MID([.F9];6;1);&quot;&quot;;MAX([.A$7:.A9])+1)" office:value-type="float" office:value="2">
            <text:p>2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Add ECM script when 'script name ' field</text:p>
            <text:p><text:s/>is blank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'script name ' field</text:p>
            <text:p><text:s/>is blank</text:p>
          </table:table-cell>
          <table:table-cell table:style-name="ce126" office:value-type="string">
            <text:p>Step 2: Open “Add/Edit script” form</text:p>
          </table:table-cell>
          <table:table-cell table:style-name="ce125" office:value-type="string">
            <text:p>- Select ECM Script tab, select <text:span text:style-name="T9">Select category </text:span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2];6;1)&gt;MID([.F11];6;1);&quot;&quot;;MAX([.A$7:.A11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'script name ' field</text:p>
            <text:p><text:s/>is blank</text:p>
          </table:table-cell>
          <table:table-cell table:style-name="ce126" office:value-type="string">
            <text:p>Step 3: Add new script</text:p>
          </table:table-cell>
          <table:table-cell table:style-name="ce125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8" office:value-type="string">
            <text:p>Show message “The field "Script Name" is required.”</text:p>
          </table:table-cell>
          <table:table-cell table:style-name="ce93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3];6;1)&gt;MID([.F12];6;1);&quot;&quot;;MAX([.A$7:.A12])+1)" office:value-type="float" office:value="3">
            <text:p>3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4];6;1)&gt;MID([.F13];6;1);&quot;&quot;;MAX([.A$7:.A13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26" office:value-type="string">
            <text:p>Step 2: Open “Add/Edit script” form</text:p>
          </table:table-cell>
          <table:table-cell table:style-name="ce125" office:value-type="string">
            <text:p>- Select ECM Script tab, select <text:span text:style-name="T9">Select category </text:span><text:s/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5];6;1)&gt;MID([.F14];6;1);&quot;&quot;;MAX([.A$7:.A14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26" office:value-type="string">
            <text:p>Step 3: Add new script</text:p>
          </table:table-cell>
          <table:table-cell table:style-name="ce125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8" office:value-type="string">
            <text:p>Show message “Only alpha, digit, dot, dash and underscore characters are allowed for the field "Script Name".”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6];6;1)&gt;MID([.F15];6;1);&quot;&quot;;MAX([.A$7:.A15])+1)" office:value-type="float" office:value="4">
            <text:p>4.00</text:p>
          </table:table-cell>
          <table:table-cell table:style-name="ce126" office:value-type="string">
            <text:p>FNC_ECMS_ADM_SCR_01</text:p>
          </table:table-cell>
          <table:table-cell table:style-name="ce126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26" office:value-type="string">
            <text:p>ECMS\Admin\Advanced_Configuration\Manage Script\ECM Script</text:p>
          </table:table-cell>
          <table:table-cell table:style-name="ce126" office:value-type="string">
            <text:p>Add new ECM script has the same name with existing scripts </text:p>
          </table:table-cell>
          <table:table-cell table:style-name="ce126" office:value-type="string">
            <text:p>Step 1: Open 'Manage Scripts' form</text:p>
          </table:table-cell>
          <table:table-cell table:style-name="ce126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6" office:value-type="string">
            <text:p><text:s/>'Manage Scripts'' form appears</text:p>
          </table:table-cell>
          <table:table-cell table:style-name="ce126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17];6;1)&gt;MID([.F16];6;1);&quot;&quot;;MAX([.A$7:.A16])+1)">
            <text:p/>
          </table:table-cell>
          <table:table-cell table:style-name="ce126" office:value-type="string">
            <text:p>FNC_ECMS_ADM_SCR_01</text:p>
          </table:table-cell>
          <table:table-cell table:style-name="ce126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26" office:value-type="string">
            <text:p>ECMS\Admin\Advanced_Configuration\Manage Script\ECM Script</text:p>
          </table:table-cell>
          <table:table-cell table:style-name="ce126" office:value-type="string">
            <text:p>Add new ECM script has the same name with existing scripts </text:p>
          </table:table-cell>
          <table:table-cell table:style-name="ce126" office:value-type="string">
            <text:p>Step 2: Open “Add/Edit script” form</text:p>
          </table:table-cell>
          <table:table-cell table:style-name="ce126" office:value-type="string">
            <text:p>- Select ECM Script tab, select <text:span text:style-name="T10">Select category </text:span></text:p>
            <text:p>- Click Add button</text:p>
          </table:table-cell>
          <table:table-cell table:style-name="ce126" office:value-type="string">
            <text:p><text:s/>'Add/Edit Script' form appears</text:p>
          </table:table-cell>
          <table:table-cell table:style-name="ce126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8];6;1)&gt;MID([.F17];6;1);&quot;&quot;;MAX([.A$7:.A17])+1)">
            <text:p/>
          </table:table-cell>
          <table:table-cell table:style-name="ce126" office:value-type="string">
            <text:p>FNC_ECMS_ADM_SCR_01</text:p>
          </table:table-cell>
          <table:table-cell table:style-name="ce126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126" office:value-type="string">
            <text:p>ECMS\Admin\Advanced_Configuration\Manage Script\ECM Script</text:p>
          </table:table-cell>
          <table:table-cell table:style-name="ce126" office:value-type="string">
            <text:p>Add new ECM script has the same name with existing scripts </text:p>
          </table:table-cell>
          <table:table-cell table:style-name="ce126" office:value-type="string">
            <text:p>Step 3: Add new script</text:p>
          </table:table-cell>
          <table:table-cell table:style-name="ce126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6" office:value-type="string">
            <text:p>Show message “The script name [the name of scrip] is existing.”</text:p>
          </table:table-cell>
          <table:table-cell table:style-name="ce126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9];6;1)&gt;MID([.F18];6;1);&quot;&quot;;MAX([.A$7:.A18])+1)" office:value-type="float" office:value="5">
            <text:p>5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Add script when 'script content' field is empty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20];6;1)&gt;MID([.F19];6;1);&quot;&quot;;MAX([.A$7:.A19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script when 'script content' field is empty</text:p>
          </table:table-cell>
          <table:table-cell table:style-name="ce126" office:value-type="string">
            <text:p>Step 2: Open “Add/Edit script” form</text:p>
          </table:table-cell>
          <table:table-cell table:style-name="ce125" office:value-type="string">
            <text:p>- Select ECM Script tab, select <text:span text:style-name="T9">Select category </text:span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1];6;1)&gt;MID([.F20];6;1);&quot;&quot;;MAX([.A$7:.A20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script when 'script content' field is empty</text:p>
          </table:table-cell>
          <table:table-cell table:style-name="ce126" office:value-type="string">
            <text:p>Step 3: Add new script</text:p>
          </table:table-cell>
          <table:table-cell table:style-name="ce125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8" office:value-type="string">
            <text:p>Show message “The field "Script Contents" is required.”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22];6;1)&gt;MID([.F21];6;1);&quot;&quot;;MAX([.A$7:.A21])+1)" office:value-type="float" office:value="6">
            <text:p>6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6" office:value-type="string">
            <text:p>Using ECM script</text:p>
          </table:table-cell>
          <table:table-cell table:style-name="ce127" office:value-type="string">
            <text:p>Step 1: Open 'Manage Script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9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4" office:value-type="string">
            <text:p>Using ECM script</text:p>
          </table:table-cell>
          <table:table-cell table:style-name="ce127" office:value-type="string">
            <text:p>Step 2: Open “Add/Edit script” form</text:p>
          </table:table-cell>
          <table:table-cell table:style-name="ce136" office:value-type="string">
            <text:p>- Select ECM Script tab or <text:span text:style-name="T11"><text:s/></text:span><text:span text:style-name="T12">BC Scripts, select </text:span><text:span text:style-name="T12">Select category: action</text:span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4];6;1)&gt;MID([.F23];6;1);&quot;&quot;;MAX([.A$7:.A23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4" office:value-type="string">
            <text:p>Using ECM script</text:p>
          </table:table-cell>
          <table:table-cell table:style-name="ce127" office:value-type="string">
            <text:p>Step 3: Add new script</text:p>
          </table:table-cell>
          <table:table-cell table:style-name="ce136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8" office:value-type="string">
            <text:p>New scripts is created successfully. Name of script is automatically added suffix .groovy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26">
          <table:table-cell table:style-name="ce71" table:formula="of:=IF(MID([.F25];6;1)&gt;MID([.F24];6;1);&quot;&quot;;MAX([.A$7:.A24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4" office:value-type="string">
            <text:p>Using ECM script</text:p>
          </table:table-cell>
          <table:table-cell table:style-name="ce98" office:value-type="string">
            <text:p>Step 4: reference a action to ECM script</text:p>
          </table:table-cell>
          <table:table-cell table:style-name="ce136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3">Extends Action </text:span><text:span text:style-name="T13">Type: exo:scriptaction , </text:span></text:p>
            <text:p><text:span text:style-name="T14"/></text:p>
          </table:table-cell>
          <table:table-cell table:style-name="ce98" office:value-type="string">
            <text:p>- New action has created</text:p>
            <text:p>- This action references to the ECM script has just created</text:p>
          </table:table-cell>
          <table:table-cell table:style-name="ce93" office:value-type="string">
            <text:p>Low</text:p>
          </table:table-cell>
          <table:table-cell table:style-name="ce98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26];6;1)&gt;MID([.F25];6;1);&quot;&quot;;MAX([.A$7:.A25])+1)" office:value-type="float" office:value="7">
            <text:p>7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Edit Script when check 'is enable version' field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20">
          <table:table-cell table:style-name="ce71" table:formula="of:=IF(MID([.F27];6;1)&gt;MID([.F26];6;1);&quot;&quot;;MAX([.A$7:.A26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Edit Script when check 'is enable version' field</text:p>
          </table:table-cell>
          <table:table-cell table:style-name="ce126" office:value-type="string">
            <text:p>Step 2: Edit script</text:p>
          </table:table-cell>
          <table:table-cell table:style-name="ce126" office:value-type="string">
            <text:p>- Select <text:span text:style-name="T9">Select category </text:span></text:p>
            <text:p>- Click 'Edit' icon on a script you want to edit</text:p>
            <text:p>- Edit the properties you want</text:p>
            <text:p>- Check in 'is Enable Version' field</text:p>
            <text:p>- Click Save button</text:p>
          </table:table-cell>
          <table:table-cell table:style-name="ce126" office:value-type="string">
            <text:p>The script is edited. The number script is displayed in 'Base version' column</text:p>
          </table:table-cell>
          <table:table-cell table:style-name="ce93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28];6;1)&gt;MID([.F27];6;1);&quot;&quot;;MAX([.A$7:.A27])+1)" office:value-type="float" office:value="8">
            <text:p>8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7" office:value-type="string">
            <text:p>Delete ECM script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9];6;1)&gt;MID([.F28];6;1);&quot;&quot;;MAX([.A$7:.A28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32" office:value-type="string">
            <text:p>Delete ECM script</text:p>
          </table:table-cell>
          <table:table-cell table:style-name="ce126" office:value-type="string">
            <text:p>Step 2: Delete script</text:p>
          </table:table-cell>
          <table:table-cell table:style-name="ce126" office:value-type="string">
            <text:p>- Select <text:span text:style-name="T9">Select category </text:span></text:p>
            <text:p>- Click 'Delete' icon on a script you want to delete</text:p>
            <text:p>- Click OK on confirm message</text:p>
          </table:table-cell>
          <table:table-cell table:style-name="ce126" office:value-type="string">
            <text:p>The script is deleted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Action" table:style-name="ta1" table:print="false">
        <office:forms form:automatic-focus="false" form:apply-design-mode="false"/>
        <table:table-column table:style-name="co29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23" table:default-cell-style-name="ce7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920];[.$K1])" office:value-type="float" office:value="0">
            <text:p>0</text:p>
          </table:table-cell>
          <table:table-cell table:style-name="ce94" table:formula="of:=COUNTIF([.M$7:.M$920];[.$K1])" office:value-type="float" office:value="0">
            <text:p>0</text:p>
          </table:table-cell>
          <table:table-cell table:style-name="ce94" table:formula="of:=COUNTIF([.N$7:.N$920];[.$K1])" office:value-type="float" office:value="0">
            <text:p>0</text:p>
          </table:table-cell>
          <table:table-cell table:style-name="ce94" table:formula="of:=COUNTIF([.O$7:.O$920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920];[.$K2])" office:value-type="float" office:value="0">
            <text:p>0</text:p>
          </table:table-cell>
          <table:table-cell table:style-name="ce94" table:formula="of:=COUNTIF([.M$7:.M$920];[.$K2])" office:value-type="float" office:value="0">
            <text:p>0</text:p>
          </table:table-cell>
          <table:table-cell table:style-name="ce94" table:formula="of:=COUNTIF([.N$7:.N$920];[.$K2])" office:value-type="float" office:value="0">
            <text:p>0</text:p>
          </table:table-cell>
          <table:table-cell table:style-name="ce94" table:formula="of:=COUNTIF([.O$7:.O$920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6">
          <table:table-cell/>
          <table:table-cell table:style-name="ce133" office:value-type="string">
            <text:p>Function List</text:p>
          </table:table-cell>
          <table:table-cell table:style-name="ce134" office:value-type="string" table:number-columns-spanned="3" table:number-rows-spanned="1">
            <text:p>Create Action Type</text:p>
          </table:table-cell>
          <table:covered-table-cell table:style-name="ce135"/>
          <table:covered-table-cell table:style-name="ce134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920];[.$K3])" office:value-type="float" office:value="0">
            <text:p>0</text:p>
          </table:table-cell>
          <table:table-cell table:style-name="ce94" table:formula="of:=COUNTIF([.M$7:.M$920];[.$K3])" office:value-type="float" office:value="0">
            <text:p>0</text:p>
          </table:table-cell>
          <table:table-cell table:style-name="ce94" table:formula="of:=COUNTIF([.N$7:.N$920];[.$K3])" office:value-type="float" office:value="0">
            <text:p>0</text:p>
          </table:table-cell>
          <table:table-cell table:style-name="ce94" table:formula="of:=COUNTIF([.O$7:.O$920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7">
          <table:table-cell/>
          <table:table-cell table:style-name="ce133" office:value-type="string">
            <text:p>Total main cases:</text:p>
          </table:table-cell>
          <table:table-cell table:style-name="ce134" table:formula="of:=MAX([.A7:.A906])" office:value-type="float" office:value="6" table:number-columns-spanned="3" table:number-rows-spanned="1">
            <text:p>6</text:p>
          </table:table-cell>
          <table:covered-table-cell table:style-name="ce47"/>
          <table:covered-table-cell table:style-name="ce47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920];[.$K4])" office:value-type="float" office:value="0">
            <text:p>0</text:p>
          </table:table-cell>
          <table:table-cell table:style-name="ce94" table:formula="of:=COUNTIF([.M$7:.M$920];[.$K4])" office:value-type="float" office:value="0">
            <text:p>0</text:p>
          </table:table-cell>
          <table:table-cell table:style-name="ce94" table:formula="of:=COUNTIF([.N$7:.N$920];[.$K4])" office:value-type="float" office:value="0">
            <text:p>0</text:p>
          </table:table-cell>
          <table:table-cell table:style-name="ce94" table:formula="of:=COUNTIF([.O$7:.O$920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920];[.$K5])" office:value-type="float" office:value="0">
            <text:p>0</text:p>
          </table:table-cell>
          <table:table-cell table:style-name="ce94" table:formula="of:=COUNTIF([.M$7:.M$920];[.$K5])" office:value-type="float" office:value="0">
            <text:p>0</text:p>
          </table:table-cell>
          <table:table-cell table:style-name="ce94" table:formula="of:=COUNTIF([.N$7:.N$920];[.$K5])" office:value-type="float" office:value="0">
            <text:p>0</text:p>
          </table:table-cell>
          <table:table-cell table:style-name="ce94" table:formula="of:=COUNTIF([.O$7:.O$920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3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6"/>
        </table:table-row>
        <table:table-row table:style-name="ro21">
          <table:table-cell table:style-name="ce71" office:value-type="float" office:value="1">
            <text:p>1.00</text:p>
          </table:table-cell>
          <table:table-cell table:style-name="ce45" office:value-type="string">
            <text:p>FNC_ECMS_ADM_ACT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n action type with valid data</text:p>
          </table:table-cell>
          <table:table-cell table:style-name="ce96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n action type with valid data</text:p>
          </table:table-cell>
          <table:table-cell table:style-name="ce96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n action type with valid data</text:p>
          </table:table-cell>
          <table:table-cell table:style-name="ce96" office:value-type="string">
            <text:p>Step 3: Add action</text:p>
          </table:table-cell>
          <table:table-cell table:style-name="ce89" office:value-type="string">
            <text:p>- Put name for new action</text:p>
            <text:p>- Select properties</text:p>
            <text:p>- Click Save button</text:p>
          </table:table-cell>
          <table:table-cell table:style-name="ce93" office:value-type="string">
            <text:p>New action is created successfully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21">
          <table:table-cell table:style-name="ce71" table:formula="of:=IF(MID([.F10];6;1)&gt;MID([.F9];6;1);&quot;&quot;;MAX([.A$7:.A9])+1)" office:value-type="float" office:value="2">
            <text:p>2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ction type when Name field is blank</text:p>
          </table:table-cell>
          <table:table-cell table:style-name="ce96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type when Name field is blank</text:p>
          </table:table-cell>
          <table:table-cell table:style-name="ce96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9">
          <table:table-cell table:style-name="ce71" table:formula="of:=IF(MID([.F12];6;1)&gt;MID([.F11];6;1);&quot;&quot;;MAX([.A$7:.A11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type when Name field is blank</text:p>
          </table:table-cell>
          <table:table-cell table:style-name="ce96" office:value-type="string">
            <text:p>Step 3: Add action</text:p>
          </table:table-cell>
          <table:table-cell table:style-name="ce89" office:value-type="string">
            <text:p>- Do not put name for new action</text:p>
            <text:p>- Select properties</text:p>
            <text:p>- Click Save button</text:p>
          </table:table-cell>
          <table:table-cell table:style-name="ce93" office:value-type="string">
            <text:p>Show message “The field 'Name (start with ''exo:'')' is required”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21">
          <table:table-cell table:style-name="ce71" table:formula="of:=IF(MID([.F13];6;1)&gt;MID([.F12];6;1);&quot;&quot;;MAX([.A$7:.A12])+1)" office:value-type="float" office:value="3">
            <text:p>3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96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4];6;1)&gt;MID([.F13];6;1);&quot;&quot;;MAX([.A$7:.A13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96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5];6;1)&gt;MID([.F14];6;1);&quot;&quot;;MAX([.A$7:.A14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96" office:value-type="string">
            <text:p>Step 3: Add action</text:p>
          </table:table-cell>
          <table:table-cell table:style-name="ce89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93" office:value-type="string">
            <text:p>Show message “The action name contains some invalid characters.”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21">
          <table:table-cell table:style-name="ce71" table:formula="of:=IF(MID([.F16];6;1)&gt;MID([.F15];6;1);&quot;&quot;;MAX([.A$7:.A15])+1)" office:value-type="float" office:value="4">
            <text:p>4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ction when name field does not start with ''exo:''</text:p>
          </table:table-cell>
          <table:table-cell table:style-name="ce96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17];6;1)&gt;MID([.F16];6;1);&quot;&quot;;MAX([.A$7:.A16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when name field does not start with ''exo:''</text:p>
          </table:table-cell>
          <table:table-cell table:style-name="ce96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8];6;1)&gt;MID([.F17];6;1);&quot;&quot;;MAX([.A$7:.A17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when name field does not start with ''exo:''</text:p>
          </table:table-cell>
          <table:table-cell table:style-name="ce96" office:value-type="string">
            <text:p>Step 3: Add action</text:p>
          </table:table-cell>
          <table:table-cell table:style-name="ce89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93" office:value-type="string">
            <text:p>Show message “[name of action]is invalid. The name must begin with 'exo:''”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21">
          <table:table-cell table:style-name="ce71" table:formula="of:=IF(MID([.F19];6;1)&gt;MID([.F18];6;1);&quot;&quot;;MAX([.A$7:.A18])+1)" office:value-type="float" office:value="5">
            <text:p>5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n action type when name of action is existed</text:p>
          </table:table-cell>
          <table:table-cell table:style-name="ce109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20];6;1)&gt;MID([.F19];6;1);&quot;&quot;;MAX([.A$7:.A19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18" office:value-type="string">
            <text:p>Add An action type when name of action is existed</text:p>
          </table:table-cell>
          <table:table-cell table:style-name="ce109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1];6;1)&gt;MID([.F20];6;1);&quot;&quot;;MAX([.A$7:.A20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n action type when name of action <text:s/>is existed</text:p>
          </table:table-cell>
          <table:table-cell table:style-name="ce109" office:value-type="string">
            <text:p>Step 3: Add action</text:p>
          </table:table-cell>
          <table:table-cell table:style-name="ce89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93" office:value-type="string">
            <text:p>Show message “This action existed in the ECM system'”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22];6;1)&gt;MID([.F21];6;1);&quot;&quot;;MAX([.A$7:.A21])+1)" office:value-type="float" office:value="6">
            <text:p>6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1" office:value-type="string">
            <text:p>Check the using of action after created</text:p>
          </table:table-cell>
          <table:table-cell table:style-name="ce60" office:value-type="string">
            <text:p>Step 1: Create an action</text:p>
          </table:table-cell>
          <table:table-cell table:style-name="ce60" office:value-type="string">
            <text:p>Create an action </text:p>
          </table:table-cell>
          <table:table-cell table:style-name="ce60" office:value-type="string">
            <text:p>Action is created successfully</text:p>
          </table:table-cell>
          <table:table-cell table:style-name="ce93" office:value-type="string">
            <text:p>Low</text:p>
          </table:table-cell>
          <table:table-cell table:style-name="ce60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4" office:value-type="string">
            <text:p>Check the using of action after created</text:p>
          </table:table-cell>
          <table:table-cell table:style-name="ce60" office:value-type="string">
            <text:p>Step 2: Check the displaying of action after created</text:p>
          </table:table-cell>
          <table:table-cell table:style-name="ce60" office:value-type="string">
            <text:p>- Go to Content Explorer</text:p>
            <text:p>- Select Private drive</text:p>
            <text:p>- Select 1 node</text:p>
            <text:p>- Open 'Manage Action' pop-up</text:p>
          </table:table-cell>
          <table:table-cell table:style-name="ce60" office:value-type="string">
            <text:p>You'll see the action that created in ECM admin in list 'Affected Node Types'</text:p>
          </table:table-cell>
          <table:table-cell table:style-name="ce93" office:value-type="string">
            <text:p>Low</text:p>
          </table:table-cell>
          <table:table-cell table:style-name="ce60"/>
          <table:table-cell table:number-columns-repeated="10"/>
          <table:table-cell table:style-name="ce47" table:number-columns-repeated="21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Locks" table:style-name="ta1" table:print="false">
        <office:forms form:automatic-focus="false" form:apply-design-mode="false"/>
        <table:table-column table:style-name="co10" table:default-cell-style-name="ce71"/>
        <table:table-column table:style-name="co10" table:default-cell-style-name="ce45"/>
        <table:table-column table:style-name="co10" table:default-cell-style-name="ce82"/>
        <table:table-column table:style-name="co35" table:default-cell-style-name="ce88"/>
        <table:table-column table:style-name="co33" table:default-cell-style-name="ce75"/>
        <table:table-column table:style-name="co36" table:default-cell-style-name="ce47"/>
        <table:table-column table:style-name="co37" table:default-cell-style-name="ce47"/>
        <table:table-column table:style-name="co38" table:default-cell-style-name="ce47"/>
        <table:table-column table:style-name="co10" table:default-cell-style-name="ce47"/>
        <table:table-row table:style-name="ro15">
          <table:table-cell table:style-name="ce59"/>
          <table:table-cell table:style-name="ce137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1008];[.$K1])" office:value-type="float" office:value="0">
            <text:p>0</text:p>
          </table:table-cell>
          <table:table-cell table:style-name="ce94" table:formula="of:=COUNTIF([.M$7:.M$1008];[.$K1])" office:value-type="float" office:value="0">
            <text:p>0</text:p>
          </table:table-cell>
          <table:table-cell table:style-name="ce94" table:formula="of:=COUNTIF([.N$7:.N$1008];[.$K1])" office:value-type="float" office:value="0">
            <text:p>0</text:p>
          </table:table-cell>
          <table:table-cell table:style-name="ce94" table:formula="of:=COUNTIF([.O$7:.O$1008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5">
          <table:table-cell table:style-name="ce59"/>
          <table:table-cell table:style-name="ce138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1008];[.$K2])" office:value-type="float" office:value="0">
            <text:p>0</text:p>
          </table:table-cell>
          <table:table-cell table:style-name="ce94" table:formula="of:=COUNTIF([.M$7:.M$1008];[.$K2])" office:value-type="float" office:value="0">
            <text:p>0</text:p>
          </table:table-cell>
          <table:table-cell table:style-name="ce94" table:formula="of:=COUNTIF([.N$7:.N$1008];[.$K2])" office:value-type="float" office:value="0">
            <text:p>0</text:p>
          </table:table-cell>
          <table:table-cell table:style-name="ce94" table:formula="of:=COUNTIF([.O$7:.O$1008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6">
          <table:table-cell table:style-name="ce59"/>
          <table:table-cell table:style-name="ce139" office:value-type="string">
            <text:p>Function List</text:p>
          </table:table-cell>
          <table:table-cell table:style-name="ce134" office:value-type="string" table:number-columns-spanned="3" table:number-rows-spanned="1">
            <text:p>Manage Locks</text:p>
          </table:table-cell>
          <table:covered-table-cell table:style-name="ce135"/>
          <table:covered-table-cell table:style-name="ce134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1008];[.$K3])" office:value-type="float" office:value="0">
            <text:p>0</text:p>
          </table:table-cell>
          <table:table-cell table:style-name="ce94" table:formula="of:=COUNTIF([.M$7:.M$1008];[.$K3])" office:value-type="float" office:value="0">
            <text:p>0</text:p>
          </table:table-cell>
          <table:table-cell table:style-name="ce94" table:formula="of:=COUNTIF([.N$7:.N$1008];[.$K3])" office:value-type="float" office:value="0">
            <text:p>0</text:p>
          </table:table-cell>
          <table:table-cell table:style-name="ce94" table:formula="of:=COUNTIF([.O$7:.O$1008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7">
          <table:table-cell table:style-name="ce59"/>
          <table:table-cell table:style-name="ce139" office:value-type="string">
            <text:p>Total main cases:</text:p>
          </table:table-cell>
          <table:table-cell table:style-name="ce134" table:formula="of:=MAX([.A7:.A1006])" office:value-type="float" office:value="9" table:number-columns-spanned="3" table:number-rows-spanned="1">
            <text:p>9</text:p>
          </table:table-cell>
          <table:covered-table-cell table:style-name="ce140"/>
          <table:covered-table-cell table:style-name="ce14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1008];[.$K4])" office:value-type="float" office:value="0">
            <text:p>0</text:p>
          </table:table-cell>
          <table:table-cell table:style-name="ce94" table:formula="of:=COUNTIF([.M$7:.M$1008];[.$K4])" office:value-type="float" office:value="0">
            <text:p>0</text:p>
          </table:table-cell>
          <table:table-cell table:style-name="ce94" table:formula="of:=COUNTIF([.N$7:.N$1008];[.$K4])" office:value-type="float" office:value="0">
            <text:p>0</text:p>
          </table:table-cell>
          <table:table-cell table:style-name="ce94" table:formula="of:=COUNTIF([.O$7:.O$1008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5">
          <table:table-cell table:style-name="ce59" table:number-columns-repeated="2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table:style-name="Default" office:value-type="string">
            <text:p>N/A</text:p>
          </table:table-cell>
          <table:table-cell table:style-name="ce94" table:formula="of:=COUNTIF([.L$7:.L$1008];[.$K5])" office:value-type="float" office:value="0">
            <text:p>0</text:p>
          </table:table-cell>
          <table:table-cell table:style-name="ce94" table:formula="of:=COUNTIF([.M$7:.M$1008];[.$K5])" office:value-type="float" office:value="0">
            <text:p>0</text:p>
          </table:table-cell>
          <table:table-cell table:style-name="ce94" table:formula="of:=COUNTIF([.N$7:.N$1008];[.$K5])" office:value-type="float" office:value="0">
            <text:p>0</text:p>
          </table:table-cell>
          <table:table-cell table:style-name="ce94" table:formula="of:=COUNTIF([.O$7:.O$1008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3">
          <table:table-cell table:style-name="ce69" office:value-type="string">
            <text:p>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style-name="Default" table:number-columns-repeated="32"/>
        </table:table-row>
        <table:table-row table:style-name="ro9">
          <table:table-cell table:style-name="ce70" office:value-type="float" office:value="1">
            <text:p>1.00</text:p>
          </table:table-cell>
          <table:table-cell table:style-name="ce46" office:value-type="string">
            <text:p>FNC_ECMS_ADM_LOC_01</text:p>
          </table:table-cell>
          <table:table-cell office:value-type="float" office:value="1">
            <text:p>1.00</text:p>
          </table:table-cell>
          <table:table-cell table:style-name="ce87" office:value-type="string">
            <text:p>ECMS\Admin\</text:p>
            <text:p>Advanced_Configuration\Manage_Locks\Check</text:p>
          </table:table-cell>
          <table:table-cell table:style-name="ce50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LOC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ADM_LOC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s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ADM_LOC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Content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ADM_LOC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ADM_LOC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 not have permission to access the node with the path /Users/r___/ro___/roo___/root/Private/test, or this node is deleted.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office:value-type="string">
            <text:p>FNC_ECMS_ADM_LOC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ADM_LOC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ADM_LOC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Content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ADM_LOC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4.00</text:p>
          </table:table-cell>
          <table:table-cell office:value-type="string">
            <text:p>FNC_ECMS_ADM_LOC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copied to other path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ADM_LOC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ADM_LOC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Content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, and copied node have status “unlocked”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ADM_LOC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There is one original locked node show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office:value-type="string">
            <text:p>FNC_ECMS_ADM_LOC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ADM_LOC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ADM_LOC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Content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ADM_LOC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There is no locked node show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6.00</text:p>
          </table:table-cell>
          <table:table-cell table:style-name="ce46" office:value-type="string">
            <text:p>FNC_ECMS_ADM_LOC_02</text:p>
          </table:table-cell>
          <table:table-cell office:value-type="float" office:value="1">
            <text:p>1.00</text:p>
          </table:table-cell>
          <table:table-cell table:style-name="ce116" office:value-type="string">
            <text:p>ECMS\Admin\Advanced_Configuration\Manage_Locks\Permission</text:p>
          </table:table-cell>
          <table:table-cell table:style-name="ce50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ADM_LOC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ADM_LOC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7.00</text:p>
          </table:table-cell>
          <table:table-cell office:value-type="string">
            <text:p>FNC_ECMS_ADM_LOC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ADM_LOC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ADM_LOC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ADM_LOC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8">
            <text:p>8.00</text:p>
          </table:table-cell>
          <table:table-cell office:value-type="string">
            <text:p>FNC_ECMS_ADM_LOC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ADM_LOC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ADM_LOC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ADM_LOC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“Cannot delete the group *:/platform/administrators.”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9.00</text:p>
          </table:table-cell>
          <table:table-cell office:value-type="string">
            <text:p>FNC_ECMS_ADM_LOC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18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ADM_LOC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ADM_LOC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ADM_LOC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1"/>
          <table:table-cell>
            <text:p>hanh.ly</text:p>
          </table:table-cell>
          <table:table-cell table:number-columns-repeated="245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</table:table>
      <table:table table:name="Summary_Report" table:style-name="ta1" table:print="false">
        <office:forms form:automatic-focus="false" form:apply-design-mode="false"/>
        <table:table-column table:style-name="co39" table:default-cell-style-name="ce144"/>
        <table:table-column table:style-name="co40" table:default-cell-style-name="ce152"/>
        <table:table-column table:style-name="co41" table:default-cell-style-name="ce153"/>
        <table:table-column table:style-name="co42" table:default-cell-style-name="ce153"/>
        <table:table-column table:style-name="co10" table:default-cell-style-name="ce157"/>
        <table:table-column table:style-name="co10" table:default-cell-style-name="ce99"/>
        <table:table-row table:style-name="ro27">
          <table:table-cell table:style-name="ce141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43" office:value-type="string" table:number-columns-spanned="1" table:number-rows-spanned="3">
            <text:p>Total cases</text:p>
          </table:table-cell>
          <table:table-cell table:style-name="ce59" table:number-columns-repeated="245"/>
        </table:table-row>
        <table:table-row table:style-name="ro28">
          <table:covered-table-cell table:style-name="ce142"/>
          <table:covered-table-cell table:style-name="ce147"/>
          <table:covered-table-cell table:style-name="ce147"/>
          <table:covered-table-cell table:style-name="ce147"/>
          <table:covered-table-cell table:style-name="ce156"/>
          <table:table-cell table:style-name="ce47" table:number-columns-repeated="245"/>
        </table:table-row>
        <table:table-row table:style-name="ro29">
          <table:table-cell table:style-name="ce143" office:value-type="string">
            <text:p>Id</text:p>
          </table:table-cell>
          <table:table-cell table:style-name="ce143" office:value-type="string">
            <text:p>Functional Group</text:p>
          </table:table-cell>
          <table:table-cell table:style-name="ce143" office:value-type="string">
            <text:p>Functionality</text:p>
          </table:table-cell>
          <table:table-cell table:style-name="ce143" office:value-type="string">
            <text:p>Functionality summary</text:p>
          </table:table-cell>
          <table:covered-table-cell table:style-name="ce156"/>
          <table:table-cell table:style-name="ce59" table:number-columns-repeated="245"/>
        </table:table-row>
        <table:table-row table:style-name="ro13">
          <table:table-cell office:value-type="string">
            <text:p>FNC_ECMS_ADM_TAG_01</text:p>
          </table:table-cell>
          <table:table-cell table:style-name="ce148" office:value-type="string">
            <text:p>Categories &amp; Tags\Manage Tags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Tags.B$4:Manage_Tags.B$830]=[.$A4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AG_02</text:p>
          </table:table-cell>
          <table:table-cell table:style-name="ce149" office:value-type="string">
            <text:p>Categories &amp; Tags\Manage Tags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Tags.B$4:Manage_Tags.B$830]=[.$A5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table:style-name="ce145" office:value-type="string">
            <text:p>FNC_ECMS_ADM_CAT_01</text:p>
          </table:table-cell>
          <table:table-cell table:style-name="ce150" office:value-type="string">
            <text:p>Categories &amp; Tags\Manage Categories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Categories.B$4:Manage_Categories.B$830]=[.$A6])*([Manage_Categories.A$4:Manage_Categories.A$830]&lt;&gt;&quot;&quot;))" office:value-type="float" office:value="12">
            <text:p>12</text:p>
          </table:table-cell>
          <table:table-cell table:number-columns-repeated="245"/>
        </table:table-row>
        <table:table-row table:style-name="ro13">
          <table:table-cell office:value-type="string">
            <text:p>FNC_ECMS_ADM_CAT_02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Categories.B$4:Manage_Categories.B$830]=[.$A7])*([Manage_Categories.A$4:Manage_Categories.A$830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CAT_03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Category\Create</text:p>
          </table:table-cell>
          <table:table-cell office:value-type="string">
            <text:p>Edit permission of taxonomies</text:p>
          </table:table-cell>
          <table:table-cell table:formula="of:=SUMPRODUCT(([Manage_Categories.B$4:Manage_Categories.B$830]=[.$A8])*([Manage_Categories.A$4:Manage_Categories.A$830]&lt;&gt;&quot;&quot;))" office:value-type="float" office:value="14">
            <text:p>14</text:p>
          </table:table-cell>
          <table:table-cell table:number-columns-repeated="245"/>
        </table:table-row>
        <table:table-row table:style-name="ro13">
          <table:table-cell office:value-type="string">
            <text:p>FNC_ECMS_ADM_CAT_04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Category\Action</text:p>
          </table:table-cell>
          <table:table-cell office:value-type="string">
            <text:p>Delete permission of taxonomies</text:p>
          </table:table-cell>
          <table:table-cell table:formula="of:=SUMPRODUCT(([Manage_Categories.B$4:Manage_Categories.B$830]=[.$A9])*([Manage_Categories.A$4:Manage_Categories.A$830]&lt;&gt;&quot;&quot;))" office:value-type="float" office:value="10">
            <text:p>10</text:p>
          </table:table-cell>
          <table:table-cell table:number-columns-repeated="245"/>
        </table:table-row>
        <table:table-row table:style-name="ro13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  <text:p><text:span text:style-name="T15">Edit lable/permission of </text:span><text:span text:style-name="T15">template</text:span></text:p>
          </table:table-cell>
          <table:table-cell table:formula="of:=SUMPRODUCT(([Manage_Template.B$4:Manage_Template.B$818]=[.$A10])*([Manage_Template.A$4:Manage_Template.A$818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EM_02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18]=[.$A11])*([Manage_Template.A$4:Manage_Template.A$818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TEM_03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View of template</text:p>
          </table:table-cell>
          <table:table-cell table:formula="of:=SUMPRODUCT(([Manage_Template.B$4:Manage_Template.B$818]=[.$A12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TEM_04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CSS</text:p>
          </table:table-cell>
          <table:table-cell office:value-type="string">
            <text:p>Edit existing CSS of template</text:p>
          </table:table-cell>
          <table:table-cell table:formula="of:=SUMPRODUCT(([Manage_Template.B$4:Manage_Template.B$818]=[.$A13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2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3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6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781]=[.$A17])*([Manage_Views.A$4:Manage_Views.A$781]&lt;&gt;&quot;&quot;))" office:value-type="float" office:value="16">
            <text:p>16</text:p>
          </table:table-cell>
          <table:table-cell table:number-columns-repeated="245"/>
        </table:table-row>
        <table:table-row table:style-name="ro13">
          <table:table-cell office:value-type="string">
            <text:p>FNC_ECMS_ADM_VIE_02</text:p>
          </table:table-cell>
          <table:table-cell table:style-name="ce153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781]=[.$A18])*([Manage_Views.A$4:Manage_Views.A$781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3]=[.$A19])*([Manage_Drive.A$4:Manage_Drive.A$803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2</text:p>
          </table:table-cell>
          <table:table-cell table:style-name="ce153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3]=[.$A20])*([Manage_Drive.A$4:Manage_Drive.A$803]&lt;&gt;&quot;&quot;))" office:value-type="float" office:value="3">
            <text:p>3</text:p>
          </table:table-cell>
          <table:table-cell table:number-columns-repeated="245"/>
        </table:table-row>
        <table:table-row table:style-name="ro13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5"/>
        </table:table-row>
        <table:table-row table:style-name="ro13">
          <table:table-cell office:value-type="string">
            <text:p>FNC_ECMS_ADM_NOD_02</text:p>
          </table:table-cell>
          <table:table-cell table:style-name="ce153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5"/>
        </table:table-row>
        <table:table-row table:style-name="ro13">
          <table:table-cell office:value-type="string">
            <text:p>FNC_ECMS_ADM_NOD_03</text:p>
          </table:table-cell>
          <table:table-cell table:style-name="ce153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5"/>
        </table:table-row>
        <table:table-row table:style-name="ro13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1]=[.$A25])*([Manage_Query.A$4:Manage_Query.A$1001]&lt;&gt;&quot;&quot;))" office:value-type="float" office:value="11">
            <text:p>11</text:p>
          </table:table-cell>
          <table:table-cell table:number-columns-repeated="245"/>
        </table:table-row>
        <table:table-row table:style-name="ro13">
          <table:table-cell office:value-type="string">
            <text:p>FNC_ECMS_ADM_QUE_02</text:p>
          </table:table-cell>
          <table:table-cell table:style-name="ce153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1]=[.$A26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QUE_03</text:p>
          </table:table-cell>
          <table:table-cell table:style-name="ce153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1]=[.$A27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980]=[.$A28])*([Manage_Script.A$4:Manage_Script.A$980]&lt;&gt;&quot;&quot;))" office:value-type="float" office:value="8">
            <text:p>8</text:p>
          </table:table-cell>
          <table:table-cell table:number-columns-repeated="245"/>
        </table:table-row>
        <table:table-row table:style-name="ro30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29])*([Manage_Action.A$4:Manage_Action.A$916]&lt;&gt;&quot;&quot;))" office:value-type="float" office:value="6">
            <text:p>6</text:p>
          </table:table-cell>
          <table:table-cell table:number-columns-repeated="245"/>
        </table:table-row>
        <table:table-row table:style-name="ro31">
          <table:table-cell office:value-type="string">
            <text:p>FNC_ECMS_ADM_LOC_01</text:p>
          </table:table-cell>
          <table:table-cell office:value-type="string">
            <text:p>Advanced Configuration\Manage_Locks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Locks.B$4:Manage_Locks.B$1004]=[.$A30])*([Manage_Locks.A$4:Manage_Locks.A$1004]&lt;&gt;&quot;&quot;))" office:value-type="float" office:value="5">
            <text:p>5</text:p>
          </table:table-cell>
          <table:table-cell table:number-columns-repeated="245"/>
        </table:table-row>
        <table:table-row table:style-name="ro31">
          <table:table-cell office:value-type="string">
            <text:p>FNC_ECMS_ADM_LOC_02</text:p>
          </table:table-cell>
          <table:table-cell table:style-name="ce154" office:value-type="string">
            <text:p>Advanced Configuration\Manage_Locks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Locks.B$4:Manage_Locks.B$1004]=[.$A31])*([Manage_Locks.A$4:Manage_Locks.A$1004]&lt;&gt;&quot;&quot;))" office:value-type="float" office:value="4">
            <text:p>4</text:p>
          </table:table-cell>
          <table:table-cell table:number-columns-repeated="245"/>
        </table:table-row>
        <table:table-row table:style-name="ro32">
          <table:table-cell table:style-name="ce146" office:value-type="string" table:number-columns-spanned="4" table:number-rows-spanned="1">
            <text:p>Total</text:p>
          </table:table-cell>
          <table:covered-table-cell table:style-name="ce155"/>
          <table:covered-table-cell table:style-name="ce155"/>
          <table:covered-table-cell table:style-name="ce155"/>
          <table:table-cell table:style-name="ce155" table:formula="of:=SUM([.E4:.E31])" office:value-type="float" office:value="201">
            <text:p>201</text:p>
          </table:table-cell>
          <table:table-cell table:number-columns-repeated="245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</table:table>
      <table:named-expressions>
        <table:named-expression table:name="ADM_01" table:base-cell-address="$Manage_Tags.$H$32" table:expression="$#REF!.$B$7:$H$26"/>
        <table:named-expression table:name="ADM_02" table:base-cell-address="$Manage_Tags.$G$49" table:expression="$#REF!.$B$27:$H$30"/>
        <table:named-expression table:name="ADM_02_01" table:base-cell-address="$Manage_Tags.$H$33" table:expression="$#REF!.$D$27:$H$27"/>
        <table:named-expression table:name="ADM_02_02" table:base-cell-address="$Manage_Tags.$H$47" table:expression="$#REF!.$D$28:$H$30"/>
        <table:named-expression table:name="ADM_02_03" table:base-cell-address="$Manage_Tags.$H$49" table:expression="$#REF!.$D$#REF!:$H$#REF!"/>
        <table:named-expression table:name="ADM_02_04" table:base-cell-address="$Manage_Tags.$H$55" table:expression="$#REF!.$D$#REF!:$H$#REF!"/>
        <table:named-expression table:name="ADM_03" table:base-cell-address="$Manage_Tags.$H$59" table:expression="$#REF!.$D$#REF!:$H$#REF!"/>
        <table:named-range table:name="ADM_04" table:base-cell-address="$Manage_Categories.$H$36" table:cell-range-address="$Manage_Tags.$D$7:.$H$24"/>
        <table:named-expression table:name="ADM_05" table:base-cell-address="$Manage_Tags.$G$51" table:expression="$ontologies.$b$#ref!:$h$#ref!"/>
        <table:named-expression table:name="ADM_05_01" table:base-cell-address="$Manage_Categories.$H$56" table:expression="$ontologies.$d$#ref!:$h$#ref!"/>
        <table:named-expression table:name="ADM_05_02" table:base-cell-address="$Manage_Categories.$H$69" table:expression="$ontologies.$d$#ref!:$h$#ref!"/>
        <table:named-expression table:name="ADM_05_03" table:base-cell-address="$Manage_Categories.$H$82" table:expression="$ontologies.$d$#ref!:$h$#ref!"/>
        <table:named-expression table:name="ADM_05_04" table:base-cell-address="$Manage_Categories.$H$87" table:expression="$ontologies.$d$#ref!:$h$#ref!"/>
        <table:named-expression table:name="ADM_05_05" table:base-cell-address="$Manage_Categories.$H$111" table:expression="$ontologies.$d$#ref!:$h$#ref!"/>
        <table:named-expression table:name="ADM_06" table:base-cell-address="$Manage_Tags.$G$64" table:expression="$ontologies.$b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" table:base-cell-address="$Manage_Tags.$G$77" table:expression="$ontologies.$b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" table:base-cell-address="$Manage_Tags.$G$82" table:expression="$ontologies.$b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expression table:name="ADM_09" table:base-cell-address="$Manage_Categories.$A$88" table:expression="$ontologies.$b$#ref!:$h$#ref!"/>
        <table:named-range table:name="ADM_09_01" table:base-cell-address="$Manage_Template.$H$234" table:cell-range-address="$Manage_Drive.$D$7:.$H$32"/>
        <table:named-range table:name="ADM_09_02" table:base-cell-address="$Manage_Template.$H$237" table:cell-range-address="$Manage_Drive.$D$33:.$H$35"/>
        <table:named-range table:name="ADM_09_03" table:base-cell-address="$Manage_Template.$H$239" table:cell-range-address="$Manage_Drive.$D$36:.$H$37"/>
        <table:named-range table:name="ADM_09_04" table:base-cell-address="$Manage_Template.$H$257" table:cell-range-address="$Manage_Drive.$D$38:.$H$50"/>
        <table:named-expression table:name="ADM_10" table:base-cell-address="$Manage_Metadata.$H$32" table:expression="$drive.$b$#ref!:$h$#ref!"/>
        <table:named-expression table:name="ADM_11" table:base-cell-address="$Manage_Template.$G$34" table:expression="$drive.$b$#ref!:$h$#ref!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" table:base-cell-address="$Manage_Template.$G$95" table:expression="$drive.$b$#ref!:$h$#ref!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" table:base-cell-address="$Manage_Template.$G$97" table:expression="$drive.$b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1_03" table:base-cell-address="$Manage_Views.$H$76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14" table:base-cell-address="$Manage_Views.$H$117" table:expression="$drive.$b$#ref!:$h$#ref!"/>
        <table:named-expression table:name="ADM_15" table:base-cell-address="$Manage_Template.$G$102" table:expression="$drive.$b$#ref!:$h$#ref!"/>
        <table:named-expression table:name="ADM_16" table:base-cell-address="$Manage_Template.$G$104" table:expression="$drive.$b$#ref!:$h$#ref!"/>
        <table:named-expression table:name="ADM_17" table:base-cell-address="$Manage_Template.$G$148" table:expression="$drive.$b$#ref!:$h$#ref!"/>
        <table:named-expression table:name="ADM_18" table:base-cell-address="$Manage_Template.$G$150" table:expression="$drive.$b$#ref!:$h$#ref!"/>
        <table:named-expression table:name="ADM_19" table:base-cell-address="$Manage_Template.$G$153" table:expression="$drive.$b$#ref!:$h$#ref!"/>
        <table:named-expression table:name="ADM_20" table:base-cell-address="$Manage_Template.$G$157" table:expression="$drive.$b$#ref!:$h$#ref!"/>
        <table:named-expression table:name="ADM_21" table:base-cell-address="$Manage_Template.$G$176" table:expression="$drive.$b$#ref!:$h$#ref!"/>
        <table:named-expression table:name="ADM_22" table:base-cell-address="$Manage_Template.$G$183" table:expression="$drive.$b$#ref!:$h$#ref!"/>
        <table:named-expression table:name="ADM_23" table:base-cell-address="$Manage_Template.$G$182" table:expression="$drive.$b$#ref!:$h$#ref!"/>
        <table:named-expression table:name="ADM_24" table:base-cell-address="$Manage_Template.$G$202" table:expression="$drive.$b$#ref!:$h$#ref!"/>
        <table:named-expression table:name="ADM_25" table:base-cell-address="$Manage_Template.$G$208" table:expression="$drive.$b$#ref!:$h$#ref!"/>
        <table:named-range table:name="ADM_26" table:base-cell-address="$Manage_Template.$G$210" table:cell-range-address="$Manage_Drive.$B$7:.$H$32"/>
        <table:named-range table:name="ADM_27" table:base-cell-address="$Manage_Template.$G$235" table:cell-range-address="$Manage_Drive.$B$33:.$H$35"/>
        <table:named-range table:name="ADM_28" table:base-cell-address="$Manage_Template.$G$238" table:cell-range-address="$Manage_Drive.$B$36:.$H$37"/>
        <table:named-range table:name="ADM_29" table:base-cell-address="$Manage_Template.$G$240" table:cell-range-address="$Manage_Drive.$B$38:.$H$50"/>
        <table:named-expression table:name="ADM_30" table:base-cell-address="$Manage_Metadata.$G$13" table:expression="$manage_node_type.$b$#ref!:$h$#ref!"/>
        <table:named-range table:name="ADM_31" table:base-cell-address="$Manage_Metadata.$G$33" table:cell-range-address="$Manage_Node_Type.$B$7:.$H$8"/>
        <table:named-range table:name="ADM_32" table:base-cell-address="$Manage_Metadata.$G$35" table:cell-range-address="$Manage_Node_Type.$B$9:.$H$80"/>
        <table:named-range table:name="ADM_33" table:base-cell-address="$Manage_Metadata.$G$89" table:cell-range-address="$Manage_Node_Type.$B$81:.$H$84"/>
        <table:named-range table:name="ADM_34" table:base-cell-address="$Manage_Metadata.$G$93" table:cell-range-address="$Manage_Node_Type.$B$85:.$H$89"/>
        <table:named-expression table:name="ADM_35" table:base-cell-address="$Manage_Views.$G$13" table:expression="$manage_action.$b$#ref!:$h$#ref!"/>
        <table:named-expression table:name="ADM_36" table:base-cell-address="$Manage_Views.$G$49" table:expression="$manage_action.$b$#ref!:$h$#ref!"/>
        <table:named-expression table:name="ADM_37" table:base-cell-address="$Manage_Views.$G$52" table:expression="$manage_action.$b$#ref!:$h$#ref!"/>
        <table:named-expression table:name="ADM_38" table:base-cell-address="$Manage_Views.$G$54" table:expression="$manage_action.$b$#ref!:$h$#ref!"/>
        <table:named-expression table:name="ADM_39" table:base-cell-address="$Manage_Views.$G$73" table:expression="$manage_action.$b$#ref!:$h$#ref!"/>
        <table:named-expression table:name="ADM_40" table:base-cell-address="$Manage_Views.$G$75" table:expression="$manage_action.$b$#ref!:$h$#ref!"/>
        <table:named-expression table:name="ADM_41" table:base-cell-address="$Manage_Views.$G$77" table:expression="$manage_action.$b$#ref!:$h$#ref!"/>
        <table:named-expression table:name="ADM_42" table:base-cell-address="$Manage_Views.$G$97" table:expression="$manage_action.$b$#ref!:$h$#ref!"/>
        <table:named-expression table:name="ADM_43" table:base-cell-address="$Manage_Views.$G$99" table:expression="$manage_action.$b$#ref!:$h$#ref!"/>
        <table:named-range table:name="ADM_44" table:base-cell-address="$Manage_Views.$G$101" table:cell-range-address="$Manage_Action.$B$7:.$H$23"/>
      </table:named-expressions>
      <table:database-ranges>
        <table:database-range table:name="__Anonymous_Sheet_DB__12" table:target-range-address="Manage_Action.B1:Manage_Action.B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currency-style style:name="N2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29P0"/>
    </number:currency-style>
    <number:number-style style:name="N230">
      <number:text>12344.1</number:text>
    </number:number-style>
    <number:number-style style:name="N231">
      <number:text>2</number:text>
      <number:number number:decimal-places="1" number:min-integer-digits="0"/>
    </number:number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4">06/04/2012</text:date>, <text:time>09:3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Tuan Nguyen</meta:initial-creator>
    <meta:creation-date>2008-10-28T10:56:09</meta:creation-date>
    <dc:date>2012-06-04T09:32:14</dc:date>
    <dc:language>en-US</dc:language>
    <meta:editing-cycles>437</meta:editing-cycles>
    <meta:editing-duration>PT93H01M08S</meta:editing-duration>
    <dc:creator>exoplatform </dc:creator>
    <meta:document-statistic meta:table-count="15" meta:cell-count="6894" meta:object-count="1"/>
    <meta:user-defined meta:name="Info 1"/>
    <meta:user-defined meta:name="Info 2"/>
    <meta:user-defined meta:name="Info 3"/>
    <meta:user-defined meta:name="Info 4"/>
  </office:meta>
</office:document-meta>
</file>